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88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6.481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373cm"/>
    </style:style>
    <style:style style:name="co10" style:family="table-column">
      <style:table-column-properties fo:break-before="auto" style:column-width="3.59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Media Angoli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Media di angoli 0-360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>
            <text:p>Angolo</text:p>
          </table:table-cell>
          <table:table-cell table:style-name="ce1" office:value-type="string">
            <text:p>Radianti</text:p>
          </table:table-cell>
          <table:table-cell table:style-name="ce1" office:value-type="string">
            <text:p>Seno</text:p>
          </table:table-cell>
          <table:table-cell table:style-name="ce1" office:value-type="string">
            <text:p>Coseno</text:p>
          </table:table-cell>
          <table:table-cell table:style-name="ce3"/>
          <table:table-cell table:style-name="ce1" office:value-type="string">
            <text:p>Media seni</text:p>
          </table:table-cell>
          <table:table-cell table:style-name="ce1" office:value-type="string">
            <text:p>Media coseni</text:p>
          </table:table-cell>
          <table:table-cell table:style-name="ce1" office:value-type="string">
            <text:p>Arcotangente 2</text:p>
          </table:table-cell>
          <table:table-cell table:style-name="ce1" office:value-type="string">
            <text:p>Angolo media(gradi)</text:p>
          </table:table-cell>
          <table:table-cell table:style-name="ce1" office:value-type="string">
            <text:p>Normalizzato(gradi)</text:p>
          </table:table-cell>
        </table:table-row>
        <table:table-row table:style-name="ro1">
          <table:table-cell table:style-name="ce1" office:value-type="float" office:value="340">
            <text:p>340</text:p>
          </table:table-cell>
          <table:table-cell table:style-name="ce1" table:formula="of:=RADIANS([.A5])" office:value-type="float" office:value="5.93411945678072">
            <text:p>5,9341194568</text:p>
          </table:table-cell>
          <table:table-cell table:style-name="ce1" table:formula="of:=SIN([.B5])" office:value-type="float" office:value="-0.342020143325669">
            <text:p>-0,3420201433</text:p>
          </table:table-cell>
          <table:table-cell table:style-name="ce1" table:formula="of:=COS([.B5])" office:value-type="float" office:value="0.939692620785908">
            <text:p>0,9396926208</text:p>
          </table:table-cell>
          <table:table-cell table:style-name="ce3"/>
          <table:table-cell table:style-name="ce1" table:formula="of:=AVERAGE([.C5:.C8])" office:value-type="float" office:value="-0.0558094485244748">
            <text:p>-0,0558094485</text:p>
          </table:table-cell>
          <table:table-cell table:style-name="ce1" table:formula="of:=AVERAGE([.D5:.D8])" office:value-type="float" office:value="0.786357421172699">
            <text:p>0,7863574212</text:p>
          </table:table-cell>
          <table:table-cell table:style-name="ce1" table:formula="of:=ATAN2([.G5];[.F5])" office:value-type="float" office:value="-0.070853309678656">
            <text:p>-0,0708533097</text:p>
          </table:table-cell>
          <table:table-cell table:style-name="ce1" table:formula="of:=DEGREES([.H5])" office:value-type="float" office:value="-4.05959560912042">
            <text:p>-4,0595956091</text:p>
          </table:table-cell>
          <table:table-cell table:style-name="ce1" table:formula="of:=IF([.I5]&lt;0;[.I5]+360;[.I5])" office:value-type="float" office:value="355.94040439088">
            <text:p>355,9404043909</text:p>
          </table:table-cell>
        </table:table-row>
        <table:table-row table:style-name="ro1">
          <table:table-cell table:style-name="ce1" office:value-type="float" office:value="300">
            <text:p>300</text:p>
          </table:table-cell>
          <table:table-cell table:style-name="ce1" table:formula="of:=RADIANS([.A6])" office:value-type="float" office:value="5.23598775598299">
            <text:p>5,235987756</text:p>
          </table:table-cell>
          <table:table-cell table:style-name="ce1" table:formula="of:=SIN([.B6])" office:value-type="float" office:value="-0.866025403784439">
            <text:p>-0,8660254038</text:p>
          </table:table-cell>
          <table:table-cell table:style-name="ce1" table:formula="of:=COS([.B6])" office:value-type="float" office:value="0.5">
            <text:p>0,5</text:p>
          </table:table-cell>
          <table:table-cell table:style-name="ce3" table:number-columns-repeated="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table:formula="of:=RADIANS([.A7])" office:value-type="float" office:value="0.349065850398866">
            <text:p>0,3490658504</text:p>
          </table:table-cell>
          <table:table-cell table:style-name="ce1" table:formula="of:=SIN([.B7])" office:value-type="float" office:value="0.342020143325669">
            <text:p>0,3420201433</text:p>
          </table:table-cell>
          <table:table-cell table:style-name="ce1" table:formula="of:=COS([.B7])" office:value-type="float" office:value="0.939692620785908">
            <text:p>0,9396926208</text:p>
          </table:table-cell>
          <table:table-cell table:style-name="ce3" table:number-columns-repeated="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table:formula="of:=RADIANS([.A8])" office:value-type="float" office:value="0.698131700797732">
            <text:p>0,6981317008</text:p>
          </table:table-cell>
          <table:table-cell table:style-name="ce1" table:formula="of:=SIN([.B8])" office:value-type="float" office:value="0.642787609686539">
            <text:p>0,6427876097</text:p>
          </table:table-cell>
          <table:table-cell table:style-name="ce1" table:formula="of:=COS([.B8])" office:value-type="float" office:value="0.766044443118978">
            <text:p>0,7660444431</text:p>
          </table:table-cell>
          <table:table-cell table:style-name="ce3"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" office:value-type="string">
            <text:p>RADIANTI(...)</text:p>
          </table:table-cell>
          <table:table-cell table:style-name="ce2" office:value-type="string">
            <text:p>SEN(...)</text:p>
          </table:table-cell>
          <table:table-cell table:style-name="ce2" office:value-type="string">
            <text:p>COS(...)</text:p>
          </table:table-cell>
          <table:table-cell table:style-name="ce2"/>
          <table:table-cell table:number-columns-repeated="2" table:style-name="ce2" office:value-type="string">
            <text:p>MEDIA(...:...)</text:p>
          </table:table-cell>
          <table:table-cell table:style-name="ce2" office:value-type="string">
            <text:p>ARCTAN.2(MEDIA COS;MEDIA SEN)</text:p>
          </table:table-cell>
          <table:table-cell table:style-name="ce2" office:value-type="string">
            <text:p>GRADI(ARCTAN.2)</text:p>
          </table:table-cell>
          <table:table-cell table:style-name="ce2" office:value-type="string">
            <text:p>SE(I5&lt;0;I5+360;I5)</text:p>
          </table:table-cell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inMax" table:style-name="ta1">
        <table:table-column table:style-name="co3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Gradi</text:p>
          </table:table-cell>
          <table:table-cell table:style-name="ce4" office:value-type="string">
            <text:p>Radianti</text:p>
          </table:table-cell>
          <table:table-cell office:value-type="string">
            <text:p>seno</text:p>
          </table:table-cell>
          <table:table-cell office:value-type="string">
            <text:p>Coseno</text:p>
          </table:table-cell>
          <table:table-cell office:value-type="string">
            <text:p>Tangente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style-name="ce4" table:formula="of:=(3.14*[.A2])/180" office:value-type="float" office:value="6.24511111111111">
            <text:p>6,2451111111</text:p>
          </table:table-cell>
          <table:table-cell table:formula="of:=SIN([.B2])" office:value-type="float" office:value="-0.0380649977276571">
            <text:p>-0,0380649977</text:p>
          </table:table-cell>
          <table:table-cell table:formula="of:=COS([.B2])" office:value-type="float" office:value="0.999275265353843">
            <text:p>0,9992752654</text:p>
          </table:table-cell>
          <table:table-cell table:formula="of:=TAN([.B2])" office:value-type="float" office:value="-0.0380926047580876">
            <text:p>-0,0380926048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style-name="ce4" table:formula="of:=(3.14*[.A3])/180" office:value-type="float" office:value="6.26255555555556">
            <text:p>6,2625555556</text:p>
          </table:table-cell>
          <table:table-cell table:formula="of:=SIN([.B3])" office:value-type="float" office:value="-0.0206282883640144">
            <text:p>-0,0206282884</text:p>
          </table:table-cell>
          <table:table-cell table:formula="of:=COS([.B3])" office:value-type="float" office:value="0.999787214220692">
            <text:p>0,9997872142</text:p>
          </table:table-cell>
          <table:table-cell table:formula="of:=TAN([.B3])" office:value-type="float" office:value="-0.0206326787046317">
            <text:p>-0,020632678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(3.14*[.A4])/180" office:value-type="float" office:value="0">
            <text:p>0</text:p>
          </table:table-cell>
          <table:table-cell table:formula="of:=SIN([.B4])" office:value-type="float" office:value="0">
            <text:p>0</text:p>
          </table:table-cell>
          <table:table-cell table:formula="of:=COS([.B4])" office:value-type="float" office:value="1">
            <text:p>1</text:p>
          </table:table-cell>
          <table:table-cell table:formula="of:=TAN([.B4]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4" table:formula="of:=(3.14*[.A5])/180" office:value-type="float" office:value="0.0174444444444444">
            <text:p>0,0174444444</text:p>
          </table:table-cell>
          <table:table-cell table:formula="of:=SIN([.B5])" office:value-type="float" office:value="0.0174435597087064">
            <text:p>0,0174435597</text:p>
          </table:table-cell>
          <table:table-cell table:formula="of:=COS([.B5])" office:value-type="float" office:value="0.999847849537463">
            <text:p>0,9998478495</text:p>
          </table:table-cell>
          <table:table-cell table:formula="of:=TAN([.B5])" office:value-type="float" office:value="0.0174462141582601">
            <text:p>0,017446214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4" table:formula="of:=(3.14*[.A6])/180" office:value-type="float" office:value="0.0348888888888889">
            <text:p>0,0348888889</text:p>
          </table:table-cell>
          <table:table-cell table:formula="of:=SIN([.B6])" office:value-type="float" office:value="0.0348818113260568">
            <text:p>0,0348818113</text:p>
          </table:table-cell>
          <table:table-cell table:formula="of:=COS([.B6])" office:value-type="float" office:value="0.999391444449378">
            <text:p>0,9993914444</text:p>
          </table:table-cell>
          <table:table-cell table:formula="of:=TAN([.B6])" office:value-type="float" office:value="0.0349030517719463">
            <text:p>0,034903051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table:formula="of:=(3.14*[.A7])/180" office:value-type="float" office:value="0.0523333333333333">
            <text:p>0,0523333333</text:p>
          </table:table-cell>
          <table:table-cell table:formula="of:=SIN([.B7])" office:value-type="float" office:value="0.0523094483759524">
            <text:p>0,0523094484</text:p>
          </table:table-cell>
          <table:table-cell table:formula="of:=COS([.B7])" office:value-type="float" office:value="0.998630923620235">
            <text:p>0,9986309236</text:p>
          </table:table-cell>
          <table:table-cell table:formula="of:=TAN([.B7])" office:value-type="float" office:value="0.0523811621878484">
            <text:p>0,052381162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4" table:formula="of:=(3.14*[.A8])/180" office:value-type="float" office:value="0.0697777777777778">
            <text:p>0,0697777778</text:p>
          </table:table-cell>
          <table:table-cell table:formula="of:=SIN([.B8])" office:value-type="float" office:value="0.0697211676123171">
            <text:p>0,0697211676</text:p>
          </table:table-cell>
          <table:table-cell table:formula="of:=COS([.B8])" office:value-type="float" office:value="0.997566518477227">
            <text:p>0,9975665185</text:p>
          </table:table-cell>
          <table:table-cell table:formula="of:=TAN([.B8])" office:value-type="float" office:value="0.0698912466696914">
            <text:p>0,069891246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4" table:formula="of:=(3.14*[.A9])/180" office:value-type="float" office:value="0.0872222222222222">
            <text:p>0,0872222222</text:p>
          </table:table-cell>
          <table:table-cell table:formula="of:=SIN([.B9])" office:value-type="float" office:value="0.0871116706328801">
            <text:p>0,0871116706</text:p>
          </table:table-cell>
          <table:table-cell table:formula="of:=COS([.B9])" office:value-type="float" office:value="0.996198552919823">
            <text:p>0,9961985529</text:p>
          </table:table-cell>
          <table:table-cell table:formula="of:=TAN([.B9])" office:value-type="float" office:value="0.0874440846933163">
            <text:p>0,087444084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4" table:formula="of:=(3.14*[.A10])/180" office:value-type="float" office:value="0.104666666666667">
            <text:p>0,1046666667</text:p>
          </table:table-cell>
          <table:table-cell table:formula="of:=SIN([.B10])" office:value-type="float" office:value="0.104475665491485">
            <text:p>0,1044756655</text:p>
          </table:table-cell>
          <table:table-cell table:formula="of:=COS([.B10])" office:value-type="float" office:value="0.994527443221207">
            <text:p>0,9945274432</text:p>
          </table:table-cell>
          <table:table-cell table:formula="of:=TAN([.B10])" office:value-type="float" office:value="0.105050560649282">
            <text:p>0,105050560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4" table:formula="of:=(3.14*[.A11])/180" office:value-type="float" office:value="0.122111111111111">
            <text:p>0,1221111111</text:p>
          </table:table-cell>
          <table:table-cell table:formula="of:=SIN([.B11])" office:value-type="float" office:value="0.121807868308433">
            <text:p>0,1218078683</text:p>
          </table:table-cell>
          <table:table-cell table:formula="of:=COS([.B11])" office:value-type="float" office:value="0.992553697901607">
            <text:p>0,9925536979</text:p>
          </table:table-cell>
          <table:table-cell table:formula="of:=TAN([.B11])" office:value-type="float" office:value="0.122721691094347">
            <text:p>0,122721691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4" table:formula="of:=(3.14*[.A12])/180" office:value-type="float" office:value="0.139555555555556">
            <text:p>0,1395555556</text:p>
          </table:table-cell>
          <table:table-cell table:formula="of:=SIN([.B12])" office:value-type="float" office:value="0.139103004878373">
            <text:p>0,1391030049</text:p>
          </table:table-cell>
          <table:table-cell table:formula="of:=COS([.B12])" office:value-type="float" office:value="0.99027791757355">
            <text:p>0,9902779176</text:p>
          </table:table-cell>
          <table:table-cell table:formula="of:=TAN([.B12])" office:value-type="float" office:value="0.140468652698237">
            <text:p>0,140468652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4" table:formula="of:=(3.14*[.A13])/180" office:value-type="float" office:value="0.157">
            <text:p>0,157</text:p>
          </table:table-cell>
          <table:table-cell table:formula="of:=SIN([.B13])" office:value-type="float" office:value="0.156355812275248">
            <text:p>0,1563558123</text:p>
          </table:table-cell>
          <table:table-cell table:formula="of:=COS([.B13])" office:value-type="float" office:value="0.987700794759095">
            <text:p>0,9877007948</text:p>
          </table:table-cell>
          <table:table-cell table:formula="of:=TAN([.B13])" office:value-type="float" office:value="0.158302811038422">
            <text:p>0,1583028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4" table:formula="of:=(3.14*[.A14])/180" office:value-type="float" office:value="0.174444444444444">
            <text:p>0,1744444444</text:p>
          </table:table-cell>
          <table:table-cell table:formula="of:=SIN([.B14])" office:value-type="float" office:value="0.173561040453807">
            <text:p>0,1735610405</text:p>
          </table:table-cell>
          <table:table-cell table:formula="of:=COS([.B14])" office:value-type="float" office:value="0.984823113679097">
            <text:p>0,9848231137</text:p>
          </table:table-cell>
          <table:table-cell table:formula="of:=TAN([.B14])" office:value-type="float" office:value="0.176235750403358">
            <text:p>0,176235750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4" table:formula="of:=(3.14*[.A15])/180" office:value-type="float" office:value="0.191888888888889">
            <text:p>0,1918888889</text:p>
          </table:table-cell>
          <table:table-cell table:formula="of:=SIN([.B15])" office:value-type="float" office:value="0.190713453847199">
            <text:p>0,1907134538</text:p>
          </table:table-cell>
          <table:table-cell table:formula="of:=COS([.B15])" office:value-type="float" office:value="0.981645750014572">
            <text:p>0,98164575</text:p>
          </table:table-cell>
          <table:table-cell table:formula="of:=TAN([.B15])" office:value-type="float" office:value="0.194279304774016">
            <text:p>0,19427930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4" table:formula="of:=(3.14*[.A16])/180" office:value-type="float" office:value="0.209333333333333">
            <text:p>0,2093333333</text:p>
          </table:table-cell>
          <table:table-cell table:formula="of:=SIN([.B16])" office:value-type="float" office:value="0.207807832960161">
            <text:p>0,207807833</text:p>
          </table:table-cell>
          <table:table-cell table:formula="of:=COS([.B16])" office:value-type="float" office:value="0.978169670640223">
            <text:p>0,9781696706</text:p>
          </table:table-cell>
          <table:table-cell table:formula="of:=TAN([.B16])" office:value-type="float" office:value="0.212445590164484">
            <text:p>0,212445590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4" table:formula="of:=(3.14*[.A17])/180" office:value-type="float" office:value="0.226777777777778">
            <text:p>0,2267777778</text:p>
          </table:table-cell>
          <table:table-cell table:formula="of:=SIN([.B17])" office:value-type="float" office:value="0.224838975957315">
            <text:p>0,224838976</text:p>
          </table:table-cell>
          <table:table-cell table:formula="of:=COS([.B17])" office:value-type="float" office:value="0.974395933330218">
            <text:p>0,9743959333</text:p>
          </table:table-cell>
          <table:table-cell table:formula="of:=TAN([.B17])" office:value-type="float" office:value="0.230747038515316">
            <text:p>0,230747038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4" table:formula="of:=(3.14*[.A18])/180" office:value-type="float" office:value="0.244222222222222">
            <text:p>0,2442222222</text:p>
          </table:table-cell>
          <table:table-cell table:formula="of:=SIN([.B18])" office:value-type="float" office:value="0.241801700246093">
            <text:p>0,2418017002</text:p>
          </table:table-cell>
          <table:table-cell table:formula="of:=COS([.B18])" office:value-type="float" office:value="0.970325686436311">
            <text:p>0,9703256864</text:p>
          </table:table-cell>
          <table:table-cell table:formula="of:=TAN([.B18])" office:value-type="float" office:value="0.249196433348221">
            <text:p>0,249196433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4" table:formula="of:=(3.14*[.A19])/180" office:value-type="float" office:value="0.261666666666667">
            <text:p>0,2616666667</text:p>
          </table:table-cell>
          <table:table-cell table:formula="of:=SIN([.B19])" office:value-type="float" office:value="0.258690844053802">
            <text:p>0,2586908441</text:p>
          </table:table-cell>
          <table:table-cell table:formula="of:=COS([.B19])" office:value-type="float" office:value="0.965960168538399">
            <text:p>0,9659601685</text:p>
          </table:table-cell>
          <table:table-cell table:formula="of:=TAN([.B19])" office:value-type="float" office:value="0.26780694740781">
            <text:p>0,267806947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4" table:formula="of:=(3.14*[.A20])/180" office:value-type="float" office:value="0.279111111111111">
            <text:p>0,2791111111</text:p>
          </table:table-cell>
          <table:table-cell table:formula="of:=SIN([.B20])" office:value-type="float" office:value="0.275501267998357">
            <text:p>0,275501268</text:p>
          </table:table-cell>
          <table:table-cell table:formula="of:=COS([.B20])" office:value-type="float" office:value="0.961300708067615">
            <text:p>0,9613007081</text:p>
          </table:table-cell>
          <table:table-cell table:formula="of:=TAN([.B20])" office:value-type="float" office:value="0.286592182535851">
            <text:p>0,286592182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4" table:formula="of:=(3.14*[.A21])/180" office:value-type="float" office:value="0.296555555555556">
            <text:p>0,2965555556</text:p>
          </table:table-cell>
          <table:table-cell table:formula="of:=SIN([.B21])" office:value-type="float" office:value="0.2922278566522">
            <text:p>0,2922278567</text:p>
          </table:table-cell>
          <table:table-cell table:formula="of:=COS([.B21])" office:value-type="float" office:value="0.956348722902091">
            <text:p>0,9563487229</text:p>
          </table:table-cell>
          <table:table-cell table:formula="of:=TAN([.B21])" office:value-type="float" office:value="0.305566212045978">
            <text:p>0,3055662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4" table:formula="of:=(3.14*[.A22])/180" office:value-type="float" office:value="0.314">
            <text:p>0,314</text:p>
          </table:table-cell>
          <table:table-cell table:formula="of:=SIN([.B22])" office:value-type="float" office:value="0.308865520098932">
            <text:p>0,3088655201</text:p>
          </table:table-cell>
          <table:table-cell table:formula="of:=COS([.B22])" office:value-type="float" office:value="0.951105719935495">
            <text:p>0,9511057199</text:p>
          </table:table-cell>
          <table:table-cell table:formula="of:=TAN([.B22])" office:value-type="float" office:value="0.324743625892482">
            <text:p>0,324743625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4" table:formula="of:=(3.14*[.A23])/180" office:value-type="float" office:value="0.331444444444444">
            <text:p>0,3314444444</text:p>
          </table:table-cell>
          <table:table-cell table:formula="of:=SIN([.B23])" office:value-type="float" office:value="0.325409195482174">
            <text:p>0,3254091955</text:p>
          </table:table-cell>
          <table:table-cell table:formula="of:=COS([.B23])" office:value-type="float" office:value="0.945573294618479">
            <text:p>0,9455732946</text:p>
          </table:table-cell>
          <table:table-cell table:formula="of:=TAN([.B23])" office:value-type="float" office:value="0.344139578956141">
            <text:p>0,34413957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4" table:formula="of:=(3.14*[.A24])/180" office:value-type="float" office:value="0.348888888888889">
            <text:p>0,3488888889</text:p>
          </table:table-cell>
          <table:table-cell table:formula="of:=SIN([.B24])" office:value-type="float" office:value="0.341853848546203">
            <text:p>0,3418538485</text:p>
          </table:table-cell>
          <table:table-cell table:formula="of:=COS([.B24])" office:value-type="float" office:value="0.939753130473184">
            <text:p>0,9397531305</text:p>
          </table:table-cell>
          <table:table-cell table:formula="of:=TAN([.B24])" office:value-type="float" office:value="0.363769842803368">
            <text:p>0,363769842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4" table:formula="of:=(3.14*[.A25])/180" office:value-type="float" office:value="0.366333333333333">
            <text:p>0,3663333333</text:p>
          </table:table-cell>
          <table:table-cell table:formula="of:=SIN([.B25])" office:value-type="float" office:value="0.35819447516788">
            <text:p>0,3581944752</text:p>
          </table:table-cell>
          <table:table-cell table:formula="of:=COS([.B25])" office:value-type="float" office:value="0.933646998580945">
            <text:p>0,9336469986</text:p>
          </table:table-cell>
          <table:table-cell table:formula="of:=TAN([.B25])" office:value-type="float" office:value="0.383650861313003">
            <text:p>0,383650861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4" table:formula="of:=(3.14*[.A26])/180" office:value-type="float" office:value="0.383777777777778">
            <text:p>0,3837777778</text:p>
          </table:table-cell>
          <table:table-cell table:formula="of:=SIN([.B26])" office:value-type="float" office:value="0.374426102879406">
            <text:p>0,3744261029</text:p>
          </table:table-cell>
          <table:table-cell table:formula="of:=COS([.B26])" office:value-type="float" office:value="0.927256757043345">
            <text:p>0,927256757</text:p>
          </table:table-cell>
          <table:table-cell table:formula="of:=TAN([.B26])" office:value-type="float" office:value="0.40379981060834">
            <text:p>0,403799810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4" table:formula="of:=(3.14*[.A27])/180" office:value-type="float" office:value="0.401222222222222">
            <text:p>0,4012222222</text:p>
          </table:table-cell>
          <table:table-cell table:formula="of:=SIN([.B27])" office:value-type="float" office:value="0.390543792381454">
            <text:p>0,3905437924</text:p>
          </table:table-cell>
          <table:table-cell table:formula="of:=COS([.B27])" office:value-type="float" office:value="0.920584350416795">
            <text:p>0,9205843504</text:p>
          </table:table-cell>
          <table:table-cell table:formula="of:=TAN([.B27])" office:value-type="float" office:value="0.424234663781363">
            <text:p>0,424234663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4" table:formula="of:=(3.14*[.A28])/180" office:value-type="float" office:value="0.418666666666667">
            <text:p>0,4186666667</text:p>
          </table:table-cell>
          <table:table-cell table:formula="of:=SIN([.B28])" office:value-type="float" office:value="0.406542639046198">
            <text:p>0,406542639</text:p>
          </table:table-cell>
          <table:table-cell table:formula="of:=COS([.B28])" office:value-type="float" office:value="0.913631809120804">
            <text:p>0,9136318091</text:p>
          </table:table-cell>
          <table:table-cell table:formula="of:=TAN([.B28])" office:value-type="float" office:value="0.44497426095247">
            <text:p>0,44497426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4" table:formula="of:=(3.14*[.A29])/180" office:value-type="float" office:value="0.436111111111111">
            <text:p>0,4361111111</text:p>
          </table:table-cell>
          <table:table-cell table:formula="of:=SIN([.B29])" office:value-type="float" office:value="0.422417774409798">
            <text:p>0,4224177744</text:p>
          </table:table-cell>
          <table:table-cell table:formula="of:=COS([.B29])" office:value-type="float" office:value="0.90640124882012">
            <text:p>0,9064012488</text:p>
          </table:table-cell>
          <table:table-cell table:formula="of:=TAN([.B29])" office:value-type="float" office:value="0.466038385273263">
            <text:p>0,466038385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4" table:formula="of:=(3.14*[.A30])/180" office:value-type="float" office:value="0.453555555555556">
            <text:p>0,4535555556</text:p>
          </table:table-cell>
          <table:table-cell table:formula="of:=SIN([.B30])" office:value-type="float" office:value="0.438164367653877">
            <text:p>0,4381643677</text:p>
          </table:table-cell>
          <table:table-cell table:formula="of:=COS([.B30])" office:value-type="float" office:value="0.898894869780932">
            <text:p>0,8988948698</text:p>
          </table:table-cell>
          <table:table-cell table:formula="of:=TAN([.B30])" office:value-type="float" office:value="0.487447845553576">
            <text:p>0,487447845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4" table:formula="of:=(3.14*[.A31])/180" office:value-type="float" office:value="0.471">
            <text:p>0,471</text:p>
          </table:table-cell>
          <table:table-cell table:formula="of:=SIN([.B31])" office:value-type="float" office:value="0.453777627075545">
            <text:p>0,4537776271</text:p>
          </table:table-cell>
          <table:table-cell table:formula="of:=COS([.B31])" office:value-type="float" office:value="0.891114956201324">
            <text:p>0,8911149562</text:p>
          </table:table-cell>
          <table:table-cell table:formula="of:=TAN([.B31])" office:value-type="float" office:value="0.509224566278098">
            <text:p>0,509224566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4" table:formula="of:=(3.14*[.A32])/180" office:value-type="float" office:value="0.488444444444444">
            <text:p>0,4884444444</text:p>
          </table:table-cell>
          <table:table-cell table:formula="of:=SIN([.B32])" office:value-type="float" office:value="0.469252801545516">
            <text:p>0,4692528015</text:p>
          </table:table-cell>
          <table:table-cell table:formula="of:=COS([.B32])" office:value-type="float" office:value="0.883063875516197">
            <text:p>0,8830638755</text:p>
          </table:table-cell>
          <table:table-cell table:formula="of:=TAN([.B32])" office:value-type="float" office:value="0.531391685874607">
            <text:p>0,531391685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4" table:formula="of:=(3.14*[.A33])/180" office:value-type="float" office:value="0.505888888888889">
            <text:p>0,5058888889</text:p>
          </table:table-cell>
          <table:table-cell table:formula="of:=SIN([.B33])" office:value-type="float" office:value="0.484585181953882">
            <text:p>0,484585182</text:p>
          </table:table-cell>
          <table:table-cell table:formula="of:=COS([.B33])" office:value-type="float" office:value="0.87474407767685">
            <text:p>0,8747440777</text:p>
          </table:table-cell>
          <table:table-cell table:formula="of:=TAN([.B33])" office:value-type="float" office:value="0.553973664206845">
            <text:p>0,553973664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4" table:formula="of:=(3.14*[.A34])/180" office:value-type="float" office:value="0.523333333333333">
            <text:p>0,5233333333</text:p>
          </table:table-cell>
          <table:table-cell table:formula="of:=SIN([.B34])" office:value-type="float" office:value="0.499770102643102">
            <text:p>0,4997701026</text:p>
          </table:table-cell>
          <table:table-cell table:formula="of:=COS([.B34])" office:value-type="float" office:value="0.866158094405463">
            <text:p>0,8661580944</text:p>
          </table:table-cell>
          <table:table-cell table:formula="of:=TAN([.B34])" office:value-type="float" office:value="0.576996400392873">
            <text:p>0,576996400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4" table:formula="of:=(3.14*[.A35])/180" office:value-type="float" office:value="0.540777777777778">
            <text:p>0,5407777778</text:p>
          </table:table-cell>
          <table:table-cell table:formula="of:=SIN([.B35])" office:value-type="float" office:value="0.514802942827764">
            <text:p>0,5148029428</text:p>
          </table:table-cell>
          <table:table-cell table:formula="of:=COS([.B35])" office:value-type="float" office:value="0.857308538424688">
            <text:p>0,8573085384</text:p>
          </table:table-cell>
          <table:table-cell table:formula="of:=TAN([.B35])" office:value-type="float" office:value="0.600487362197184">
            <text:p>0,600487362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4" table:formula="of:=(3.14*[.A36])/180" office:value-type="float" office:value="0.558222222222222">
            <text:p>0,5582222222</text:p>
          </table:table-cell>
          <table:table-cell table:formula="of:=SIN([.B36])" office:value-type="float" office:value="0.529679128000692">
            <text:p>0,529679128</text:p>
          </table:table-cell>
          <table:table-cell table:formula="of:=COS([.B36])" office:value-type="float" office:value="0.848198102662595">
            <text:p>0,8481981027</text:p>
          </table:table-cell>
          <table:table-cell table:formula="of:=TAN([.B36])" office:value-type="float" office:value="0.624475728415291">
            <text:p>0,624475728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4" table:formula="of:=(3.14*[.A37])/180" office:value-type="float" office:value="0.575666666666667">
            <text:p>0,5756666667</text:p>
          </table:table-cell>
          <table:table-cell table:formula="of:=SIN([.B37])" office:value-type="float" office:value="0.544394131324977">
            <text:p>0,5443941313</text:p>
          </table:table-cell>
          <table:table-cell table:formula="of:=COS([.B37])" office:value-type="float" office:value="0.838829559433216">
            <text:p>0,8388295594</text:p>
          </table:table-cell>
          <table:table-cell table:formula="of:=TAN([.B37])" office:value-type="float" office:value="0.648992545866904">
            <text:p>0,648992545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4" table:formula="of:=(3.14*[.A38])/180" office:value-type="float" office:value="0.593111111111111">
            <text:p>0,5931111111</text:p>
          </table:table-cell>
          <table:table-cell table:formula="of:=SIN([.B38])" office:value-type="float" office:value="0.558943475011494">
            <text:p>0,558943475</text:p>
          </table:table-cell>
          <table:table-cell table:formula="of:=COS([.B38])" office:value-type="float" office:value="0.829205759592922">
            <text:p>0,8292057596</text:p>
          </table:table-cell>
          <table:table-cell table:formula="of:=TAN([.B38])" office:value-type="float" office:value="0.674070902843094">
            <text:p>0,674070902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4" table:formula="of:=(3.14*[.A39])/180" office:value-type="float" office:value="0.610555555555556">
            <text:p>0,6105555556</text:p>
          </table:table-cell>
          <table:table-cell table:formula="of:=SIN([.B39])" office:value-type="float" office:value="0.573322731681502">
            <text:p>0,5733227317</text:p>
          </table:table-cell>
          <table:table-cell table:formula="of:=COS([.B39])" office:value-type="float" office:value="0.819329631672907">
            <text:p>0,8193296317</text:p>
          </table:table-cell>
          <table:table-cell table:formula="of:=TAN([.B39])" office:value-type="float" office:value="0.699746121119642">
            <text:p>0,699746121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4" table:formula="of:=(3.14*[.A40])/180" office:value-type="float" office:value="0.628">
            <text:p>0,628</text:p>
          </table:table-cell>
          <table:table-cell table:formula="of:=SIN([.B40])" office:value-type="float" office:value="0.587527525713892">
            <text:p>0,5875275257</text:p>
          </table:table-cell>
          <table:table-cell table:formula="of:=COS([.B40])" office:value-type="float" office:value="0.809204180988032">
            <text:p>0,809204181</text:p>
          </table:table-cell>
          <table:table-cell table:formula="of:=TAN([.B40])" office:value-type="float" office:value="0.726055968960177">
            <text:p>0,72605596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4" table:formula="of:=(3.14*[.A41])/180" office:value-type="float" office:value="0.645444444444444">
            <text:p>0,6454444444</text:p>
          </table:table-cell>
          <table:table-cell table:formula="of:=SIN([.B41])" office:value-type="float" office:value="0.601553534576701">
            <text:p>0,6015535346</text:p>
          </table:table-cell>
          <table:table-cell table:formula="of:=COS([.B41])" office:value-type="float" office:value="0.798832488722309">
            <text:p>0,7988324887</text:p>
          </table:table-cell>
          <table:table-cell table:formula="of:=TAN([.B41])" office:value-type="float" office:value="0.753040897896947">
            <text:p>0,753040897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4" table:formula="of:=(3.14*[.A42])/180" office:value-type="float" office:value="0.662888888888889">
            <text:p>0,6628888889</text:p>
          </table:table-cell>
          <table:table-cell table:formula="of:=SIN([.B42])" office:value-type="float" office:value="0.615396490142456">
            <text:p>0,6153964901</text:p>
          </table:table-cell>
          <table:table-cell table:formula="of:=COS([.B42])" office:value-type="float" office:value="0.788217710991288">
            <text:p>0,788217711</text:p>
          </table:table-cell>
          <table:table-cell table:formula="of:=TAN([.B42])" office:value-type="float" office:value="0.780744306504498">
            <text:p>0,780744306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4" table:formula="of:=(3.14*[.A43])/180" office:value-type="float" office:value="0.680333333333333">
            <text:p>0,6803333333</text:p>
          </table:table-cell>
          <table:table-cell table:formula="of:=SIN([.B43])" office:value-type="float" office:value="0.629052179986974">
            <text:p>0,62905218</text:p>
          </table:table-cell>
          <table:table-cell table:formula="of:=COS([.B43])" office:value-type="float" office:value="0.777363077881653">
            <text:p>0,7773630779</text:p>
          </table:table-cell>
          <table:table-cell table:formula="of:=TAN([.B43])" office:value-type="float" office:value="0.80921283488427">
            <text:p>0,809212834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4" table:formula="of:=(3.14*[.A44])/180" office:value-type="float" office:value="0.697777777777778">
            <text:p>0,6977777778</text:p>
          </table:table-cell>
          <table:table-cell table:formula="of:=SIN([.B44])" office:value-type="float" office:value="0.642516448671201">
            <text:p>0,6425164487</text:p>
          </table:table-cell>
          <table:table-cell table:formula="of:=COS([.B44])" office:value-type="float" office:value="0.766271892468299">
            <text:p>0,7662718925</text:p>
          </table:table-cell>
          <table:table-cell table:formula="of:=TAN([.B44])" office:value-type="float" office:value="0.838496694171491">
            <text:p>0,838496694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4" table:formula="of:=(3.14*[.A45])/180" office:value-type="float" office:value="0.715222222222222">
            <text:p>0,7152222222</text:p>
          </table:table-cell>
          <table:table-cell table:formula="of:=SIN([.B45])" office:value-type="float" office:value="0.655785199005722">
            <text:p>0,655785199</text:p>
          </table:table-cell>
          <table:table-cell table:formula="of:=COS([.B45])" office:value-type="float" office:value="0.754947529809208">
            <text:p>0,7549475298</text:p>
          </table:table-cell>
          <table:table-cell table:formula="of:=TAN([.B45])" office:value-type="float" office:value="0.868650036077942">
            <text:p>0,868650036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4" table:formula="of:=(3.14*[.A46])/180" office:value-type="float" office:value="0.732666666666667">
            <text:p>0,7326666667</text:p>
          </table:table-cell>
          <table:table-cell table:formula="of:=SIN([.B46])" office:value-type="float" office:value="0.668854393297536">
            <text:p>0,6688543933</text:p>
          </table:table-cell>
          <table:table-cell table:formula="of:=COS([.B46])" office:value-type="float" office:value="0.743393435918414">
            <text:p>0,7433934359</text:p>
          </table:table-cell>
          <table:table-cell table:formula="of:=TAN([.B46])" office:value-type="float" office:value="0.899731368318055">
            <text:p>0,899731368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4" table:formula="of:=(3.14*[.A47])/180" office:value-type="float" office:value="0.750111111111111">
            <text:p>0,7501111111</text:p>
          </table:table-cell>
          <table:table-cell table:formula="of:=SIN([.B47])" office:value-type="float" office:value="0.681720054578728">
            <text:p>0,6817200546</text:p>
          </table:table-cell>
          <table:table-cell table:formula="of:=COS([.B47])" office:value-type="float" office:value="0.731613126717376">
            <text:p>0,7316131267</text:p>
          </table:table-cell>
          <table:table-cell table:formula="of:=TAN([.B47])" office:value-type="float" office:value="0.931804022759256">
            <text:p>0,931804022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4" table:formula="of:=(3.14*[.A48])/180" office:value-type="float" office:value="0.767555555555556">
            <text:p>0,7675555556</text:p>
          </table:table-cell>
          <table:table-cell table:formula="of:=SIN([.B48])" office:value-type="float" office:value="0.694378267816671">
            <text:p>0,6943782678</text:p>
          </table:table-cell>
          <table:table-cell table:formula="of:=COS([.B48])" office:value-type="float" office:value="0.719610186965081">
            <text:p>0,719610187</text:p>
          </table:table-cell>
          <table:table-cell table:formula="of:=TAN([.B48])" office:value-type="float" office:value="0.964936684325128">
            <text:p>0,964936684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4" table:formula="of:=(3.14*[.A49])/180" office:value-type="float" office:value="0.785">
            <text:p>0,785</text:p>
          </table:table-cell>
          <table:table-cell table:formula="of:=SIN([.B49])" office:value-type="float" office:value="0.706825181105366">
            <text:p>0,7068251811</text:p>
          </table:table-cell>
          <table:table-cell table:formula="of:=COS([.B49])" office:value-type="float" office:value="0.7073882691672">
            <text:p>0,7073882692</text:p>
          </table:table-cell>
          <table:table-cell table:formula="of:=TAN([.B49])" office:value-type="float" office:value="0.999203990105043">
            <text:p>0,999203990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4" table:formula="of:=(3.14*[.A50])/180" office:value-type="float" office:value="0.802444444444444">
            <text:p>0,8024444444</text:p>
          </table:table-cell>
          <table:table-cell table:formula="of:=SIN([.B50])" office:value-type="float" office:value="0.719057006837584">
            <text:p>0,7190570068</text:p>
          </table:table-cell>
          <table:table-cell table:formula="of:=COS([.B50])" office:value-type="float" office:value="0.694951092464624">
            <text:p>0,6949510925</text:p>
          </table:table-cell>
          <table:table-cell table:formula="of:=TAN([.B50])" office:value-type="float" office:value="1.03468720984015">
            <text:p>1,034687209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4" table:formula="of:=(3.14*[.A51])/180" office:value-type="float" office:value="0.819888888888889">
            <text:p>0,8198888889</text:p>
          </table:table-cell>
          <table:table-cell table:formula="of:=SIN([.B51])" office:value-type="float" office:value="0.731070022857441">
            <text:p>0,7310700229</text:p>
          </table:table-cell>
          <table:table-cell table:formula="of:=COS([.B51])" office:value-type="float" office:value="0.682302441501729">
            <text:p>0,6823024415</text:p>
          </table:table-cell>
          <table:table-cell table:formula="of:=TAN([.B51])" office:value-type="float" office:value="1.07147502103081">
            <text:p>1,07147502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4" table:formula="of:=(3.14*[.A52])/180" office:value-type="float" office:value="0.837333333333333">
            <text:p>0,8373333333</text:p>
          </table:table-cell>
          <table:table-cell table:formula="of:=SIN([.B52])" office:value-type="float" office:value="0.742860573593047">
            <text:p>0,7428605736</text:p>
          </table:table-cell>
          <table:table-cell table:formula="of:=COS([.B52])" office:value-type="float" office:value="0.669446165274706">
            <text:p>0,6694461653</text:p>
          </table:table-cell>
          <table:table-cell table:formula="of:=TAN([.B52])" office:value-type="float" office:value="1.10966439443001">
            <text:p>1,109664394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4" table:formula="of:=(3.14*[.A53])/180" office:value-type="float" office:value="0.854777777777778">
            <text:p>0,8547777778</text:p>
          </table:table-cell>
          <table:table-cell table:formula="of:=SIN([.B53])" office:value-type="float" office:value="0.754425071168908">
            <text:p>0,7544250712</text:p>
          </table:table-cell>
          <table:table-cell table:formula="of:=COS([.B53])" office:value-type="float" office:value="0.656386175960301">
            <text:p>0,656386176</text:p>
          </table:table-cell>
          <table:table-cell table:formula="of:=TAN([.B53])" office:value-type="float" office:value="1.14936160875901">
            <text:p>1,149361608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4" table:formula="of:=(3.14*[.A54])/180" office:value-type="float" office:value="0.872222222222222">
            <text:p>0,8722222222</text:p>
          </table:table-cell>
          <table:table-cell table:formula="of:=SIN([.B54])" office:value-type="float" office:value="0.765759996497713">
            <text:p>0,7657599965</text:p>
          </table:table-cell>
          <table:table-cell table:formula="of:=COS([.B54])" office:value-type="float" office:value="0.643126447725346">
            <text:p>0,6431264477</text:p>
          </table:table-cell>
          <table:table-cell table:formula="of:=TAN([.B54])" office:value-type="float" office:value="1.19068341724416">
            <text:p>1,190683417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4" table:formula="of:=(3.14*[.A55])/180" office:value-type="float" office:value="0.889666666666667">
            <text:p>0,8896666667</text:p>
          </table:table-cell>
          <table:table-cell table:formula="of:=SIN([.B55])" office:value-type="float" office:value="0.776861900351199">
            <text:p>0,7768619004</text:p>
          </table:table-cell>
          <table:table-cell table:formula="of:=COS([.B55])" office:value-type="float" office:value="0.629671015517408">
            <text:p>0,6296710155</text:p>
          </table:table-cell>
          <table:table-cell table:formula="of:=TAN([.B55])" office:value-type="float" office:value="1.23375839320291">
            <text:p>1,233758393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4" table:formula="of:=(3.14*[.A56])/180" office:value-type="float" office:value="0.907111111111111">
            <text:p>0,9071111111</text:p>
          </table:table-cell>
          <table:table-cell table:formula="of:=SIN([.B56])" office:value-type="float" office:value="0.787727404409753">
            <text:p>0,7877274044</text:p>
          </table:table-cell>
          <table:table-cell table:formula="of:=COS([.B56])" office:value-type="float" office:value="0.616023973836955">
            <text:p>0,6160239738</text:p>
          </table:table-cell>
          <table:table-cell table:formula="of:=TAN([.B56])" office:value-type="float" office:value="1.27872848763227">
            <text:p>1,278728487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4" table:formula="of:=(3.14*[.A57])/180" office:value-type="float" office:value="0.924555555555556">
            <text:p>0,9245555556</text:p>
          </table:table-cell>
          <table:table-cell table:formula="of:=SIN([.B57])" office:value-type="float" office:value="0.798353202290438">
            <text:p>0,7983532023</text:p>
          </table:table-cell>
          <table:table-cell table:formula="of:=COS([.B57])" office:value-type="float" office:value="0.602189475491396">
            <text:p>0,6021894755</text:p>
          </table:table-cell>
          <table:table-cell table:formula="of:=TAN([.B57])" office:value-type="float" office:value="1.3257508388684">
            <text:p>1,325750838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4" table:formula="of:=(3.14*[.A58])/180" office:value-type="float" office:value="0.942">
            <text:p>0,942</text:p>
          </table:table-cell>
          <table:table-cell table:formula="of:=SIN([.B58])" office:value-type="float" office:value="0.80873606055313">
            <text:p>0,8087360606</text:p>
          </table:table-cell>
          <table:table-cell table:formula="of:=COS([.B58])" office:value-type="float" office:value="0.588171730331375">
            <text:p>0,5881717303</text:p>
          </table:table-cell>
          <table:table-cell table:formula="of:=TAN([.B58])" office:value-type="float" office:value="1.37499988327812">
            <text:p>1,374999883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4" table:formula="of:=(3.14*[.A59])/180" office:value-type="float" office:value="0.959444444444445">
            <text:p>0,9594444444</text:p>
          </table:table-cell>
          <table:table-cell table:formula="of:=SIN([.B59])" office:value-type="float" office:value="0.818872819684455">
            <text:p>0,8188728197</text:p>
          </table:table-cell>
          <table:table-cell table:formula="of:=COS([.B59])" office:value-type="float" office:value="0.573975003969711">
            <text:p>0,573975004</text:p>
          </table:table-cell>
          <table:table-cell table:formula="of:=TAN([.B59])" office:value-type="float" office:value="1.42666982711963">
            <text:p>1,426669827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4" table:formula="of:=(3.14*[.A60])/180" office:value-type="float" office:value="0.976888888888889">
            <text:p>0,9768888889</text:p>
          </table:table-cell>
          <table:table-cell table:formula="of:=SIN([.B60])" office:value-type="float" office:value="0.828760395059232">
            <text:p>0,8287603951</text:p>
          </table:table-cell>
          <table:table-cell table:formula="of:=COS([.B60])" office:value-type="float" office:value="0.55960361648337">
            <text:p>0,5596036165</text:p>
          </table:table-cell>
          <table:table-cell table:formula="of:=TAN([.B60])" office:value-type="float" office:value="1.48097755383942">
            <text:p>1,480977553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4" table:formula="of:=(3.14*[.A61])/180" office:value-type="float" office:value="0.994333333333333">
            <text:p>0,9943333333</text:p>
          </table:table-cell>
          <table:table-cell table:formula="of:=SIN([.B61])" office:value-type="float" office:value="0.838395777879126">
            <text:p>0,8383957779</text:p>
          </table:table-cell>
          <table:table-cell table:formula="of:=COS([.B61])" office:value-type="float" office:value="0.545061941098858">
            <text:p>0,5450619411</text:p>
          </table:table-cell>
          <table:table-cell table:formula="of:=TAN([.B61])" office:value-type="float" office:value="1.53816605905175">
            <text:p>1,538166059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4" table:formula="of:=(3.14*[.A62])/180" office:value-type="float" office:value="1.01177777777778">
            <text:p>1,0117777778</text:p>
          </table:table-cell>
          <table:table-cell table:formula="of:=SIN([.B62])" office:value-type="float" office:value="0.847776036088234">
            <text:p>0,8477760361</text:p>
          </table:table-cell>
          <table:table-cell table:formula="of:=COS([.B62])" office:value-type="float" office:value="0.530354402861446">
            <text:p>0,5303544029</text:p>
          </table:table-cell>
          <table:table-cell table:formula="of:=TAN([.B62])" office:value-type="float" office:value="1.5985085284749">
            <text:p>1,598508528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4" table:formula="of:=(3.14*[.A63])/180" office:value-type="float" office:value="1.02922222222222">
            <text:p>1,0292222222</text:p>
          </table:table-cell>
          <table:table-cell table:formula="of:=SIN([.B63])" office:value-type="float" office:value="0.856898315265304">
            <text:p>0,8568983153</text:p>
          </table:table-cell>
          <table:table-cell table:formula="of:=COS([.B63])" office:value-type="float" office:value="0.515485477288627">
            <text:p>0,5154854773</text:p>
          </table:table-cell>
          <table:table-cell table:formula="of:=TAN([.B63])" office:value-type="float" office:value="1.66231320380247">
            <text:p>1,662313203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4" table:formula="of:=(3.14*[.A64])/180" office:value-type="float" office:value="1.04666666666667">
            <text:p>1,0466666667</text:p>
          </table:table-cell>
          <table:table-cell table:formula="of:=SIN([.B64])" office:value-type="float" office:value="0.865759839492344">
            <text:p>0,8657598395</text:p>
          </table:table-cell>
          <table:table-cell table:formula="of:=COS([.B64])" office:value-type="float" office:value="0.500459689008206">
            <text:p>0,500459689</text:p>
          </table:table-cell>
          <table:table-cell table:formula="of:=TAN([.B64])" office:value-type="float" office:value="1.72992922008979">
            <text:p>1,729929220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4" table:formula="of:=(3.14*[.A65])/180" office:value-type="float" office:value="1.06411111111111">
            <text:p>1,0641111111</text:p>
          </table:table-cell>
          <table:table-cell table:formula="of:=SIN([.B65])" office:value-type="float" office:value="0.874357912199335">
            <text:p>0,8743579122</text:p>
          </table:table-cell>
          <table:table-cell table:formula="of:=COS([.B65])" office:value-type="float" office:value="0.485281610381457">
            <text:p>0,4852816104</text:p>
          </table:table-cell>
          <table:table-cell table:formula="of:=TAN([.B65])" office:value-type="float" office:value="1.80175364879795">
            <text:p>1,801753648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4" table:formula="of:=(3.14*[.A66])/180" office:value-type="float" office:value="1.08155555555556">
            <text:p>1,0815555556</text:p>
          </table:table-cell>
          <table:table-cell table:formula="of:=SIN([.B66])" office:value-type="float" office:value="0.882689916984797">
            <text:p>0,882689917</text:p>
          </table:table-cell>
          <table:table-cell table:formula="of:=COS([.B66])" office:value-type="float" office:value="0.469955860111748">
            <text:p>0,4699558601</text:p>
          </table:table-cell>
          <table:table-cell table:formula="of:=TAN([.B66])" office:value-type="float" office:value="1.87824004742681">
            <text:p>1,878240047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4" table:formula="of:=(3.14*[.A67])/180" office:value-type="float" office:value="1.099">
            <text:p>1,099</text:p>
          </table:table-cell>
          <table:table-cell table:formula="of:=SIN([.B67])" office:value-type="float" office:value="0.890753318411966">
            <text:p>0,8907533184</text:p>
          </table:table-cell>
          <table:table-cell table:formula="of:=COS([.B67])" office:value-type="float" office:value="0.454487101839062">
            <text:p>0,4544871018</text:p>
          </table:table-cell>
          <table:table-cell table:formula="of:=TAN([.B67])" office:value-type="float" office:value="1.95990890568197">
            <text:p>1,959908905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4" table:formula="of:=(3.14*[.A68])/180" office:value-type="float" office:value="1.11644444444444">
            <text:p>1,1164444444</text:p>
          </table:table-cell>
          <table:table-cell table:formula="of:=SIN([.B68])" office:value-type="float" office:value="0.89854566278033">
            <text:p>0,8985456628</text:p>
          </table:table-cell>
          <table:table-cell table:formula="of:=COS([.B68])" office:value-type="float" office:value="0.438880042720853">
            <text:p>0,4388800427</text:p>
          </table:table-cell>
          <table:table-cell table:formula="of:=TAN([.B68])" office:value-type="float" office:value="2.04736049789314">
            <text:p>2,047360497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style-name="ce4" table:formula="of:=(3.14*[.A69])/180" office:value-type="float" office:value="1.13388888888889">
            <text:p>1,1338888889</text:p>
          </table:table-cell>
          <table:table-cell table:formula="of:=SIN([.B69])" office:value-type="float" office:value="0.906064578872288">
            <text:p>0,9060645789</text:p>
          </table:table-cell>
          <table:table-cell table:formula="of:=COS([.B69])" office:value-type="float" office:value="0.423139431999647">
            <text:p>0,423139432</text:p>
          </table:table-cell>
          <table:table-cell table:formula="of:=TAN([.B69])" office:value-type="float" office:value="2.14129081421333">
            <text:p>2,141290814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style-name="ce4" table:formula="of:=(3.14*[.A70])/180" office:value-type="float" office:value="1.15133333333333">
            <text:p>1,1513333333</text:p>
          </table:table-cell>
          <table:table-cell table:formula="of:=SIN([.B70])" office:value-type="float" office:value="0.913307778674718">
            <text:p>0,9133077787</text:p>
          </table:table-cell>
          <table:table-cell table:formula="of:=COS([.B70])" office:value-type="float" office:value="0.407270059557848">
            <text:p>0,4072700596</text:p>
          </table:table-cell>
          <table:table-cell table:formula="of:=TAN([.B70])" office:value-type="float" office:value="2.24251146687839">
            <text:p>2,242511466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style-name="ce4" table:formula="of:=(3.14*[.A71])/180" office:value-type="float" office:value="1.16877777777778">
            <text:p>1,1687777778</text:p>
          </table:table-cell>
          <table:table-cell table:formula="of:=SIN([.B71])" office:value-type="float" office:value="0.920273058075219">
            <text:p>0,9202730581</text:p>
          </table:table-cell>
          <table:table-cell table:formula="of:=COS([.B71])" office:value-type="float" office:value="0.39127675446017">
            <text:p>0,3912767545</text:p>
          </table:table-cell>
          <table:table-cell table:formula="of:=TAN([.B71])" office:value-type="float" office:value="2.35197477893847">
            <text:p>2,351974778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style-name="ce4" table:formula="of:=(3.14*[.A72])/180" office:value-type="float" office:value="1.18622222222222">
            <text:p>1,1862222222</text:p>
          </table:table-cell>
          <table:table-cell table:formula="of:=SIN([.B72])" office:value-type="float" office:value="0.926958297532827">
            <text:p>0,9269582975</text:p>
          </table:table-cell>
          <table:table-cell table:formula="of:=COS([.B72])" office:value-type="float" office:value="0.37516438348415">
            <text:p>0,3751643835</text:p>
          </table:table-cell>
          <table:table-cell table:formula="of:=TAN([.B72])" office:value-type="float" office:value="2.47080570102143">
            <text:p>2,47080570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style-name="ce4" table:formula="of:=(3.14*[.A73])/180" office:value-type="float" office:value="1.20366666666667">
            <text:p>1,2036666667</text:p>
          </table:table-cell>
          <table:table-cell table:formula="of:=SIN([.B73])" office:value-type="float" office:value="0.933361462722991">
            <text:p>0,9333614627</text:p>
          </table:table-cell>
          <table:table-cell table:formula="of:=COS([.B73])" office:value-type="float" office:value="0.358937849639181">
            <text:p>0,3589378496</text:p>
          </table:table-cell>
          <table:table-cell table:formula="of:=TAN([.B73])" office:value-type="float" office:value="2.60034282720879">
            <text:p>2,600342827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style-name="ce4" table:formula="of:=(3.14*[.A74])/180" office:value-type="float" office:value="1.22111111111111">
            <text:p>1,2211111111</text:p>
          </table:table-cell>
          <table:table-cell table:formula="of:=SIN([.B74])" office:value-type="float" office:value="0.939480605156619">
            <text:p>0,9394806052</text:p>
          </table:table-cell>
          <table:table-cell table:formula="of:=COS([.B74])" office:value-type="float" office:value="0.342602090674522">
            <text:p>0,3426020907</text:p>
          </table:table-cell>
          <table:table-cell table:formula="of:=TAN([.B74])" office:value-type="float" office:value="2.74219168746738">
            <text:p>2,742191687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style-name="ce4" table:formula="of:=(3.14*[.A75])/180" office:value-type="float" office:value="1.23855555555556">
            <text:p>1,2385555556</text:p>
          </table:table-cell>
          <table:table-cell table:formula="of:=SIN([.B75])" office:value-type="float" office:value="0.945313862773008">
            <text:p>0,9453138628</text:p>
          </table:table-cell>
          <table:table-cell table:formula="of:=COS([.B75])" office:value-type="float" office:value="0.326162077576738">
            <text:p>0,3261620776</text:p>
          </table:table-cell>
          <table:table-cell table:formula="of:=TAN([.B75])" office:value-type="float" office:value="2.89829482874384">
            <text:p>2,898294828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style-name="ce4" table:formula="of:=(3.14*[.A76])/180" office:value-type="float" office:value="1.256">
            <text:p>1,256</text:p>
          </table:table-cell>
          <table:table-cell table:formula="of:=SIN([.B76])" office:value-type="float" office:value="0.95085946050647">
            <text:p>0,9508594605</text:p>
          </table:table-cell>
          <table:table-cell table:formula="of:=COS([.B76])" office:value-type="float" office:value="0.309622813057024">
            <text:p>0,3096228131</text:p>
          </table:table-cell>
          <table:table-cell table:formula="of:=TAN([.B76])" office:value-type="float" office:value="3.07102519713671">
            <text:p>3,071025197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style-name="ce4" table:formula="of:=(3.14*[.A77])/180" office:value-type="float" office:value="1.27344444444444">
            <text:p>1,2734444444</text:p>
          </table:table-cell>
          <table:table-cell table:formula="of:=SIN([.B77])" office:value-type="float" office:value="0.956115710826484">
            <text:p>0,9561157108</text:p>
          </table:table-cell>
          <table:table-cell table:formula="of:=COS([.B77])" office:value-type="float" office:value="0.292989330028873">
            <text:p>0,29298933</text:p>
          </table:table-cell>
          <table:table-cell table:formula="of:=TAN([.B77])" office:value-type="float" office:value="3.26331239001865">
            <text:p>3,2633123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style-name="ce4" table:formula="of:=(3.14*[.A78])/180" office:value-type="float" office:value="1.29088888888889">
            <text:p>1,2908888889</text:p>
          </table:table-cell>
          <table:table-cell table:formula="of:=SIN([.B78])" office:value-type="float" office:value="0.961081014251215">
            <text:p>0,9610810143</text:p>
          </table:table-cell>
          <table:table-cell table:formula="of:=COS([.B78])" office:value-type="float" office:value="0.276266690076556">
            <text:p>0,2762666901</text:p>
          </table:table-cell>
          <table:table-cell table:formula="of:=TAN([.B78])" office:value-type="float" office:value="3.47881611780592">
            <text:p>3,478816117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style-name="ce4" table:formula="of:=(3.14*[.A79])/180" office:value-type="float" office:value="1.30833333333333">
            <text:p>1,3083333333</text:p>
          </table:table-cell>
          <table:table-cell table:formula="of:=SIN([.B79])" office:value-type="float" office:value="0.965753859834238">
            <text:p>0,9657538598</text:p>
          </table:table-cell>
          <table:table-cell table:formula="of:=COS([.B79])" office:value-type="float" office:value="0.259459981914882">
            <text:p>0,2594599819</text:p>
          </table:table-cell>
          <table:table-cell table:formula="of:=TAN([.B79])" office:value-type="float" office:value="3.72216883970593">
            <text:p>3,722168839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style-name="ce4" table:formula="of:=(3.14*[.A80])/180" office:value-type="float" office:value="1.32577777777778">
            <text:p>1,3257777778</text:p>
          </table:table-cell>
          <table:table-cell table:formula="of:=SIN([.B80])" office:value-type="float" office:value="0.970132825624319">
            <text:p>0,9701328256</text:p>
          </table:table-cell>
          <table:table-cell table:formula="of:=COS([.B80])" office:value-type="float" office:value="0.242574319840692">
            <text:p>0,2425743198</text:p>
          </table:table-cell>
          <table:table-cell table:formula="of:=TAN([.B80])" office:value-type="float" office:value="3.99932204802819">
            <text:p>3,99932204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style-name="ce4" table:formula="of:=(3.14*[.A81])/180" office:value-type="float" office:value="1.34322222222222">
            <text:p>1,3432222222</text:p>
          </table:table-cell>
          <table:table-cell table:formula="of:=SIN([.B81])" office:value-type="float" office:value="0.974216579098118">
            <text:p>0,9742165791</text:p>
          </table:table-cell>
          <table:table-cell table:formula="of:=COS([.B81])" office:value-type="float" office:value="0.225614842176574">
            <text:p>0,2256148422</text:p>
          </table:table-cell>
          <table:table-cell table:formula="of:=TAN([.B81])" office:value-type="float" office:value="4.31805181653634">
            <text:p>4,318051816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style-name="ce4" table:formula="of:=(3.14*[.A82])/180" office:value-type="float" office:value="1.36066666666667">
            <text:p>1,3606666667</text:p>
          </table:table-cell>
          <table:table-cell table:formula="of:=SIN([.B82])" office:value-type="float" office:value="0.978003877565674">
            <text:p>0,9780038776</text:p>
          </table:table-cell>
          <table:table-cell table:formula="of:=COS([.B82])" office:value-type="float" office:value="0.208586709707272">
            <text:p>0,2085867097</text:p>
          </table:table-cell>
          <table:table-cell table:formula="of:=TAN([.B82])" office:value-type="float" office:value="4.68871616479396">
            <text:p>4,688716164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style-name="ce4" table:formula="of:=(3.14*[.A83])/180" office:value-type="float" office:value="1.37811111111111">
            <text:p>1,3781111111</text:p>
          </table:table-cell>
          <table:table-cell table:formula="of:=SIN([.B83])" office:value-type="float" office:value="0.981493568548561">
            <text:p>0,9814935685</text:p>
          </table:table-cell>
          <table:table-cell table:formula="of:=COS([.B83])" office:value-type="float" office:value="0.191495104109248">
            <text:p>0,1914951041</text:p>
          </table:table-cell>
          <table:table-cell table:formula="of:=TAN([.B83])" office:value-type="float" office:value="5.1254238227867">
            <text:p>5,125423822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ce4" table:formula="of:=(3.14*[.A84])/180" office:value-type="float" office:value="1.39555555555556">
            <text:p>1,3955555556</text:p>
          </table:table-cell>
          <table:table-cell table:formula="of:=SIN([.B84])" office:value-type="float" office:value="0.984684590130583">
            <text:p>0,9846845901</text:p>
          </table:table-cell>
          <table:table-cell table:formula="of:=COS([.B84])" office:value-type="float" office:value="0.174345226373896">
            <text:p>0,1743452264</text:p>
          </table:table-cell>
          <table:table-cell table:formula="of:=TAN([.B84])" office:value-type="float" office:value="5.64790106738486">
            <text:p>5,647901067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style-name="ce4" table:formula="of:=(3.14*[.A85])/180" office:value-type="float" office:value="1.413">
            <text:p>1,413</text:p>
          </table:table-cell>
          <table:table-cell table:formula="of:=SIN([.B85])" office:value-type="float" office:value="0.987575971280923">
            <text:p>0,9875759713</text:p>
          </table:table-cell>
          <table:table-cell table:formula="of:=COS([.B85])" office:value-type="float" office:value="0.157142295224876">
            <text:p>0,1571422952</text:p>
          </table:table-cell>
          <table:table-cell table:formula="of:=TAN([.B85])" office:value-type="float" office:value="6.28459683542018">
            <text:p>6,284596835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style-name="ce4" table:formula="of:=(3.14*[.A86])/180" office:value-type="float" office:value="1.43044444444444">
            <text:p>1,4304444444</text:p>
          </table:table-cell>
          <table:table-cell table:formula="of:=SIN([.B86])" office:value-type="float" office:value="0.99016683214962">
            <text:p>0,9901668321</text:p>
          </table:table-cell>
          <table:table-cell table:formula="of:=COS([.B86])" office:value-type="float" office:value="0.139891545530051">
            <text:p>0,1398915455</text:p>
          </table:table-cell>
          <table:table-cell table:formula="of:=TAN([.B86])" office:value-type="float" office:value="7.07810345791708">
            <text:p>7,078103457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style-name="ce4" table:formula="of:=(3.14*[.A87])/180" office:value-type="float" office:value="1.44788888888889">
            <text:p>1,4478888889</text:p>
          </table:table-cell>
          <table:table-cell table:formula="of:=SIN([.B87])" office:value-type="float" office:value="0.992456384335316">
            <text:p>0,9924563843</text:p>
          </table:table-cell>
          <table:table-cell table:formula="of:=COS([.B87])" office:value-type="float" office:value="0.122598226708511">
            <text:p>0,1225982267</text:p>
          </table:table-cell>
          <table:table-cell table:formula="of:=TAN([.B87])" office:value-type="float" office:value="8.09519363355046">
            <text:p>8,095193633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style-name="ce4" table:formula="of:=(3.14*[.A88])/180" office:value-type="float" office:value="1.46533333333333">
            <text:p>1,4653333333</text:p>
          </table:table-cell>
          <table:table-cell table:formula="of:=SIN([.B88])" office:value-type="float" office:value="0.994443931125163">
            <text:p>0,9944439311</text:p>
          </table:table-cell>
          <table:table-cell table:formula="of:=COS([.B88])" office:value-type="float" office:value="0.105267601133171">
            <text:p>0,1052676011</text:p>
          </table:table-cell>
          <table:table-cell table:formula="of:=TAN([.B88])" office:value-type="float" office:value="9.4468185882484">
            <text:p>9,446818588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style-name="ce4" table:formula="of:=(3.14*[.A89])/180" office:value-type="float" office:value="1.48277777777778">
            <text:p>1,4827777778</text:p>
          </table:table-cell>
          <table:table-cell table:formula="of:=SIN([.B89])" office:value-type="float" office:value="0.996128867706834">
            <text:p>0,9961288677</text:p>
          </table:table-cell>
          <table:table-cell table:formula="of:=COS([.B89])" office:value-type="float" office:value="0.0879049425294263">
            <text:p>0,0879049425</text:p>
          </table:table-cell>
          <table:table-cell table:formula="of:=TAN([.B89])" office:value-type="float" office:value="11.3318869115167">
            <text:p>11,331886911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4" table:formula="of:=(3.14*[.A90])/180" office:value-type="float" office:value="1.50022222222222">
            <text:p>1,5002222222</text:p>
          </table:table-cell>
          <table:table-cell table:formula="of:=SIN([.B90])" office:value-type="float" office:value="0.997510681352568">
            <text:p>0,9975106814</text:p>
          </table:table-cell>
          <table:table-cell table:formula="of:=COS([.B90])" office:value-type="float" office:value="0.0705155343703509">
            <text:p>0,0705155344</text:p>
          </table:table-cell>
          <table:table-cell table:formula="of:=TAN([.B90])" office:value-type="float" office:value="14.14597067525">
            <text:p>14,145970675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style-name="ce4" table:formula="of:=(3.14*[.A91])/180" office:value-type="float" office:value="1.51766666666667">
            <text:p>1,5176666667</text:p>
          </table:table-cell>
          <table:table-cell table:formula="of:=SIN([.B91])" office:value-type="float" office:value="0.998588951575195">
            <text:p>0,9985889516</text:p>
          </table:table-cell>
          <table:table-cell table:formula="of:=COS([.B91])" office:value-type="float" office:value="0.0531046682689346">
            <text:p>0,0531046683</text:p>
          </table:table-cell>
          <table:table-cell table:formula="of:=TAN([.B91])" office:value-type="float" office:value="18.8041651351272">
            <text:p>18,804165135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style-name="ce4" table:formula="of:=(3.14*[.A92])/180" office:value-type="float" office:value="1.53511111111111">
            <text:p>1,5351111111</text:p>
          </table:table-cell>
          <table:table-cell table:formula="of:=SIN([.B92])" office:value-type="float" office:value="0.999363350256088">
            <text:p>0,9993633503</text:p>
          </table:table-cell>
          <table:table-cell table:formula="of:=COS([.B92])" office:value-type="float" office:value="0.0356776423678383">
            <text:p>0,0356776424</text:p>
          </table:table-cell>
          <table:table-cell table:formula="of:=TAN([.B92])" office:value-type="float" office:value="28.0109133880709">
            <text:p>28,010913388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style-name="ce4" table:formula="of:=(3.14*[.A93])/180" office:value-type="float" office:value="1.55255555555556">
            <text:p>1,5525555556</text:p>
          </table:table-cell>
          <table:table-cell table:formula="of:=SIN([.B93])" office:value-type="float" office:value="0.999833641745013">
            <text:p>0,9998336417</text:p>
          </table:table-cell>
          <table:table-cell table:formula="of:=COS([.B93])" office:value-type="float" office:value="0.0182397597271647">
            <text:p>0,0182397597</text:p>
          </table:table-cell>
          <table:table-cell table:formula="of:=TAN([.B93])" office:value-type="float" office:value="54.8161629703898">
            <text:p>54,816162970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style-name="ce4" table:formula="of:=(3.14*[.A94])/180" office:value-type="float" office:value="1.57">
            <text:p>1,57</text:p>
          </table:table-cell>
          <table:table-cell table:formula="of:=SIN([.B94])" office:value-type="float" office:value="0.999999682931835">
            <text:p>0,9999996829</text:p>
          </table:table-cell>
          <table:table-cell table:formula="of:=COS([.B94])" office:value-type="float" office:value="0.000796326710733263">
            <text:p>0,0007963267</text:p>
          </table:table-cell>
          <table:table-cell table:formula="of:=TAN([.B94])" office:value-type="float" office:value="1255.76559150079">
            <text:p>1255,765591500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style-name="ce4" table:formula="of:=(3.14*[.A95])/180" office:value-type="float" office:value="1.58744444444444">
            <text:p>1,5874444444</text:p>
          </table:table-cell>
          <table:table-cell table:formula="of:=SIN([.B95])" office:value-type="float" office:value="0.999861423290066">
            <text:p>0,9998614233</text:p>
          </table:table-cell>
          <table:table-cell table:formula="of:=COS([.B95])" office:value-type="float" office:value="-0.0166473486286529">
            <text:p>-0,0166473486</text:p>
          </table:table-cell>
          <table:table-cell table:formula="of:=TAN([.B95])" office:value-type="float" office:value="-60.0613013876056">
            <text:p>-60,061301387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style-name="ce4" table:formula="of:=(3.14*[.A96])/180" office:value-type="float" office:value="1.60488888888889">
            <text:p>1,6048888889</text:p>
          </table:table-cell>
          <table:table-cell table:formula="of:=SIN([.B96])" office:value-type="float" office:value="0.999418904892243">
            <text:p>0,9994189049</text:p>
          </table:table-cell>
          <table:table-cell table:formula="of:=COS([.B96])" office:value-type="float" office:value="-0.0340859581644514">
            <text:p>-0,0340859582</text:p>
          </table:table-cell>
          <table:table-cell table:formula="of:=TAN([.B96])" office:value-type="float" office:value="-29.3205460169387">
            <text:p>-29,320546016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style-name="ce4" table:formula="of:=(3.14*[.A97])/180" office:value-type="float" office:value="1.62233333333333">
            <text:p>1,6223333333</text:p>
          </table:table-cell>
          <table:table-cell table:formula="of:=SIN([.B97])" office:value-type="float" office:value="0.998672262397126">
            <text:p>0,9986722624</text:p>
          </table:table-cell>
          <table:table-cell table:formula="of:=COS([.B97])" office:value-type="float" office:value="-0.0515141953116488">
            <text:p>-0,0515141953</text:p>
          </table:table-cell>
          <table:table-cell table:formula="of:=TAN([.B97])" office:value-type="float" office:value="-19.3863508175832">
            <text:p>-19,386350817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style-name="ce4" table:formula="of:=(3.14*[.A98])/180" office:value-type="float" office:value="1.63977777777778">
            <text:p>1,6397777778</text:p>
          </table:table-cell>
          <table:table-cell table:formula="of:=SIN([.B98])" office:value-type="float" office:value="0.997621723008714">
            <text:p>0,997621723</text:p>
          </table:table-cell>
          <table:table-cell table:formula="of:=COS([.B98])" office:value-type="float" office:value="-0.068926756641558">
            <text:p>-0,0689267566</text:p>
          </table:table-cell>
          <table:table-cell table:formula="of:=TAN([.B98])" office:value-type="float" office:value="-14.4736495900522">
            <text:p>-14,473649590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style-name="ce4" table:formula="of:=(3.14*[.A99])/180" office:value-type="float" office:value="1.65722222222222">
            <text:p>1,6572222222</text:p>
          </table:table-cell>
          <table:table-cell table:formula="of:=SIN([.B99])" office:value-type="float" office:value="0.996267606407117">
            <text:p>0,9962676064</text:p>
          </table:table-cell>
          <table:table-cell table:formula="of:=COS([.B99])" office:value-type="float" office:value="-0.0863183434956587">
            <text:p>-0,0863183435</text:p>
          </table:table-cell>
          <table:table-cell table:formula="of:=TAN([.B99])" office:value-type="float" office:value="-11.5417831953323">
            <text:p>-11,541783195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style-name="ce4" table:formula="of:=(3.14*[.A100])/180" office:value-type="float" office:value="1.67466666666667">
            <text:p>1,6746666667</text:p>
          </table:table-cell>
          <table:table-cell table:formula="of:=SIN([.B100])" office:value-type="float" office:value="0.994610324651268">
            <text:p>0,9946103247</text:p>
          </table:table-cell>
          <table:table-cell table:formula="of:=COS([.B100])" office:value-type="float" office:value="-0.103683663597983">
            <text:p>-0,1036836636</text:p>
          </table:table-cell>
          <table:table-cell table:formula="of:=TAN([.B100])" office:value-type="float" office:value="-9.59273901149667">
            <text:p>-9,592739011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style-name="ce4" table:formula="of:=(3.14*[.A101])/180" office:value-type="float" office:value="1.69211111111111">
            <text:p>1,6921111111</text:p>
          </table:table-cell>
          <table:table-cell table:formula="of:=SIN([.B101])" office:value-type="float" office:value="0.992650382053539">
            <text:p>0,9926503821</text:p>
          </table:table-cell>
          <table:table-cell table:formula="of:=COS([.B101])" office:value-type="float" office:value="-0.121017432665559">
            <text:p>-0,1210174327</text:p>
          </table:table-cell>
          <table:table-cell table:formula="of:=TAN([.B101])" office:value-type="float" office:value="-8.20254041247764">
            <text:p>-8,202540412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style-name="ce4" table:formula="of:=(3.14*[.A102])/180" office:value-type="float" office:value="1.70955555555556">
            <text:p>1,7095555556</text:p>
          </table:table-cell>
          <table:table-cell table:formula="of:=SIN([.B102])" office:value-type="float" office:value="0.990388375026276">
            <text:p>0,990388375</text:p>
          </table:table-cell>
          <table:table-cell table:formula="of:=COS([.B102])" office:value-type="float" office:value="-0.138314376016425">
            <text:p>-0,138314376</text:p>
          </table:table-cell>
          <table:table-cell table:formula="of:=TAN([.B102])" office:value-type="float" office:value="-7.16041530569942">
            <text:p>-7,160415305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style-name="ce4" table:formula="of:=(3.14*[.A103])/180" office:value-type="float" office:value="1.727">
            <text:p>1,727</text:p>
          </table:table-cell>
          <table:table-cell table:formula="of:=SIN([.B103])" office:value-type="float" office:value="0.987824991900309">
            <text:p>0,9878249919</text:p>
          </table:table-cell>
          <table:table-cell table:formula="of:=COS([.B103])" office:value-type="float" office:value="-0.155569230174718">
            <text:p>-0,1555692302</text:p>
          </table:table-cell>
          <table:table-cell table:formula="of:=TAN([.B103])" office:value-type="float" office:value="-6.34974532425785">
            <text:p>-6,349745324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4" table:formula="of:=(3.14*[.A104])/180" office:value-type="float" office:value="1.74444444444444">
            <text:p>1,7444444444</text:p>
          </table:table-cell>
          <table:table-cell table:formula="of:=SIN([.B104])" office:value-type="float" office:value="0.984961012715495">
            <text:p>0,9849610127</text:p>
          </table:table-cell>
          <table:table-cell table:formula="of:=COS([.B104])" office:value-type="float" office:value="-0.172776744472356">
            <text:p>-0,1727767445</text:p>
          </table:table-cell>
          <table:table-cell table:formula="of:=TAN([.B104])" office:value-type="float" office:value="-5.70077307408167">
            <text:p>-5,700773074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style-name="ce4" table:formula="of:=(3.14*[.A105])/180" office:value-type="float" office:value="1.76188888888889">
            <text:p>1,7618888889</text:p>
          </table:table-cell>
          <table:table-cell table:formula="of:=SIN([.B105])" office:value-type="float" office:value="0.98179730898335">
            <text:p>0,981797309</text:p>
          </table:table-cell>
          <table:table-cell table:formula="of:=COS([.B105])" office:value-type="float" office:value="-0.189931682646819">
            <text:p>-0,1899316826</text:p>
          </table:table-cell>
          <table:table-cell table:formula="of:=TAN([.B105])" office:value-type="float" office:value="-5.16921292593936">
            <text:p>-5,169212925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style-name="ce4" table:formula="of:=(3.14*[.A106])/180" office:value-type="float" office:value="1.77933333333333">
            <text:p>1,7793333333</text:p>
          </table:table-cell>
          <table:table-cell table:formula="of:=SIN([.B106])" office:value-type="float" office:value="0.978334843421846">
            <text:p>0,9783348434</text:p>
          </table:table-cell>
          <table:table-cell table:formula="of:=COS([.B106])" office:value-type="float" office:value="-0.207028824434553">
            <text:p>-0,2070288244</text:p>
          </table:table-cell>
          <table:table-cell table:formula="of:=TAN([.B106])" office:value-type="float" office:value="-4.72559725001542">
            <text:p>-4,7255972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style-name="ce4" table:formula="of:=(3.14*[.A107])/180" office:value-type="float" office:value="1.79677777777778">
            <text:p>1,7967777778</text:p>
          </table:table-cell>
          <table:table-cell table:formula="of:=SIN([.B107])" office:value-type="float" office:value="0.974574669662455">
            <text:p>0,9745746697</text:p>
          </table:table-cell>
          <table:table-cell table:formula="of:=COS([.B107])" office:value-type="float" office:value="-0.224062967159493">
            <text:p>-0,2240629672</text:p>
          </table:table-cell>
          <table:table-cell table:formula="of:=TAN([.B107])" office:value-type="float" office:value="-4.34955710003042">
            <text:p>-4,349557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style-name="ce4" table:formula="of:=(3.14*[.A108])/180" office:value-type="float" office:value="1.81422222222222">
            <text:p>1,8142222222</text:p>
          </table:table-cell>
          <table:table-cell table:formula="of:=SIN([.B108])" office:value-type="float" office:value="0.970517931929533">
            <text:p>0,9705179319</text:p>
          </table:table-cell>
          <table:table-cell table:formula="of:=COS([.B108])" office:value-type="float" office:value="-0.241028927316252">
            <text:p>-0,2410289273</text:p>
          </table:table-cell>
          <table:table-cell table:formula="of:=TAN([.B108])" office:value-type="float" office:value="-4.0265620510194">
            <text:p>-4,02656205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style-name="ce4" table:formula="of:=(3.14*[.A109])/180" office:value-type="float" office:value="1.83166666666667">
            <text:p>1,8316666667</text:p>
          </table:table-cell>
          <table:table-cell table:formula="of:=SIN([.B109])" office:value-type="float" office:value="0.966165864692122">
            <text:p>0,9661658647</text:p>
          </table:table-cell>
          <table:table-cell table:formula="of:=COS([.B109])" office:value-type="float" office:value="-0.257921542147459">
            <text:p>-0,2579215421</text:p>
          </table:table-cell>
          <table:table-cell table:formula="of:=TAN([.B109])" office:value-type="float" office:value="-3.74596808257197">
            <text:p>-3,745968082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style-name="ce4" table:formula="of:=(3.14*[.A110])/180" office:value-type="float" office:value="1.84911111111111">
            <text:p>1,8491111111</text:p>
          </table:table-cell>
          <table:table-cell table:formula="of:=SIN([.B110])" office:value-type="float" office:value="0.961519792288311">
            <text:p>0,9615197923</text:p>
          </table:table-cell>
          <table:table-cell table:formula="of:=COS([.B110])" office:value-type="float" office:value="-0.274735671214794">
            <text:p>-0,2747356712</text:p>
          </table:table-cell>
          <table:table-cell table:formula="of:=TAN([.B110])" office:value-type="float" office:value="-3.49979960023675">
            <text:p>-3,499799600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style-name="ce4" table:formula="of:=(3.14*[.A111])/180" office:value-type="float" office:value="1.86655555555556">
            <text:p>1,8665555556</text:p>
          </table:table-cell>
          <table:table-cell table:formula="of:=SIN([.B111])" office:value-type="float" office:value="0.956581128522229">
            <text:p>0,9565811285</text:p>
          </table:table-cell>
          <table:table-cell table:formula="of:=COS([.B111])" office:value-type="float" office:value="-0.291466197963227">
            <text:p>-0,291466198</text:p>
          </table:table-cell>
          <table:table-cell table:formula="of:=TAN([.B111])" office:value-type="float" office:value="-3.28196248898445">
            <text:p>-3,28196248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style-name="ce4" table:formula="of:=(3.14*[.A112])/180" office:value-type="float" office:value="1.884">
            <text:p>1,884</text:p>
          </table:table-cell>
          <table:table-cell table:formula="of:=SIN([.B112])" office:value-type="float" office:value="0.951351376233828">
            <text:p>0,9513513762</text:p>
          </table:table-cell>
          <table:table-cell table:formula="of:=COS([.B112])" office:value-type="float" office:value="-0.308108031277993">
            <text:p>-0,3081080313</text:p>
          </table:table-cell>
          <table:table-cell table:formula="of:=TAN([.B112])" office:value-type="float" office:value="-3.08772014896121">
            <text:p>-3,08772014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style-name="ce4" table:formula="of:=(3.14*[.A113])/180" office:value-type="float" office:value="1.90144444444444">
            <text:p>1,9014444444</text:p>
          </table:table-cell>
          <table:table-cell table:formula="of:=SIN([.B113])" office:value-type="float" office:value="0.94583212684157">
            <text:p>0,9458321268</text:p>
          </table:table-cell>
          <table:table-cell table:formula="of:=COS([.B113])" office:value-type="float" office:value="-0.324656107033817">
            <text:p>-0,324656107</text:p>
          </table:table-cell>
          <table:table-cell table:formula="of:=TAN([.B113])" office:value-type="float" office:value="-2.91333539197231">
            <text:p>-2,91333539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style-name="ce4" table:formula="of:=(3.14*[.A114])/180" office:value-type="float" office:value="1.91888888888889">
            <text:p>1,9188888889</text:p>
          </table:table-cell>
          <table:table-cell table:formula="of:=SIN([.B114])" office:value-type="float" office:value="0.940025059858147">
            <text:p>0,9400250599</text:p>
          </table:table-cell>
          <table:table-cell table:formula="of:=COS([.B114])" office:value-type="float" office:value="-0.34110538963594">
            <text:p>-0,3411053896</text:p>
          </table:table-cell>
          <table:table-cell table:formula="of:=TAN([.B114])" office:value-type="float" office:value="-2.75582001463369">
            <text:p>-2,755820014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style-name="ce4" table:formula="of:=(3.14*[.A115])/180" office:value-type="float" office:value="1.93633333333333">
            <text:p>1,9363333333</text:p>
          </table:table-cell>
          <table:table-cell table:formula="of:=SIN([.B115])" office:value-type="float" office:value="0.933931942379417">
            <text:p>0,9339319424</text:p>
          </table:table-cell>
          <table:table-cell table:formula="of:=COS([.B115])" office:value-type="float" office:value="-0.357450873552449">
            <text:p>-0,3574508736</text:p>
          </table:table-cell>
          <table:table-cell table:formula="of:=TAN([.B115])" office:value-type="float" office:value="-2.61275607777297">
            <text:p>-2,612756077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style-name="ce4" table:formula="of:=(3.14*[.A116])/180" office:value-type="float" office:value="1.95377777777778">
            <text:p>1,9537777778</text:p>
          </table:table-cell>
          <table:table-cell table:formula="of:=SIN([.B116])" office:value-type="float" office:value="0.927554628546665">
            <text:p>0,9275546285</text:p>
          </table:table-cell>
          <table:table-cell table:formula="of:=COS([.B116])" office:value-type="float" office:value="-0.373687584837467">
            <text:p>-0,3736875848</text:p>
          </table:table-cell>
          <table:table-cell table:formula="of:=TAN([.B116])" office:value-type="float" office:value="-2.48216602901084">
            <text:p>-2,48216602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style-name="ce4" table:formula="of:=(3.14*[.A117])/180" office:value-type="float" office:value="1.97122222222222">
            <text:p>1,9712222222</text:p>
          </table:table-cell>
          <table:table-cell table:formula="of:=SIN([.B117])" office:value-type="float" office:value="0.920895058982388">
            <text:p>0,920895059</text:p>
          </table:table-cell>
          <table:table-cell table:formula="of:=COS([.B117])" office:value-type="float" office:value="-0.38981058264473">
            <text:p>-0,3898105826</text:p>
          </table:table-cell>
          <table:table-cell table:formula="of:=TAN([.B117])" office:value-type="float" office:value="-2.36241677364025">
            <text:p>-2,362416773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style-name="ce4" table:formula="of:=(3.14*[.A118])/180" office:value-type="float" office:value="1.98866666666667">
            <text:p>1,9886666667</text:p>
          </table:table-cell>
          <table:table-cell table:formula="of:=SIN([.B118])" office:value-type="float" office:value="0.913955260199767">
            <text:p>0,9139552602</text:p>
          </table:table-cell>
          <table:table-cell table:formula="of:=COS([.B118])" office:value-type="float" office:value="-0.405814960731091">
            <text:p>-0,4058149607</text:p>
          </table:table-cell>
          <table:table-cell table:formula="of:=TAN([.B118])" office:value-type="float" office:value="-2.25214777334291">
            <text:p>-2,252147773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style-name="ce4" table:formula="of:=(3.14*[.A119])/180" office:value-type="float" office:value="2.00611111111111">
            <text:p>2,0061111111</text:p>
          </table:table-cell>
          <table:table-cell table:formula="of:=SIN([.B119])" office:value-type="float" office:value="0.90673734398599">
            <text:p>0,906737344</text:p>
          </table:table-cell>
          <table:table-cell table:formula="of:=COS([.B119])" office:value-type="float" office:value="-0.421695848949492">
            <text:p>-0,4216958489</text:p>
          </table:table-cell>
          <table:table-cell table:formula="of:=TAN([.B119])" office:value-type="float" office:value="-2.15021643263696">
            <text:p>-2,150216432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style-name="ce4" table:formula="of:=(3.14*[.A120])/180" office:value-type="float" office:value="2.02355555555556">
            <text:p>2,0235555556</text:p>
          </table:table-cell>
          <table:table-cell table:formula="of:=SIN([.B120])" office:value-type="float" office:value="0.899243506759638">
            <text:p>0,8992435068</text:p>
          </table:table-cell>
          <table:table-cell table:formula="of:=COS([.B120])" office:value-type="float" office:value="-0.437448414730958">
            <text:p>-0,4374484147</text:p>
          </table:table-cell>
          <table:table-cell table:formula="of:=TAN([.B120])" office:value-type="float" office:value="-2.05565611047578">
            <text:p>-2,055656110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style-name="ce4" table:formula="of:=(3.14*[.A121])/180" office:value-type="float" office:value="2.041">
            <text:p>2,041</text:p>
          </table:table-cell>
          <table:table-cell table:formula="of:=SIN([.B121])" office:value-type="float" office:value="0.891476028902313">
            <text:p>0,8914760289</text:p>
          </table:table-cell>
          <table:table-cell table:formula="of:=COS([.B121])" office:value-type="float" office:value="-0.453067864555148">
            <text:p>-0,4530678646</text:p>
          </table:table-cell>
          <table:table-cell table:formula="of:=TAN([.B121])" office:value-type="float" office:value="-1.96764347826263">
            <text:p>-1,967643478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style-name="ce4" table:formula="of:=(3.14*[.A122])/180" office:value-type="float" office:value="2.05844444444444">
            <text:p>2,0584444444</text:p>
          </table:table-cell>
          <table:table-cell table:formula="of:=SIN([.B122])" office:value-type="float" office:value="0.883437274064711">
            <text:p>0,8834372741</text:p>
          </table:table-cell>
          <table:table-cell table:formula="of:=COS([.B122])" office:value-type="float" office:value="-0.468549445409033">
            <text:p>-0,4685494454</text:p>
          </table:table-cell>
          <table:table-cell table:formula="of:=TAN([.B122])" office:value-type="float" office:value="-1.88547288385645">
            <text:p>-1,8854728839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style-name="ce4" table:formula="of:=(3.14*[.A123])/180" office:value-type="float" office:value="2.07588888888889">
            <text:p>2,0758888889</text:p>
          </table:table-cell>
          <table:table-cell table:formula="of:=SIN([.B123])" office:value-type="float" office:value="0.875129688447366">
            <text:p>0,8751296884</text:p>
          </table:table-cell>
          <table:table-cell table:formula="of:=COS([.B123])" office:value-type="float" office:value="-0.483888446233238">
            <text:p>-0,4838884462</text:p>
          </table:table-cell>
          <table:table-cell table:formula="of:=TAN([.B123])" office:value-type="float" office:value="-1.80853602779668">
            <text:p>-1,808536027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style-name="ce4" table:formula="of:=(3.14*[.A124])/180" office:value-type="float" office:value="2.09333333333333">
            <text:p>2,0933333333</text:p>
          </table:table-cell>
          <table:table-cell table:formula="of:=SIN([.B124])" office:value-type="float" office:value="0.866555800056266">
            <text:p>0,8665558001</text:p>
          </table:table-cell>
          <table:table-cell table:formula="of:=COS([.B124])" office:value-type="float" office:value="-0.49908019935562">
            <text:p>-0,4990801994</text:p>
          </table:table-cell>
          <table:table-cell table:formula="of:=TAN([.B124])" office:value-type="float" office:value="-1.73630571033495">
            <text:p>-1,736305710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style-name="ce4" table:formula="of:=(3.14*[.A125])/180" office:value-type="float" office:value="2.11077777777778">
            <text:p>2,1107777778</text:p>
          </table:table-cell>
          <table:table-cell table:formula="of:=SIN([.B125])" office:value-type="float" office:value="0.85771821793358">
            <text:p>0,8577182179</text:p>
          </table:table-cell>
          <table:table-cell table:formula="of:=COS([.B125])" office:value-type="float" office:value="-0.514120081911652">
            <text:p>-0,5141200819</text:p>
          </table:table-cell>
          <table:table-cell table:formula="of:=TAN([.B125])" office:value-type="float" office:value="-1.66832272869857">
            <text:p>-1,668322728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style-name="ce4" table:formula="of:=(3.14*[.A126])/180" office:value-type="float" office:value="2.12822222222222">
            <text:p>2,1282222222</text:p>
          </table:table-cell>
          <table:table-cell table:formula="of:=SIN([.B126])" office:value-type="float" office:value="0.848619631363724">
            <text:p>0,8486196314</text:p>
          </table:table-cell>
          <table:table-cell table:formula="of:=COS([.B126])" office:value-type="float" office:value="-0.529003517251159">
            <text:p>-0,5290035173</text:p>
          </table:table-cell>
          <table:table-cell table:formula="of:=TAN([.B126])" office:value-type="float" office:value="-1.6041852344827">
            <text:p>-1,604185234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style-name="ce4" table:formula="of:=(3.14*[.A127])/180" office:value-type="float" office:value="2.14566666666667">
            <text:p>2,1456666667</text:p>
          </table:table-cell>
          <table:table-cell table:formula="of:=SIN([.B127])" office:value-type="float" office:value="0.839262809055007">
            <text:p>0,8392628091</text:p>
          </table:table-cell>
          <table:table-cell table:formula="of:=COS([.B127])" office:value-type="float" office:value="-0.543725976330999">
            <text:p>-0,5437259763</text:p>
          </table:table-cell>
          <table:table-cell table:formula="of:=TAN([.B127])" office:value-type="float" office:value="-1.54354002859723">
            <text:p>-1,543540028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style-name="ce4" table:formula="of:=(3.14*[.A128])/180" office:value-type="float" office:value="2.16311111111111">
            <text:p>2,1631111111</text:p>
          </table:table-cell>
          <table:table-cell table:formula="of:=SIN([.B128])" office:value-type="float" office:value="0.829650598297115">
            <text:p>0,8296505983</text:p>
          </table:table-cell>
          <table:table-cell table:formula="of:=COS([.B128])" office:value-type="float" office:value="-0.558282979093254">
            <text:p>-0,5582829791</text:p>
          </table:table-cell>
          <table:table-cell table:formula="of:=TAN([.B128])" office:value-type="float" office:value="-1.48607539431814">
            <text:p>-1,486075394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style-name="ce4" table:formula="of:=(3.14*[.A129])/180" office:value-type="float" office:value="2.18055555555556">
            <text:p>2,1805555556</text:p>
          </table:table-cell>
          <table:table-cell table:formula="of:=SIN([.B129])" office:value-type="float" office:value="0.819785924094672">
            <text:p>0,8197859241</text:p>
          </table:table-cell>
          <table:table-cell table:formula="of:=COS([.B129])" office:value-type="float" office:value="-0.572670095828518">
            <text:p>-0,5726700958</text:p>
          </table:table-cell>
          <table:table-cell table:formula="of:=TAN([.B129])" office:value-type="float" office:value="-1.43151516041472">
            <text:p>-1,431515160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style-name="ce4" table:formula="of:=(3.14*[.A130])/180" office:value-type="float" office:value="2.198">
            <text:p>2,198</text:p>
          </table:table-cell>
          <table:table-cell table:formula="of:=SIN([.B130])" office:value-type="float" office:value="0.809671788277164">
            <text:p>0,8096717883</text:p>
          </table:table-cell>
          <table:table-cell table:formula="of:=COS([.B130])" office:value-type="float" office:value="-0.58688294852386">
            <text:p>-0,5868829485</text:p>
          </table:table-cell>
          <table:table-cell table:formula="of:=TAN([.B130])" office:value-type="float" office:value="-1.37961375486145">
            <text:p>-1,3796137549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style-name="ce4" table:formula="of:=(3.14*[.A131])/180" office:value-type="float" office:value="2.21544444444444">
            <text:p>2,2154444444</text:p>
          </table:table-cell>
          <table:table-cell table:formula="of:=SIN([.B131])" office:value-type="float" office:value="0.799311268585477">
            <text:p>0,7993112686</text:p>
          </table:table-cell>
          <table:table-cell table:formula="of:=COS([.B131])" office:value-type="float" office:value="-0.600917212195054">
            <text:p>-0,6009172122</text:p>
          </table:table-cell>
          <table:table-cell table:formula="of:=TAN([.B131])" office:value-type="float" office:value="-1.330152061489">
            <text:p>-1,330152061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style-name="ce4" table:formula="of:=(3.14*[.A132])/180" office:value-type="float" office:value="2.23288888888889">
            <text:p>2,2328888889</text:p>
          </table:table-cell>
          <table:table-cell table:formula="of:=SIN([.B132])" office:value-type="float" office:value="0.788707517735336">
            <text:p>0,7887075177</text:p>
          </table:table-cell>
          <table:table-cell table:formula="of:=COS([.B132])" office:value-type="float" office:value="-0.614768616202685">
            <text:p>-0,6147686162</text:p>
          </table:table-cell>
          <table:table-cell table:formula="of:=TAN([.B132])" office:value-type="float" office:value="-1.28293393147985">
            <text:p>-1,282933931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style-name="ce4" table:formula="of:=(3.14*[.A133])/180" office:value-type="float" office:value="2.25033333333333">
            <text:p>2,2503333333</text:p>
          </table:table-cell>
          <table:table-cell table:formula="of:=SIN([.B133])" office:value-type="float" office:value="0.777863762457936">
            <text:p>0,7778637625</text:p>
          </table:table-cell>
          <table:table-cell table:formula="of:=COS([.B133])" office:value-type="float" office:value="-0.628432945551698">
            <text:p>-0,6284329456</text:p>
          </table:table-cell>
          <table:table-cell table:formula="of:=TAN([.B133])" office:value-type="float" office:value="-1.23778323202813">
            <text:p>-1,23778323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style-name="ce4" table:formula="of:=(3.14*[.A134])/180" office:value-type="float" office:value="2.26777777777778">
            <text:p>2,2677777778</text:p>
          </table:table-cell>
          <table:table-cell table:formula="of:=SIN([.B134])" office:value-type="float" office:value="0.766783302518038">
            <text:p>0,7667833025</text:p>
          </table:table-cell>
          <table:table-cell table:formula="of:=COS([.B134])" office:value-type="float" office:value="-0.641906042174033">
            <text:p>-0,6419060422</text:p>
          </table:table-cell>
          <table:table-cell table:formula="of:=TAN([.B134])" office:value-type="float" office:value="-1.19454133804547">
            <text:p>-1,19454133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style-name="ce4" table:formula="of:=(3.14*[.A135])/180" office:value-type="float" office:value="2.28522222222222">
            <text:p>2,2852222222</text:p>
          </table:table-cell>
          <table:table-cell table:formula="of:=SIN([.B135])" office:value-type="float" office:value="0.755469509709852">
            <text:p>0,7554695097</text:p>
          </table:table-cell>
          <table:table-cell table:formula="of:=COS([.B135])" office:value-type="float" office:value="-0.655183806193923">
            <text:p>-0,6551838062</text:p>
          </table:table-cell>
          <table:table-cell table:formula="of:=TAN([.B135])" office:value-type="float" office:value="-1.15306499117935">
            <text:p>-1,153064991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style-name="ce4" table:formula="of:=(3.14*[.A136])/180" office:value-type="float" office:value="2.30266666666667">
            <text:p>2,3026666667</text:p>
          </table:table-cell>
          <table:table-cell table:formula="of:=SIN([.B136])" office:value-type="float" office:value="0.743925826830996">
            <text:p>0,7439258268</text:p>
          </table:table-cell>
          <table:table-cell table:formula="of:=COS([.B136])" office:value-type="float" office:value="-0.668262197175494">
            <text:p>-0,6682621972</text:p>
          </table:table-cell>
          <table:table-cell table:formula="of:=TAN([.B136])" office:value-type="float" office:value="-1.11322446485123">
            <text:p>-1,113224464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style-name="ce4" table:formula="of:=(3.14*[.A137])/180" office:value-type="float" office:value="2.32011111111111">
            <text:p>2,3201111111</text:p>
          </table:table-cell>
          <table:table-cell table:formula="of:=SIN([.B137])" office:value-type="float" office:value="0.732155766634848">
            <text:p>0,7321557666</text:p>
          </table:table-cell>
          <table:table-cell table:formula="of:=COS([.B137])" office:value-type="float" office:value="-0.681137235352273">
            <text:p>-0,6811372354</text:p>
          </table:table-cell>
          <table:table-cell table:formula="of:=TAN([.B137])" office:value-type="float" office:value="-1.07490198543644">
            <text:p>-1,074901985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style-name="ce4" table:formula="of:=(3.14*[.A138])/180" office:value-type="float" office:value="2.33755555555556">
            <text:p>2,3375555556</text:p>
          </table:table-cell>
          <table:table-cell table:formula="of:=SIN([.B138])" office:value-type="float" office:value="0.720162910761615">
            <text:p>0,7201629108</text:p>
          </table:table-cell>
          <table:table-cell table:formula="of:=COS([.B138])" office:value-type="float" office:value="-0.693805002838232">
            <text:p>-0,6938050028</text:p>
          </table:table-cell>
          <table:table-cell table:formula="of:=TAN([.B138])" office:value-type="float" office:value="-1.03799036878598">
            <text:p>-1,037990368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style-name="ce4" table:formula="of:=(3.14*[.A139])/180" office:value-type="float" office:value="2.355">
            <text:p>2,355</text:p>
          </table:table-cell>
          <table:table-cell table:formula="of:=SIN([.B139])" office:value-type="float" office:value="0.707950908648432">
            <text:p>0,7079509086</text:p>
          </table:table-cell>
          <table:table-cell table:formula="of:=COS([.B139])" office:value-type="float" office:value="-0.706261644820005">
            <text:p>-0,7062616448</text:p>
          </table:table-cell>
          <table:table-cell table:formula="of:=TAN([.B139])" office:value-type="float" office:value="-1.00239183854994">
            <text:p>-1,002391838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style-name="ce4" table:formula="of:=(3.14*[.A140])/180" office:value-type="float" office:value="2.37244444444444">
            <text:p>2,3724444444</text:p>
          </table:table-cell>
          <table:table-cell table:formula="of:=SIN([.B140])" office:value-type="float" office:value="0.695523476418841">
            <text:p>0,6955234764</text:p>
          </table:table-cell>
          <table:table-cell table:formula="of:=COS([.B140])" office:value-type="float" office:value="-0.718503370729916">
            <text:p>-0,7185033707</text:p>
          </table:table-cell>
          <table:table-cell table:formula="of:=TAN([.B140])" office:value-type="float" office:value="-0.968016998601231">
            <text:p>-0,968016998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style-name="ce4" table:formula="of:=(3.14*[.A141])/180" office:value-type="float" office:value="2.38988888888889">
            <text:p>2,3898888889</text:p>
          </table:table-cell>
          <table:table-cell table:formula="of:=SIN([.B141])" office:value-type="float" office:value="0.682884395751964">
            <text:p>0,6828843958</text:p>
          </table:table-cell>
          <table:table-cell table:formula="of:=COS([.B141])" office:value-type="float" office:value="-0.730526455399443">
            <text:p>-0,7305264554</text:p>
          </table:table-cell>
          <table:table-cell table:formula="of:=TAN([.B141])" office:value-type="float" office:value="-0.934783936577042">
            <text:p>-0,934783936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style-name="ce4" table:formula="of:=(3.14*[.A142])/180" office:value-type="float" office:value="2.40733333333333">
            <text:p>2,4073333333</text:p>
          </table:table-cell>
          <table:table-cell table:formula="of:=SIN([.B142])" office:value-type="float" office:value="0.670037512731741">
            <text:p>0,6700375127</text:p>
          </table:table-cell>
          <table:table-cell table:formula="of:=COS([.B142])" office:value-type="float" office:value="-0.742327240192802">
            <text:p>-0,7423272402</text:p>
          </table:table-cell>
          <table:table-cell table:formula="of:=TAN([.B142])" office:value-type="float" office:value="-0.902617439389284">
            <text:p>-0,902617439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style-name="ce4" table:formula="of:=(3.14*[.A143])/180" office:value-type="float" office:value="2.42477777777778">
            <text:p>2,4247777778</text:p>
          </table:table-cell>
          <table:table-cell table:formula="of:=SIN([.B143])" office:value-type="float" office:value="0.656986736676559">
            <text:p>0,6569867367</text:p>
          </table:table-cell>
          <table:table-cell table:formula="of:=COS([.B143])" office:value-type="float" office:value="-0.753902134120262">
            <text:p>-0,7539021341</text:p>
          </table:table-cell>
          <table:table-cell table:formula="of:=TAN([.B143])" office:value-type="float" office:value="-0.871448304683744">
            <text:p>-0,871448304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style-name="ce4" table:formula="of:=(3.14*[.A144])/180" office:value-type="float" office:value="2.44222222222222">
            <text:p>2,4422222222</text:p>
          </table:table-cell>
          <table:table-cell table:formula="of:=SIN([.B144])" office:value-type="float" office:value="0.643736038949645">
            <text:p>0,6437360389</text:p>
          </table:table-cell>
          <table:table-cell table:formula="of:=COS([.B144])" office:value-type="float" office:value="-0.765247614930894">
            <text:p>-0,7652476149</text:p>
          </table:table-cell>
          <table:table-cell table:formula="of:=TAN([.B144])" office:value-type="float" office:value="-0.841212734792748">
            <text:p>-0,841212734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style-name="ce4" table:formula="of:=(3.14*[.A145])/180" office:value-type="float" office:value="2.45966666666667">
            <text:p>2,4596666667</text:p>
          </table:table-cell>
          <table:table-cell table:formula="of:=SIN([.B145])" office:value-type="float" office:value="0.630289451750575">
            <text:p>0,6302894518</text:p>
          </table:table-cell>
          <table:table-cell table:formula="of:=COS([.B145])" office:value-type="float" office:value="-0.77636023018439">
            <text:p>-0,7763602302</text:p>
          </table:table-cell>
          <table:table-cell table:formula="of:=TAN([.B145])" office:value-type="float" office:value="-0.811851801838017">
            <text:p>-0,811851801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style-name="ce4" table:formula="of:=(3.14*[.A146])/180" office:value-type="float" office:value="2.47711111111111">
            <text:p>2,4771111111</text:p>
          </table:table-cell>
          <table:table-cell table:formula="of:=SIN([.B146])" office:value-type="float" office:value="0.616651066888272">
            <text:p>0,6166510669</text:p>
          </table:table-cell>
          <table:table-cell table:formula="of:=COS([.B146])" office:value-type="float" office:value="-0.787236598301651">
            <text:p>-0,7872365983</text:p>
          </table:table-cell>
          <table:table-cell table:formula="of:=TAN([.B146])" office:value-type="float" office:value="-0.783310974386363">
            <text:p>-0,783310974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style-name="ce4" table:formula="of:=(3.14*[.A147])/180" office:value-type="float" office:value="2.49455555555556">
            <text:p>2,4945555556</text:p>
          </table:table-cell>
          <table:table-cell table:formula="of:=SIN([.B147])" office:value-type="float" office:value="0.602825034535867">
            <text:p>0,6028250345</text:p>
          </table:table-cell>
          <table:table-cell table:formula="of:=COS([.B147])" office:value-type="float" office:value="-0.797873409593797">
            <text:p>-0,7978734096</text:p>
          </table:table-cell>
          <table:table-cell table:formula="of:=TAN([.B147])" office:value-type="float" office:value="-0.755539697510122">
            <text:p>-0,755539697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style-name="ce4" table:formula="of:=(3.14*[.A148])/180" office:value-type="float" office:value="2.512">
            <text:p>2,512</text:p>
          </table:table-cell>
          <table:table-cell table:formula="of:=SIN([.B148])" office:value-type="float" office:value="0.588815561967795">
            <text:p>0,588815562</text:p>
          </table:table-cell>
          <table:table-cell table:formula="of:=COS([.B148])" office:value-type="float" office:value="-0.80826742726931">
            <text:p>-0,8082674273</text:p>
          </table:table-cell>
          <table:table-cell table:formula="of:=TAN([.B148])" office:value-type="float" office:value="-0.728491019311614">
            <text:p>-0,728491019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style-name="ce4" table:formula="of:=(3.14*[.A149])/180" office:value-type="float" office:value="2.52944444444444">
            <text:p>2,5294444444</text:p>
          </table:table-cell>
          <table:table-cell table:formula="of:=SIN([.B149])" office:value-type="float" office:value="0.574626912279518">
            <text:p>0,5746269123</text:p>
          </table:table-cell>
          <table:table-cell table:formula="of:=COS([.B149])" office:value-type="float" office:value="-0.818415488418998">
            <text:p>-0,8184154884</text:p>
          </table:table-cell>
          <table:table-cell table:formula="of:=TAN([.B149])" office:value-type="float" office:value="-0.702121257980556">
            <text:p>-0,70212125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style-name="ce4" table:formula="of:=(3.14*[.A150])/180" office:value-type="float" office:value="2.54688888888889">
            <text:p>2,5468888889</text:p>
          </table:table-cell>
          <table:table-cell table:formula="of:=SIN([.B150])" office:value-type="float" office:value="0.560263403090262">
            <text:p>0,5602634031</text:p>
          </table:table-cell>
          <table:table-cell table:formula="of:=COS([.B150])" office:value-type="float" office:value="-0.828314504978465">
            <text:p>-0,828314505</text:p>
          </table:table-cell>
          <table:table-cell table:formula="of:=TAN([.B150])" office:value-type="float" office:value="-0.676389704300576">
            <text:p>-0,676389704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style-name="ce4" table:formula="of:=(3.14*[.A151])/180" office:value-type="float" office:value="2.56433333333333">
            <text:p>2,5643333333</text:p>
          </table:table-cell>
          <table:table-cell table:formula="of:=SIN([.B151])" office:value-type="float" office:value="0.545729405229159">
            <text:p>0,5457294052</text:p>
          </table:table-cell>
          <table:table-cell table:formula="of:=COS([.B151])" office:value-type="float" office:value="-0.837961464667814">
            <text:p>-0,8379614647</text:p>
          </table:table-cell>
          <table:table-cell table:formula="of:=TAN([.B151])" office:value-type="float" office:value="-0.651258355234149">
            <text:p>-0,651258355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style-name="ce4" table:formula="of:=(3.14*[.A152])/180" office:value-type="float" office:value="2.58177777777778">
            <text:p>2,5817777778</text:p>
          </table:table-cell>
          <table:table-cell table:formula="of:=SIN([.B152])" office:value-type="float" office:value="0.531029341405205">
            <text:p>0,5310293414</text:p>
          </table:table-cell>
          <table:table-cell table:formula="of:=COS([.B152])" office:value-type="float" office:value="-0.847353431908288">
            <text:p>-0,8473534319</text:p>
          </table:table-cell>
          <table:table-cell table:formula="of:=TAN([.B152])" office:value-type="float" office:value="-0.626691674817788">
            <text:p>-0,626691674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style-name="ce4" table:formula="of:=(3.14*[.A153])/180" office:value-type="float" office:value="2.59922222222222">
            <text:p>2,5992222222</text:p>
          </table:table-cell>
          <table:table-cell table:formula="of:=SIN([.B153])" office:value-type="float" office:value="0.51616768486142">
            <text:p>0,5161676849</text:p>
          </table:table-cell>
          <table:table-cell table:formula="of:=COS([.B153])" office:value-type="float" office:value="-0.856487548715567">
            <text:p>-0,8564875487</text:p>
          </table:table-cell>
          <table:table-cell table:formula="of:=TAN([.B153])" office:value-type="float" office:value="-0.602656379109646">
            <text:p>-0,602656379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style-name="ce4" table:formula="of:=(3.14*[.A154])/180" office:value-type="float" office:value="2.61666666666667">
            <text:p>2,6166666667</text:p>
          </table:table-cell>
          <table:table-cell table:formula="of:=SIN([.B154])" office:value-type="float" office:value="0.501148958013638">
            <text:p>0,501148958</text:p>
          </table:table-cell>
          <table:table-cell table:formula="of:=COS([.B154])" office:value-type="float" office:value="-0.865361035569458">
            <text:p>-0,8653610356</text:p>
          </table:table-cell>
          <table:table-cell table:formula="of:=TAN([.B154])" office:value-type="float" office:value="-0.579121242365452">
            <text:p>-0,579121242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style-name="ce4" table:formula="of:=(3.14*[.A155])/180" office:value-type="float" office:value="2.63411111111111">
            <text:p>2,6341111111</text:p>
          </table:table-cell>
          <table:table-cell table:formula="of:=SIN([.B155])" office:value-type="float" office:value="0.485977731074332">
            <text:p>0,4859777311</text:p>
          </table:table-cell>
          <table:table-cell table:formula="of:=COS([.B155])" office:value-type="float" office:value="-0.873971192259701">
            <text:p>-0,8739711923</text:p>
          </table:table-cell>
          <table:table-cell table:formula="of:=TAN([.B155])" office:value-type="float" office:value="-0.556056921988252">
            <text:p>-0,55605692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style-name="ce4" table:formula="of:=(3.14*[.A156])/180" office:value-type="float" office:value="2.65155555555556">
            <text:p>2,6515555556</text:p>
          </table:table-cell>
          <table:table-cell table:formula="of:=SIN([.B156])" office:value-type="float" office:value="0.470658620661895">
            <text:p>0,4706586207</text:p>
          </table:table-cell>
          <table:table-cell table:formula="of:=COS([.B156])" office:value-type="float" office:value="-0.882315398707652">
            <text:p>-0,8823153987</text:p>
          </table:table-cell>
          <table:table-cell table:formula="of:=TAN([.B156])" office:value-type="float" office:value="-0.533435800113293">
            <text:p>-0,533435800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style-name="ce4" table:formula="of:=(3.14*[.A157])/180" office:value-type="float" office:value="2.669">
            <text:p>2,669</text:p>
          </table:table-cell>
          <table:table-cell table:formula="of:=SIN([.B157])" office:value-type="float" office:value="0.455196288395797">
            <text:p>0,4551962884</text:p>
          </table:table-cell>
          <table:table-cell table:formula="of:=COS([.B157])" office:value-type="float" office:value="-0.890391115763567">
            <text:p>-0,8903911158</text:p>
          </table:table-cell>
          <table:table-cell table:formula="of:=TAN([.B157])" office:value-type="float" office:value="-0.511231839959945">
            <text:p>-0,5112318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style-name="ce4" table:formula="of:=(3.14*[.A158])/180" office:value-type="float" office:value="2.68644444444444">
            <text:p>2,6864444444</text:p>
          </table:table-cell>
          <table:table-cell table:formula="of:=SIN([.B158])" office:value-type="float" office:value="0.439595439478048">
            <text:p>0,4395954395</text:p>
          </table:table-cell>
          <table:table-cell table:formula="of:=COS([.B158])" office:value-type="float" office:value="-0.898195885979279">
            <text:p>-0,898195886</text:p>
          </table:table-cell>
          <table:table-cell table:formula="of:=TAN([.B158])" office:value-type="float" office:value="-0.489420455315011">
            <text:p>-0,489420455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style-name="ce4" table:formula="of:=(3.14*[.A159])/180" office:value-type="float" office:value="2.70388888888889">
            <text:p>2,7038888889</text:p>
          </table:table-cell>
          <table:table-cell table:formula="of:=SIN([.B159])" office:value-type="float" office:value="0.423860821261408">
            <text:p>0,4238608213</text:p>
          </table:table-cell>
          <table:table-cell table:formula="of:=COS([.B159])" office:value-type="float" office:value="-0.905727334355988">
            <text:p>-0,9057273344</text:p>
          </table:table-cell>
          <table:table-cell table:formula="of:=TAN([.B159])" office:value-type="float" office:value="-0.467978391711885">
            <text:p>-0,467978391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style-name="ce4" table:formula="of:=(3.14*[.A160])/180" office:value-type="float" office:value="2.72133333333333">
            <text:p>2,7213333333</text:p>
          </table:table-cell>
          <table:table-cell table:formula="of:=SIN([.B160])" office:value-type="float" office:value="0.407997221804756">
            <text:p>0,4079972218</text:p>
          </table:table-cell>
          <table:table-cell table:formula="of:=COS([.B160])" office:value-type="float" office:value="-0.912983169066988">
            <text:p>-0,9129831691</text:p>
          </table:table-cell>
          <table:table-cell table:formula="of:=TAN([.B160])" office:value-type="float" office:value="-0.446883618042712">
            <text:p>-0,44688361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style-name="ce4" table:formula="of:=(3.14*[.A161])/180" office:value-type="float" office:value="2.73877777777778">
            <text:p>2,7387777778</text:p>
          </table:table-cell>
          <table:table-cell table:formula="of:=SIN([.B161])" office:value-type="float" office:value="0.392009468416081">
            <text:p>0,3920094684</text:p>
          </table:table-cell>
          <table:table-cell table:formula="of:=COS([.B161])" office:value-type="float" office:value="-0.919961182155063">
            <text:p>-0,9199611822</text:p>
          </table:table-cell>
          <table:table-cell table:formula="of:=TAN([.B161])" office:value-type="float" office:value="-0.426115227490116">
            <text:p>-0,426115227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style-name="ce4" table:formula="of:=(3.14*[.A162])/180" office:value-type="float" office:value="2.75622222222222">
            <text:p>2,7562222222</text:p>
          </table:table-cell>
          <table:table-cell table:formula="of:=SIN([.B162])" office:value-type="float" office:value="0.375902426183528">
            <text:p>0,3759024262</text:p>
          </table:table-cell>
          <table:table-cell table:formula="of:=COS([.B162])" office:value-type="float" office:value="-0.926659250204376">
            <text:p>-0,9266592502</text:p>
          </table:table-cell>
          <table:table-cell table:formula="of:=TAN([.B162])" office:value-type="float" office:value="-0.405653346794545">
            <text:p>-0,405653346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style-name="ce4" table:formula="of:=(3.14*[.A163])/180" office:value-type="float" office:value="2.77366666666667">
            <text:p>2,7736666667</text:p>
          </table:table-cell>
          <table:table-cell table:formula="of:=SIN([.B163])" office:value-type="float" office:value="0.35968099649495">
            <text:p>0,3596809965</text:p>
          </table:table-cell>
          <table:table-cell table:formula="of:=COS([.B163])" office:value-type="float" office:value="-0.933075334986623">
            <text:p>-0,933075335</text:p>
          </table:table-cell>
          <table:table-cell table:formula="of:=TAN([.B163])" office:value-type="float" office:value="-0.385479052985692">
            <text:p>-0,38547905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style-name="ce4" table:formula="of:=(3.14*[.A164])/180" office:value-type="float" office:value="2.79111111111111">
            <text:p>2,7911111111</text:p>
          </table:table-cell>
          <table:table-cell table:formula="of:=SIN([.B164])" office:value-type="float" office:value="0.343350115546407">
            <text:p>0,3433501155</text:p>
          </table:table-cell>
          <table:table-cell table:formula="of:=COS([.B164])" office:value-type="float" office:value="-0.93920748408127">
            <text:p>-0,9392074841</text:p>
          </table:table-cell>
          <table:table-cell table:formula="of:=TAN([.B164])" office:value-type="float" office:value="-0.365574296804365">
            <text:p>-0,365574296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style-name="ce4" table:formula="of:=(3.14*[.A165])/180" office:value-type="float" office:value="2.80855555555556">
            <text:p>2,8085555556</text:p>
          </table:table-cell>
          <table:table-cell table:formula="of:=SIN([.B165])" office:value-type="float" office:value="0.32691475284008">
            <text:p>0,3269147528</text:p>
          </table:table-cell>
          <table:table-cell table:formula="of:=COS([.B165])" office:value-type="float" office:value="-0.945053831469673">
            <text:p>-0,9450538315</text:p>
          </table:table-cell>
          <table:table-cell table:formula="of:=TAN([.B165])" office:value-type="float" office:value="-0.345921832126417">
            <text:p>-0,345921832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style-name="ce4" table:formula="of:=(3.14*[.A166])/180" office:value-type="float" office:value="2.826">
            <text:p>2,826</text:p>
          </table:table-cell>
          <table:table-cell table:formula="of:=SIN([.B166])" office:value-type="float" office:value="0.310379909672042">
            <text:p>0,3103799097</text:p>
          </table:table-cell>
          <table:table-cell table:formula="of:=COS([.B166])" office:value-type="float" office:value="-0.950612598102916">
            <text:p>-0,9506125981</text:p>
          </table:table-cell>
          <table:table-cell table:formula="of:=TAN([.B166])" office:value-type="float" office:value="-0.326505150774826">
            <text:p>-0,326505150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style-name="ce4" table:formula="of:=(3.14*[.A167])/180" office:value-type="float" office:value="2.84344444444444">
            <text:p>2,8434444444</text:p>
          </table:table-cell>
          <table:table-cell table:formula="of:=SIN([.B167])" office:value-type="float" office:value="0.293750617610366">
            <text:p>0,2937506176</text:p>
          </table:table-cell>
          <table:table-cell table:formula="of:=COS([.B167])" office:value-type="float" office:value="-0.955882092443168">
            <text:p>-0,9558820924</text:p>
          </table:table-cell>
          <table:table-cell table:formula="of:=TAN([.B167])" office:value-type="float" office:value="-0.307308422171149">
            <text:p>-0,307308422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style-name="ce4" table:formula="of:=(3.14*[.A168])/180" office:value-type="float" office:value="2.86088888888889">
            <text:p>2,8608888889</text:p>
          </table:table-cell>
          <table:table-cell table:formula="of:=SIN([.B168])" office:value-type="float" office:value="0.27703193696401">
            <text:p>0,277031937</text:p>
          </table:table-cell>
          <table:table-cell table:formula="of:=COS([.B168])" office:value-type="float" office:value="-0.960860710978427">
            <text:p>-0,960860711</text:p>
          </table:table-cell>
          <table:table-cell table:formula="of:=TAN([.B168])" office:value-type="float" office:value="-0.288316437334516">
            <text:p>-0,288316437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style-name="ce4" table:formula="of:=(3.14*[.A169])/180" office:value-type="float" office:value="2.87833333333333">
            <text:p>2,8783333333</text:p>
          </table:table-cell>
          <table:table-cell table:formula="of:=SIN([.B169])" office:value-type="float" office:value="0.260228955242962">
            <text:p>0,2602289552</text:p>
          </table:table-cell>
          <table:table-cell table:formula="of:=COS([.B169])" office:value-type="float" office:value="-0.965546938710468">
            <text:p>-0,9655469387</text:p>
          </table:table-cell>
          <table:table-cell table:formula="of:=TAN([.B169])" office:value-type="float" office:value="-0.269514556786342">
            <text:p>-0,269514556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style-name="ce4" table:formula="of:=(3.14*[.A170])/180" office:value-type="float" office:value="2.89577777777778">
            <text:p>2,8957777778</text:p>
          </table:table-cell>
          <table:table-cell table:formula="of:=SIN([.B170])" office:value-type="float" office:value="0.243346785610101">
            <text:p>0,2433467856</text:p>
          </table:table-cell>
          <table:table-cell table:formula="of:=COS([.B170])" office:value-type="float" office:value="-0.969939349615857">
            <text:p>-0,9699393496</text:p>
          </table:table-cell>
          <table:table-cell table:formula="of:=TAN([.B170])" office:value-type="float" office:value="-0.250888661962707">
            <text:p>-0,25088866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style-name="ce4" table:formula="of:=(3.14*[.A171])/180" office:value-type="float" office:value="2.91322222222222">
            <text:p>2,9132222222</text:p>
          </table:table-cell>
          <table:table-cell table:formula="of:=SIN([.B171])" office:value-type="float" office:value="0.226390565325266">
            <text:p>0,2263905653</text:p>
          </table:table-cell>
          <table:table-cell table:formula="of:=COS([.B171])" office:value-type="float" office:value="-0.974036607079891">
            <text:p>-0,9740366071</text:p>
          </table:table-cell>
          <table:table-cell table:formula="of:=TAN([.B171])" office:value-type="float" office:value="-0.232425109774849">
            <text:p>-0,232425109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style-name="ce4" table:formula="of:=(3.14*[.A172])/180" office:value-type="float" office:value="2.93066666666667">
            <text:p>2,9306666667</text:p>
          </table:table-cell>
          <table:table-cell table:formula="of:=SIN([.B172])" office:value-type="float" office:value="0.209365454181973">
            <text:p>0,2093654542</text:p>
          </table:table-cell>
          <table:table-cell table:formula="of:=COS([.B172])" office:value-type="float" office:value="-0.977837464303335">
            <text:p>-0,9778374643</text:p>
          </table:table-cell>
          <table:table-cell table:formula="of:=TAN([.B172])" office:value-type="float" office:value="-0.214110689991958">
            <text:p>-0,2141106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style-name="ce4" table:formula="of:=(3.14*[.A173])/180" office:value-type="float" office:value="2.94811111111111">
            <text:p>2,9481111111</text:p>
          </table:table-cell>
          <table:table-cell table:formula="of:=SIN([.B173])" office:value-type="float" office:value="0.192276632937295">
            <text:p>0,1922766329</text:p>
          </table:table-cell>
          <table:table-cell table:formula="of:=COS([.B173])" office:value-type="float" office:value="-0.981340764681819">
            <text:p>-0,9813407647</text:p>
          </table:table-cell>
          <table:table-cell table:formula="of:=TAN([.B173])" office:value-type="float" office:value="-0.195932585150111">
            <text:p>-0,195932585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style-name="ce4" table:formula="of:=(3.14*[.A174])/180" office:value-type="float" office:value="2.96555555555556">
            <text:p>2,9655555556</text:p>
          </table:table-cell>
          <table:table-cell table:formula="of:=SIN([.B174])" office:value-type="float" office:value="0.175129301735343">
            <text:p>0,1751293017</text:p>
          </table:table-cell>
          <table:table-cell table:formula="of:=COS([.B174])" office:value-type="float" office:value="-0.984545442157796">
            <text:p>-0,9845454422</text:p>
          </table:table-cell>
          <table:table-cell table:formula="of:=TAN([.B174])" office:value-type="float" office:value="-0.177878332717196">
            <text:p>-0,177878332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style-name="ce4" table:formula="of:=(3.14*[.A175])/180" office:value-type="float" office:value="2.983">
            <text:p>2,983</text:p>
          </table:table-cell>
          <table:table-cell table:formula="of:=SIN([.B175])" office:value-type="float" office:value="0.157928678524867">
            <text:p>0,1579286785</text:p>
          </table:table-cell>
          <table:table-cell table:formula="of:=COS([.B175])" office:value-type="float" office:value="-0.987450521544948">
            <text:p>-0,9874505215</text:p>
          </table:table-cell>
          <table:table-cell table:formula="of:=TAN([.B175])" office:value-type="float" office:value="-0.159935789266458">
            <text:p>-0,159935789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style-name="ce4" table:formula="of:=(3.14*[.A176])/180" office:value-type="float" office:value="3.00044444444444">
            <text:p>3,0004444444</text:p>
          </table:table-cell>
          <table:table-cell table:formula="of:=SIN([.B176])" office:value-type="float" office:value="0.140679997471418">
            <text:p>0,1406799975</text:p>
          </table:table-cell>
          <table:table-cell table:formula="of:=COS([.B176])" office:value-type="float" office:value="-0.990055118824928">
            <text:p>-0,9900551188</text:p>
          </table:table-cell>
          <table:table-cell table:formula="of:=TAN([.B176])" office:value-type="float" office:value="-0.142093096431225">
            <text:p>-0,142093096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style-name="ce4" table:formula="of:=(3.14*[.A177])/180" office:value-type="float" office:value="3.01788888888889">
            <text:p>3,0178888889</text:p>
          </table:table-cell>
          <table:table-cell table:formula="of:=SIN([.B177])" office:value-type="float" office:value="0.123388507364601">
            <text:p>0,1233885074</text:p>
          </table:table-cell>
          <table:table-cell table:formula="of:=COS([.B177])" office:value-type="float" office:value="-0.992358441416374">
            <text:p>-0,9923584414</text:p>
          </table:table-cell>
          <table:table-cell table:formula="of:=TAN([.B177])" office:value-type="float" office:value="-0.124338648430793">
            <text:p>-0,124338648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style-name="ce4" table:formula="of:=(3.14*[.A178])/180" office:value-type="float" office:value="3.03533333333333">
            <text:p>3,0353333333</text:p>
          </table:table-cell>
          <table:table-cell table:formula="of:=SIN([.B178])" office:value-type="float" office:value="0.106059470020848">
            <text:p>0,10605947</text:p>
          </table:table-cell>
          <table:table-cell table:formula="of:=COS([.B178])" office:value-type="float" office:value="-0.994359788416093">
            <text:p>-0,9943597884</text:p>
          </table:table-cell>
          <table:table-cell table:formula="of:=TAN([.B178])" office:value-type="float" office:value="-0.106661060972497">
            <text:p>-0,10666106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style-name="ce4" table:formula="of:=(3.14*[.A179])/180" office:value-type="float" office:value="3.05277777777778">
            <text:p>3,0527777778</text:p>
          </table:table-cell>
          <table:table-cell table:formula="of:=SIN([.B179])" office:value-type="float" office:value="0.0886981586822553">
            <text:p>0,0886981587</text:p>
          </table:table-cell>
          <table:table-cell table:formula="of:=COS([.B179])" office:value-type="float" office:value="-0.996058550812339">
            <text:p>-0,9960585508</text:p>
          </table:table-cell>
          <table:table-cell table:formula="of:=TAN([.B179])" office:value-type="float" office:value="-0.0890491413480836">
            <text:p>-0,089049141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style-name="ce4" table:formula="of:=(3.14*[.A180])/180" office:value-type="float" office:value="3.07022222222222">
            <text:p>3,0702222222</text:p>
          </table:table-cell>
          <table:table-cell table:formula="of:=SIN([.B180])" office:value-type="float" office:value="0.0713098564119229">
            <text:p>0,0713098564</text:p>
          </table:table-cell>
          <table:table-cell table:formula="of:=COS([.B180])" office:value-type="float" office:value="-0.997454211670145">
            <text:p>-0,9974542117</text:p>
          </table:table-cell>
          <table:table-cell table:formula="of:=TAN([.B180])" office:value-type="float" office:value="-0.0714918595536542">
            <text:p>-0,071491859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style-name="ce4" table:formula="of:=(3.14*[.A181])/180" office:value-type="float" office:value="3.08766666666667">
            <text:p>3,0876666667</text:p>
          </table:table-cell>
          <table:table-cell table:formula="of:=SIN([.B181])" office:value-type="float" office:value="0.0538998544863178">
            <text:p>0,0538998545</text:p>
          </table:table-cell>
          <table:table-cell table:formula="of:=COS([.B181])" office:value-type="float" office:value="-0.998546346288621">
            <text:p>-0,9985463463</text:p>
          </table:table-cell>
          <table:table-cell table:formula="of:=TAN([.B181])" office:value-type="float" office:value="-0.0539783202719151">
            <text:p>-0,0539783203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style-name="ce4" table:formula="of:=(3.14*[.A182])/180" office:value-type="float" office:value="3.10511111111111">
            <text:p>3,1051111111</text:p>
          </table:table-cell>
          <table:table-cell table:formula="of:=SIN([.B182])" office:value-type="float" office:value="0.0364734507851303">
            <text:p>0,0364734508</text:p>
          </table:table-cell>
          <table:table-cell table:formula="of:=COS([.B182])" office:value-type="float" office:value="-0.999334622330191">
            <text:p>-0,9993346223</text:p>
          </table:table-cell>
          <table:table-cell table:formula="of:=TAN([.B182])" office:value-type="float" office:value="-0.0364977355633727">
            <text:p>-0,036497735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style-name="ce4" table:formula="of:=(3.14*[.A183])/180" office:value-type="float" office:value="3.12255555555556">
            <text:p>3,1225555556</text:p>
          </table:table-cell>
          <table:table-cell table:formula="of:=SIN([.B183])" office:value-type="float" office:value="0.0190359481791286">
            <text:p>0,0190359482</text:p>
          </table:table-cell>
          <table:table-cell table:formula="of:=COS([.B183])" office:value-type="float" office:value="-0.999818799921727">
            <text:p>-0,9998187999</text:p>
          </table:table-cell>
          <table:table-cell table:formula="of:=TAN([.B183])" office:value-type="float" office:value="-0.0190393981195582">
            <text:p>-0,019039398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style-name="ce4" table:formula="of:=(3.14*[.A184])/180" office:value-type="float" office:value="3.14">
            <text:p>3,14</text:p>
          </table:table-cell>
          <table:table-cell table:formula="of:=SIN([.B184])" office:value-type="float" office:value="0.00159265291648683">
            <text:p>0,0015926529</text:p>
          </table:table-cell>
          <table:table-cell table:formula="of:=COS([.B184])" office:value-type="float" office:value="-0.999998731727539">
            <text:p>-0,9999987317</text:p>
          </table:table-cell>
          <table:table-cell table:formula="of:=TAN([.B184])" office:value-type="float" office:value="-0.00159265493640722">
            <text:p>-0,001592654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style-name="ce4" table:formula="of:=(3.14*[.A185])/180" office:value-type="float" office:value="3.15744444444444">
            <text:p>3,1574444444</text:p>
          </table:table-cell>
          <table:table-cell table:formula="of:=SIN([.B185])" office:value-type="float" office:value="-0.0158511269919112">
            <text:p>-0,015851127</text:p>
          </table:table-cell>
          <table:table-cell table:formula="of:=COS([.B185])" office:value-type="float" office:value="-0.999874362994214">
            <text:p>-0,999874363</text:p>
          </table:table-cell>
          <table:table-cell table:formula="of:=TAN([.B185])" office:value-type="float" office:value="0.0158531187302808">
            <text:p>0,015853118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style-name="ce4" table:formula="of:=(3.14*[.A186])/180" office:value-type="float" office:value="3.17488888888889">
            <text:p>3,1748888889</text:p>
          </table:table-cell>
          <table:table-cell table:formula="of:=SIN([.B186])" office:value-type="float" office:value="-0.0332900833877017">
            <text:p>-0,0332900834</text:p>
          </table:table-cell>
          <table:table-cell table:formula="of:=COS([.B186])" office:value-type="float" office:value="-0.999445731567272">
            <text:p>-0,9994457316</text:p>
          </table:table-cell>
          <table:table-cell table:formula="of:=TAN([.B186])" office:value-type="float" office:value="0.033308545262881">
            <text:p>0,0333085453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style-name="ce4" table:formula="of:=(3.14*[.A187])/180" office:value-type="float" office:value="3.19233333333333">
            <text:p>3,1923333333</text:p>
          </table:table-cell>
          <table:table-cell table:formula="of:=SIN([.B187])" office:value-type="float" office:value="-0.0507189095803219">
            <text:p>-0,0507189096</text:p>
          </table:table-cell>
          <table:table-cell table:formula="of:=COS([.B187])" office:value-type="float" office:value="-0.998712967879652">
            <text:p>-0,9987129679</text:p>
          </table:table-cell>
          <table:table-cell table:formula="of:=TAN([.B187])" office:value-type="float" office:value="0.0507842705677511">
            <text:p>0,050784270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style-name="ce4" table:formula="of:=(3.14*[.A188])/180" office:value-type="float" office:value="3.20977777777778">
            <text:p>3,2097777778</text:p>
          </table:table-cell>
          <table:table-cell table:formula="of:=SIN([.B188])" office:value-type="float" office:value="-0.0681323019618377">
            <text:p>-0,068132302</text:p>
          </table:table-cell>
          <table:table-cell table:formula="of:=COS([.B188])" office:value-type="float" office:value="-0.997676294912023">
            <text:p>-0,9976762949</text:p>
          </table:table-cell>
          <table:table-cell table:formula="of:=TAN([.B188])" office:value-type="float" office:value="0.0682909900829565">
            <text:p>0,068290990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style-name="ce4" table:formula="of:=(3.14*[.A189])/180" office:value-type="float" office:value="3.22722222222222">
            <text:p>3,2272222222</text:p>
          </table:table-cell>
          <table:table-cell table:formula="of:=SIN([.B189])" office:value-type="float" office:value="-0.0855249616208394">
            <text:p>-0,0855249616</text:p>
          </table:table-cell>
          <table:table-cell table:formula="of:=COS([.B189])" office:value-type="float" office:value="-0.996336028124926">
            <text:p>-0,9963360281</text:p>
          </table:table-cell>
          <table:table-cell table:formula="of:=TAN([.B189])" office:value-type="float" office:value="0.0858394750431687">
            <text:p>0,08583947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style-name="ce4" table:formula="of:=(3.14*[.A190])/180" office:value-type="float" office:value="3.24466666666667">
            <text:p>3,2446666667</text:p>
          </table:table-cell>
          <table:table-cell table:formula="of:=SIN([.B190])" office:value-type="float" office:value="-0.102891595954903">
            <text:p>-0,102891596</text:p>
          </table:table-cell>
          <table:table-cell table:formula="of:=COS([.B190])" office:value-type="float" office:value="-0.994692575362786">
            <text:p>-0,9946925754</text:p>
          </table:table-cell>
          <table:table-cell table:formula="of:=TAN([.B190])" office:value-type="float" office:value="0.103440599139263">
            <text:p>0,103440599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style-name="ce4" table:formula="of:=(3.14*[.A191])/180" office:value-type="float" office:value="3.26211111111111">
            <text:p>3,2621111111</text:p>
          </table:table-cell>
          <table:table-cell table:formula="of:=SIN([.B191])" office:value-type="float" office:value="-0.120226920281135">
            <text:p>-0,1202269203</text:p>
          </table:table-cell>
          <table:table-cell table:formula="of:=COS([.B191])" office:value-type="float" office:value="-0.992746436729799">
            <text:p>-0,9927464367</text:p>
          </table:table-cell>
          <table:table-cell table:formula="of:=TAN([.B191])" office:value-type="float" office:value="0.1211053657137">
            <text:p>0,121105365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style-name="ce4" table:formula="of:=(3.14*[.A192])/180" office:value-type="float" office:value="3.27955555555556">
            <text:p>3,2795555556</text:p>
          </table:table-cell>
          <table:table-cell table:formula="of:=SIN([.B192])" office:value-type="float" office:value="-0.137525659444307">
            <text:p>-0,1375256594</text:p>
          </table:table-cell>
          <table:table-cell table:formula="of:=COS([.B192])" office:value-type="float" office:value="-0.990498204437751">
            <text:p>-0,9904982044</text:p>
          </table:table-cell>
          <table:table-cell table:formula="of:=TAN([.B192])" office:value-type="float" office:value="0.138844935637589">
            <text:p>0,138844935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style-name="ce4" table:formula="of:=(3.14*[.A193])/180" office:value-type="float" office:value="3.297">
            <text:p>3,297</text:p>
          </table:table-cell>
          <table:table-cell table:formula="of:=SIN([.B193])" office:value-type="float" office:value="-0.154782549422088">
            <text:p>-0,1547825494</text:p>
          </table:table-cell>
          <table:table-cell table:formula="of:=COS([.B193])" office:value-type="float" office:value="-0.987948562625807">
            <text:p>-0,9879485626</text:p>
          </table:table-cell>
          <table:table-cell table:formula="of:=TAN([.B193])" office:value-type="float" office:value="0.156670656021504">
            <text:p>0,15667065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style-name="ce4" table:formula="of:=(3.14*[.A194])/180" office:value-type="float" office:value="3.31444444444444">
            <text:p>3,3144444444</text:p>
          </table:table-cell>
          <table:table-cell table:formula="of:=SIN([.B194])" office:value-type="float" office:value="-0.171992338926894">
            <text:p>-0,1719923389</text:p>
          </table:table-cell>
          <table:table-cell table:formula="of:=COS([.B194])" office:value-type="float" office:value="-0.985098287152331">
            <text:p>-0,9850982872</text:p>
          </table:table-cell>
          <table:table-cell table:formula="of:=TAN([.B194])" office:value-type="float" office:value="0.174594089919779">
            <text:p>0,174594089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style-name="ce4" table:formula="of:=(3.14*[.A195])/180" office:value-type="float" office:value="3.33188888888889">
            <text:p>3,3318888889</text:p>
          </table:table-cell>
          <table:table-cell table:formula="of:=SIN([.B195])" office:value-type="float" office:value="-0.18914979100386">
            <text:p>-0,189149791</text:p>
          </table:table-cell>
          <table:table-cell table:formula="of:=COS([.B195])" office:value-type="float" office:value="-0.981948245358785">
            <text:p>-0,9819482454</text:p>
          </table:table-cell>
          <table:table-cell table:formula="of:=TAN([.B195])" office:value-type="float" office:value="0.192627047197124">
            <text:p>0,192627047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style-name="ce4" table:formula="of:=(3.14*[.A196])/180" office:value-type="float" office:value="3.34933333333333">
            <text:p>3,3493333333</text:p>
          </table:table-cell>
          <table:table-cell table:formula="of:=SIN([.B196])" office:value-type="float" office:value="-0.206249684624445">
            <text:p>-0,2062496846</text:p>
          </table:table-cell>
          <table:table-cell table:formula="of:=COS([.B196])" office:value-type="float" office:value="-0.978499395805801">
            <text:p>-0,9784993958</text:p>
          </table:table-cell>
          <table:table-cell table:formula="of:=TAN([.B196])" office:value-type="float" office:value="0.210781616737328">
            <text:p>0,210781616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style-name="ce4" table:formula="of:=(3.14*[.A197])/180" office:value-type="float" office:value="3.36677777777778">
            <text:p>3,3667777778</text:p>
          </table:table-cell>
          <table:table-cell table:formula="of:=SIN([.B197])" office:value-type="float" office:value="-0.223286816275203">
            <text:p>-0,2232868163</text:p>
          </table:table-cell>
          <table:table-cell table:formula="of:=COS([.B197])" office:value-type="float" office:value="-0.974752787981488">
            <text:p>-0,974752788</text:p>
          </table:table-cell>
          <table:table-cell table:formula="of:=TAN([.B197])" office:value-type="float" office:value="0.229070200186433">
            <text:p>0,229070200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style-name="ce4" table:formula="of:=(3.14*[.A198])/180" office:value-type="float" office:value="3.38422222222222">
            <text:p>3,3842222222</text:p>
          </table:table-cell>
          <table:table-cell table:formula="of:=SIN([.B198])" office:value-type="float" office:value="-0.240256001541211">
            <text:p>-0,2402560015</text:p>
          </table:table-cell>
          <table:table-cell table:formula="of:=COS([.B198])" office:value-type="float" office:value="-0.970709561982074">
            <text:p>-0,970709562</text:p>
          </table:table-cell>
          <table:table-cell table:formula="of:=TAN([.B198])" office:value-type="float" office:value="0.247505547437523">
            <text:p>0,247505547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style-name="ce4" table:formula="of:=(3.14*[.A199])/180" office:value-type="float" office:value="3.40166666666667">
            <text:p>3,4016666667</text:p>
          </table:table-cell>
          <table:table-cell table:formula="of:=SIN([.B199])" office:value-type="float" office:value="-0.257152076683696">
            <text:p>-0,2571520767</text:p>
          </table:table-cell>
          <table:table-cell table:formula="of:=COS([.B199])" office:value-type="float" office:value="-0.96637094816497">
            <text:p>-0,9663709482</text:p>
          </table:table-cell>
          <table:table-cell table:formula="of:=TAN([.B199])" office:value-type="float" office:value="0.266100794081195">
            <text:p>0,266100794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style-name="ce4" table:formula="of:=(3.14*[.A200])/180" office:value-type="float" office:value="3.41911111111111">
            <text:p>3,4191111111</text:p>
          </table:table-cell>
          <table:table-cell table:formula="of:=SIN([.B200])" office:value-type="float" office:value="-0.273969900211361">
            <text:p>-0,2739699002</text:p>
          </table:table-cell>
          <table:table-cell table:formula="of:=COS([.B200])" office:value-type="float" office:value="-0.961738266774374">
            <text:p>-0,9617382668</text:p>
          </table:table-cell>
          <table:table-cell table:formula="of:=TAN([.B200])" office:value-type="float" office:value="0.284869501065236">
            <text:p>0,284869501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style-name="ce4" table:formula="of:=(3.14*[.A201])/180" office:value-type="float" office:value="3.43655555555556">
            <text:p>3,4365555556</text:p>
          </table:table-cell>
          <table:table-cell table:formula="of:=SIN([.B201])" office:value-type="float" office:value="-0.290704354444949">
            <text:p>-0,2907043544</text:p>
          </table:table-cell>
          <table:table-cell table:formula="of:=COS([.B201])" office:value-type="float" office:value="-0.956812927539519">
            <text:p>-0,9568129275</text:p>
          </table:table-cell>
          <table:table-cell table:formula="of:=TAN([.B201])" office:value-type="float" office:value="0.303825696829271">
            <text:p>0,3038256968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style-name="ce4" table:formula="of:=(3.14*[.A202])/180" office:value-type="float" office:value="3.454">
            <text:p>3,454</text:p>
          </table:table-cell>
          <table:table-cell table:formula="of:=SIN([.B202])" office:value-type="float" office:value="-0.307350347074556">
            <text:p>-0,3073503471</text:p>
          </table:table-cell>
          <table:table-cell table:formula="of:=COS([.B202])" office:value-type="float" office:value="-0.951596429245691">
            <text:p>-0,9515964292</text:p>
          </table:table-cell>
          <table:table-cell table:formula="of:=TAN([.B202])" office:value-type="float" office:value="0.322983922205536">
            <text:p>0,3229839222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style-name="ce4" table:formula="of:=(3.14*[.A203])/180" office:value-type="float" office:value="3.47144444444444">
            <text:p>3,4714444444</text:p>
          </table:table-cell>
          <table:table-cell table:formula="of:=SIN([.B203])" office:value-type="float" office:value="-0.323902812709227">
            <text:p>-0,3239028127</text:p>
          </table:table-cell>
          <table:table-cell table:formula="of:=COS([.B203])" office:value-type="float" office:value="-0.946090359278146">
            <text:p>-0,9460903593</text:p>
          </table:table-cell>
          <table:table-cell table:formula="of:=TAN([.B203])" office:value-type="float" office:value="0.342359278405881">
            <text:p>0,342359278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style-name="ce4" table:formula="of:=(3.14*[.A204])/180" office:value-type="float" office:value="3.48888888888889">
            <text:p>3,4888888889</text:p>
          </table:table-cell>
          <table:table-cell table:formula="of:=SIN([.B204])" office:value-type="float" office:value="-0.340356714418356">
            <text:p>-0,3403567144</text:p>
          </table:table-cell>
          <table:table-cell table:formula="of:=COS([.B204])" office:value-type="float" office:value="-0.940296393139069">
            <text:p>-0,9402963931</text:p>
          </table:table-cell>
          <table:table-cell table:formula="of:=TAN([.B204])" office:value-type="float" office:value="0.361967478448062">
            <text:p>0,3619674784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style-name="ce4" table:formula="of:=(3.14*[.A205])/180" office:value-type="float" office:value="3.50633333333333">
            <text:p>3,5063333333</text:p>
          </table:table-cell>
          <table:table-cell table:formula="of:=SIN([.B205])" office:value-type="float" office:value="-0.356707045264432">
            <text:p>-0,3567070453</text:p>
          </table:table-cell>
          <table:table-cell table:formula="of:=COS([.B205])" office:value-type="float" office:value="-0.934216293937715">
            <text:p>-0,9342162939</text:p>
          </table:table-cell>
          <table:table-cell table:formula="of:=TAN([.B205])" office:value-type="float" office:value="0.381824902411961">
            <text:p>0,3818249024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style-name="ce4" table:formula="of:=(3.14*[.A206])/180" office:value-type="float" office:value="3.52377777777778">
            <text:p>3,5237777778</text:p>
          </table:table-cell>
          <table:table-cell table:formula="of:=SIN([.B206])" office:value-type="float" office:value="-0.372948829826654">
            <text:p>-0,3729488298</text:p>
          </table:table-cell>
          <table:table-cell table:formula="of:=COS([.B206])" office:value-type="float" office:value="-0.927851911853896">
            <text:p>-0,9278519119</text:p>
          </table:table-cell>
          <table:table-cell table:formula="of:=TAN([.B206])" office:value-type="float" office:value="0.401948656959151">
            <text:p>0,40194865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style-name="ce4" table:formula="of:=(3.14*[.A207])/180" office:value-type="float" office:value="3.54122222222222">
            <text:p>3,5412222222</text:p>
          </table:table-cell>
          <table:table-cell table:formula="of:=SIN([.B207])" office:value-type="float" office:value="-0.389077125714954">
            <text:p>-0,3890771257</text:p>
          </table:table-cell>
          <table:table-cell table:formula="of:=COS([.B207])" office:value-type="float" office:value="-0.921205183574968">
            <text:p>-0,9212051836</text:p>
          </table:table-cell>
          <table:table-cell table:formula="of:=TAN([.B207])" office:value-type="float" office:value="0.42235663959797">
            <text:p>0,422356639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style-name="ce4" table:formula="of:=(3.14*[.A208])/180" office:value-type="float" office:value="3.55866666666667">
            <text:p>3,5586666667</text:p>
          </table:table-cell>
          <table:table-cell table:formula="of:=SIN([.B208])" office:value-type="float" office:value="-0.405087025073973">
            <text:p>-0,4050870251</text:p>
          </table:table-cell>
          <table:table-cell table:formula="of:=COS([.B208])" office:value-type="float" office:value="-0.914278131706494">
            <text:p>-0,9142781317</text:p>
          </table:table-cell>
          <table:table-cell table:formula="of:=TAN([.B208])" office:value-type="float" office:value="0.443067608231951">
            <text:p>0,443067608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style-name="ce4" table:formula="of:=(3.14*[.A209])/180" office:value-type="float" office:value="3.57611111111111">
            <text:p>3,5761111111</text:p>
          </table:table-cell>
          <table:table-cell table:formula="of:=SIN([.B209])" office:value-type="float" office:value="-0.420973656076528">
            <text:p>-0,4209736561</text:p>
          </table:table-cell>
          <table:table-cell table:formula="of:=COS([.B209])" office:value-type="float" office:value="-0.907072864156767">
            <text:p>-0,9070728642</text:p>
          </table:table-cell>
          <table:table-cell table:formula="of:=TAN([.B209])" office:value-type="float" office:value="0.464101256592956">
            <text:p>0,464101256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style-name="ce4" table:formula="of:=(3.14*[.A210])/180" office:value-type="float" office:value="3.59355555555556">
            <text:p>3,5935555556</text:p>
          </table:table-cell>
          <table:table-cell table:formula="of:=SIN([.B210])" office:value-type="float" office:value="-0.436732184406105">
            <text:p>-0,4367321844</text:p>
          </table:table-cell>
          <table:table-cell table:formula="of:=COS([.B210])" office:value-type="float" office:value="-0.899591573495368">
            <text:p>-0,8995915735</text:p>
          </table:table-cell>
          <table:table-cell table:formula="of:=TAN([.B210])" office:value-type="float" office:value="0.485478296233011">
            <text:p>0,485478296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style-name="ce4" table:formula="of:=(3.14*[.A211])/180" office:value-type="float" office:value="3.611">
            <text:p>3,611</text:p>
          </table:table-cell>
          <table:table-cell table:formula="of:=SIN([.B211])" office:value-type="float" office:value="-0.452357814727958">
            <text:p>-0,4523578147</text:p>
          </table:table-cell>
          <table:table-cell table:formula="of:=COS([.B211])" office:value-type="float" office:value="-0.891836536285964">
            <text:p>-0,8918365363</text:p>
          </table:table-cell>
          <table:table-cell table:formula="of:=TAN([.B211])" office:value-type="float" office:value="0.50722054583208">
            <text:p>0,5072205458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style-name="ce4" table:formula="of:=(3.14*[.A212])/180" office:value-type="float" office:value="3.62844444444444">
            <text:p>3,6284444444</text:p>
          </table:table-cell>
          <table:table-cell table:formula="of:=SIN([.B212])" office:value-type="float" office:value="-0.467845792148325">
            <text:p>-0,4678457921</text:p>
          </table:table-cell>
          <table:table-cell table:formula="of:=COS([.B212])" office:value-type="float" office:value="-0.883810112393554">
            <text:p>-0,8838101124</text:p>
          </table:table-cell>
          <table:table-cell table:formula="of:=TAN([.B212])" office:value-type="float" office:value="0.529351028674355">
            <text:p>0,529351028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style-name="ce4" table:formula="of:=(3.14*[.A213])/180" office:value-type="float" office:value="3.64588888888889">
            <text:p>3,6458888889</text:p>
          </table:table-cell>
          <table:table-cell table:formula="of:=SIN([.B213])" office:value-type="float" office:value="-0.483191403661349">
            <text:p>-0,4831914037</text:p>
          </table:table-cell>
          <table:table-cell table:formula="of:=COS([.B213])" office:value-type="float" office:value="-0.875514744266352">
            <text:p>-0,8755147443</text:p>
          </table:table-cell>
          <table:table-cell table:formula="of:=TAN([.B213])" office:value-type="float" office:value="0.551894079255336">
            <text:p>0,551894079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style-name="ce4" table:formula="of:=(3.14*[.A214])/180" office:value-type="float" office:value="3.66333333333333">
            <text:p>3,6633333333</text:p>
          </table:table-cell>
          <table:table-cell table:formula="of:=SIN([.B214])" office:value-type="float" office:value="-0.498389979583251">
            <text:p>-0,4983899796</text:p>
          </table:table-cell>
          <table:table-cell table:formula="of:=COS([.B214])" office:value-type="float" office:value="-0.866952956192553">
            <text:p>-0,8669529562</text:p>
          </table:table-cell>
          <table:table-cell table:formula="of:=TAN([.B214])" office:value-type="float" office:value="0.574875460108076">
            <text:p>0,574875460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style-name="ce4" table:formula="of:=(3.14*[.A215])/180" office:value-type="float" office:value="3.68077777777778">
            <text:p>3,6807777778</text:p>
          </table:table-cell>
          <table:table-cell table:formula="of:=SIN([.B215])" office:value-type="float" office:value="-0.513436894973318">
            <text:p>-0,513436895</text:p>
          </table:table-cell>
          <table:table-cell table:formula="of:=COS([.B215])" office:value-type="float" office:value="-0.858127353532189">
            <text:p>-0,8581273535</text:p>
          </table:table-cell>
          <table:table-cell table:formula="of:=TAN([.B215])" office:value-type="float" office:value="0.598322490082539">
            <text:p>0,598322490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style-name="ce4" table:formula="of:=(3.14*[.A216])/180" office:value-type="float" office:value="3.69822222222222">
            <text:p>3,6982222222</text:p>
          </table:table-cell>
          <table:table-cell table:formula="of:=SIN([.B216])" office:value-type="float" office:value="-0.528327571041277">
            <text:p>-0,528327571</text:p>
          </table:table-cell>
          <table:table-cell table:formula="of:=COS([.B216])" office:value-type="float" office:value="-0.849040621924313">
            <text:p>-0,8490406219</text:p>
          </table:table-cell>
          <table:table-cell table:formula="of:=TAN([.B216])" office:value-type="float" office:value="0.622264185480132">
            <text:p>0,622264185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style-name="ce4" table:formula="of:=(3.14*[.A217])/180" office:value-type="float" office:value="3.71566666666667">
            <text:p>3,7156666667</text:p>
          </table:table-cell>
          <table:table-cell table:formula="of:=SIN([.B217])" office:value-type="float" office:value="-0.543057476540626">
            <text:p>-0,5430574765</text:p>
          </table:table-cell>
          <table:table-cell table:formula="of:=COS([.B217])" office:value-type="float" office:value="-0.83969552646976">
            <text:p>-0,8396955265</text:p>
          </table:table-cell>
          <table:table-cell table:formula="of:=TAN([.B217])" office:value-type="float" office:value="0.646731415640313">
            <text:p>0,6467314156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style-name="ce4" table:formula="of:=(3.14*[.A218])/180" office:value-type="float" office:value="3.73311111111111">
            <text:p>3,7331111111</text:p>
          </table:table-cell>
          <table:table-cell table:formula="of:=SIN([.B218])" office:value-type="float" office:value="-0.557622129147495">
            <text:p>-0,5576221291</text:p>
          </table:table-cell>
          <table:table-cell table:formula="of:=COS([.B218])" office:value-type="float" office:value="-0.830094910889721">
            <text:p>-0,8300949109</text:p>
          </table:table-cell>
          <table:table-cell table:formula="of:=TAN([.B218])" office:value-type="float" office:value="0.671757074802228">
            <text:p>0,6717570748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style-name="ce4" table:formula="of:=(3.14*[.A219])/180" office:value-type="float" office:value="3.75055555555556">
            <text:p>3,7505555556</text:p>
          </table:table-cell>
          <table:table-cell table:formula="of:=SIN([.B219])" office:value-type="float" office:value="-0.572017096824622">
            <text:p>-0,5720170968</text:p>
          </table:table-cell>
          <table:table-cell table:formula="of:=COS([.B219])" office:value-type="float" office:value="-0.820241696660399">
            <text:p>-0,8202416967</text:p>
          </table:table-cell>
          <table:table-cell table:formula="of:=TAN([.B219])" office:value-type="float" office:value="0.697376272327511">
            <text:p>0,697376272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style-name="ce4" table:formula="of:=(3.14*[.A220])/180" office:value-type="float" office:value="3.768">
            <text:p>3,768</text:p>
          </table:table-cell>
          <table:table-cell table:formula="of:=SIN([.B220])" office:value-type="float" office:value="-0.586237999170027">
            <text:p>-0,5862379992</text:p>
          </table:table-cell>
          <table:table-cell table:formula="of:=COS([.B220])" office:value-type="float" office:value="-0.810138882123999">
            <text:p>-0,8101388821</text:p>
          </table:table-cell>
          <table:table-cell table:formula="of:=TAN([.B220])" office:value-type="float" office:value="0.723626543677357">
            <text:p>0,723626543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style-name="ce4" table:formula="of:=(3.14*[.A221])/180" office:value-type="float" office:value="3.78544444444444">
            <text:p>3,7854444444</text:p>
          </table:table-cell>
          <table:table-cell table:formula="of:=SIN([.B221])" office:value-type="float" office:value="-0.600280508749971">
            <text:p>-0,6002805087</text:p>
          </table:table-cell>
          <table:table-cell table:formula="of:=COS([.B221])" office:value-type="float" office:value="-0.79978954157633">
            <text:p>-0,7997895416</text:p>
          </table:table-cell>
          <table:table-cell table:formula="of:=TAN([.B221])" office:value-type="float" office:value="0.750548084896009">
            <text:p>0,7505480849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style-name="ce4" table:formula="of:=(3.14*[.A222])/180" office:value-type="float" office:value="3.80288888888889">
            <text:p>3,8028888889</text:p>
          </table:table-cell>
          <table:table-cell table:formula="of:=SIN([.B222])" office:value-type="float" office:value="-0.614140352415799">
            <text:p>-0,6141403524</text:p>
          </table:table-cell>
          <table:table-cell table:formula="of:=COS([.B222])" office:value-type="float" office:value="-0.789196824331294">
            <text:p>-0,7891968243</text:p>
          </table:table-cell>
          <table:table-cell table:formula="of:=TAN([.B222])" office:value-type="float" office:value="0.778184013773972">
            <text:p>0,7781840138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style-name="ce4" table:formula="of:=(3.14*[.A223])/180" office:value-type="float" office:value="3.82033333333333">
            <text:p>3,8203333333</text:p>
          </table:table-cell>
          <table:table-cell table:formula="of:=SIN([.B223])" office:value-type="float" office:value="-0.62781331260426">
            <text:p>-0,6278133126</text:p>
          </table:table-cell>
          <table:table-cell table:formula="of:=COS([.B223])" office:value-type="float" office:value="-0.778363953762548">
            <text:p>-0,7783639538</text:p>
          </table:table-cell>
          <table:table-cell table:formula="of:=TAN([.B223])" office:value-type="float" office:value="0.806580661359589">
            <text:p>0,806580661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style-name="ce4" table:formula="of:=(3.14*[.A224])/180" office:value-type="float" office:value="3.83777777777778">
            <text:p>3,8377777778</text:p>
          </table:table-cell>
          <table:table-cell table:formula="of:=SIN([.B224])" office:value-type="float" office:value="-0.641295228620922">
            <text:p>-0,6412952286</text:p>
          </table:table-cell>
          <table:table-cell table:formula="of:=COS([.B224])" office:value-type="float" office:value="-0.767294226322627">
            <text:p>-0,7672942263</text:p>
          </table:table-cell>
          <table:table-cell table:formula="of:=TAN([.B224])" office:value-type="float" office:value="0.835787898071938">
            <text:p>0,835787898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style-name="ce4" table:formula="of:=(3.14*[.A225])/180" office:value-type="float" office:value="3.85522222222222">
            <text:p>3,8552222222</text:p>
          </table:table-cell>
          <table:table-cell table:formula="of:=SIN([.B225])" office:value-type="float" office:value="-0.654581997906269">
            <text:p>-0,6545819979</text:p>
          </table:table-cell>
          <table:table-cell table:formula="of:=COS([.B225])" office:value-type="float" office:value="-0.755991010539833">
            <text:p>-0,7559910105</text:p>
          </table:table-cell>
          <table:table-cell table:formula="of:=TAN([.B225])" office:value-type="float" office:value="0.865859499359456">
            <text:p>0,865859499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style-name="ce4" table:formula="of:=(3.14*[.A226])/180" office:value-type="float" office:value="3.87266666666667">
            <text:p>3,8726666667</text:p>
          </table:table-cell>
          <table:table-cell table:formula="of:=SIN([.B226])" office:value-type="float" office:value="-0.667669577284116">
            <text:p>-0,6676695773</text:p>
          </table:table-cell>
          <table:table-cell table:formula="of:=COS([.B226])" office:value-type="float" office:value="-0.744457745993183">
            <text:p>-0,744457746</text:p>
          </table:table-cell>
          <table:table-cell table:formula="of:=TAN([.B226])" office:value-type="float" office:value="0.896853556669461">
            <text:p>0,8968535567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style-name="ce4" table:formula="of:=(3.14*[.A227])/180" office:value-type="float" office:value="3.89011111111111">
            <text:p>3,8901111111</text:p>
          </table:table-cell>
          <table:table-cell table:formula="of:=SIN([.B227])" office:value-type="float" office:value="-0.680553984191951">
            <text:p>-0,6805539842</text:p>
          </table:table-cell>
          <table:table-cell table:formula="of:=COS([.B227])" office:value-type="float" office:value="-0.732697942265748">
            <text:p>-0,7326979423</text:p>
          </table:table-cell>
          <table:table-cell table:formula="of:=TAN([.B227])" office:value-type="float" office:value="0.92883294047128">
            <text:p>0,9288329405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style-name="ce4" table:formula="of:=(3.14*[.A228])/180" office:value-type="float" office:value="3.90755555555556">
            <text:p>3,9075555556</text:p>
          </table:table-cell>
          <table:table-cell table:formula="of:=SIN([.B228])" office:value-type="float" office:value="-0.693231297892833">
            <text:p>-0,6932312979</text:p>
          </table:table-cell>
          <table:table-cell table:formula="of:=COS([.B228])" office:value-type="float" office:value="-0.720715177876682">
            <text:p>-0,7207151779</text:p>
          </table:table-cell>
          <table:table-cell table:formula="of:=TAN([.B228])" office:value-type="float" office:value="0.961865823244045">
            <text:p>0,9618658232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style-name="ce4" table:formula="of:=(3.14*[.A229])/180" office:value-type="float" office:value="3.925">
            <text:p>3,925</text:p>
          </table:table-cell>
          <table:table-cell table:formula="of:=SIN([.B229])" office:value-type="float" office:value="-0.705697660668476">
            <text:p>-0,7056976607</text:p>
          </table:table-cell>
          <table:table-cell table:formula="of:=COS([.B229])" office:value-type="float" office:value="-0.708513099192273">
            <text:p>-0,7085130992</text:p>
          </table:table-cell>
          <table:table-cell table:formula="of:=TAN([.B229])" office:value-type="float" office:value="0.996026271741473">
            <text:p>0,996026271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style-name="ce4" table:formula="of:=(3.14*[.A230])/180" office:value-type="float" office:value="3.94244444444444">
            <text:p>3,9424444444</text:p>
          </table:table-cell>
          <table:table-cell table:formula="of:=SIN([.B230])" office:value-type="float" office:value="-0.717949278993155">
            <text:p>-0,717949279</text:p>
          </table:table-cell>
          <table:table-cell table:formula="of:=COS([.B230])" office:value-type="float" office:value="-0.696095419316352">
            <text:p>-0,6960954193</text:p>
          </table:table-cell>
          <table:table-cell table:formula="of:=TAN([.B230])" office:value-type="float" office:value="1.03139491953311">
            <text:p>1,031394919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style-name="ce4" table:formula="of:=(3.14*[.A231])/180" office:value-type="float" office:value="3.95988888888889">
            <text:p>3,9598888889</text:p>
          </table:table-cell>
          <table:table-cell table:formula="of:=SIN([.B231])" office:value-type="float" office:value="-0.72998242468808">
            <text:p>-0,7299824247</text:p>
          </table:table-cell>
          <table:table-cell table:formula="of:=COS([.B231])" office:value-type="float" office:value="-0.683465916960394">
            <text:p>-0,683465917</text:p>
          </table:table-cell>
          <table:table-cell table:formula="of:=TAN([.B231])" office:value-type="float" office:value="1.06805973286065">
            <text:p>1,0680597329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style-name="ce4" table:formula="of:=(3.14*[.A232])/180" office:value-type="float" office:value="3.97733333333333">
            <text:p>3,9773333333</text:p>
          </table:table-cell>
          <table:table-cell table:formula="of:=SIN([.B232])" office:value-type="float" office:value="-0.741793436055884">
            <text:p>-0,7417934361</text:p>
          </table:table-cell>
          <table:table-cell table:formula="of:=COS([.B232])" office:value-type="float" office:value="-0.670628435293646">
            <text:p>-0,6706284353</text:p>
          </table:table-cell>
          <table:table-cell table:formula="of:=TAN([.B232])" office:value-type="float" office:value="1.10611688532276">
            <text:p>1,106116885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style-name="ce4" table:formula="of:=(3.14*[.A233])/180" office:value-type="float" office:value="3.99477777777778">
            <text:p>3,9947777778</text:p>
          </table:table-cell>
          <table:table-cell table:formula="of:=SIN([.B233])" office:value-type="float" office:value="-0.753378718994883">
            <text:p>-0,753378719</text:p>
          </table:table-cell>
          <table:table-cell table:formula="of:=COS([.B233])" office:value-type="float" office:value="-0.657586880773659">
            <text:p>-0,6575868808</text:p>
          </table:table-cell>
          <table:table-cell table:formula="of:=TAN([.B233])" office:value-type="float" office:value="1.1456717599179">
            <text:p>1,145671759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style-name="ce4" table:formula="of:=(3.14*[.A234])/180" office:value-type="float" office:value="4.01222222222222">
            <text:p>4,0122222222</text:p>
          </table:table-cell>
          <table:table-cell table:formula="of:=SIN([.B234])" office:value-type="float" office:value="-0.764734748092759">
            <text:p>-0,7647347481</text:p>
          </table:table-cell>
          <table:table-cell table:formula="of:=COS([.B234])" office:value-type="float" office:value="-0.644345221957535">
            <text:p>-0,644345222</text:p>
          </table:table-cell>
          <table:table-cell table:formula="of:=TAN([.B234])" office:value-type="float" office:value="1.18684010066759">
            <text:p>1,1868401007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style-name="ce4" table:formula="of:=(3.14*[.A235])/180" office:value-type="float" office:value="4.02966666666667">
            <text:p>4,0296666667</text:p>
          </table:table-cell>
          <table:table-cell table:formula="of:=SIN([.B235])" office:value-type="float" office:value="-0.775858067699354">
            <text:p>-0,7758580677</text:p>
          </table:table-cell>
          <table:table-cell table:formula="of:=COS([.B235])" office:value-type="float" office:value="-0.630907488294302">
            <text:p>-0,6309074883</text:p>
          </table:table-cell>
          <table:table-cell table:formula="of:=TAN([.B235])" office:value-type="float" office:value="1.22974934058389">
            <text:p>1,229749340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style-name="ce4" table:formula="of:=(3.14*[.A236])/180" office:value-type="float" office:value="4.04711111111111">
            <text:p>4,0471111111</text:p>
          </table:table-cell>
          <table:table-cell table:formula="of:=SIN([.B236])" office:value-type="float" office:value="-0.786745292978222">
            <text:p>-0,786745293</text:p>
          </table:table-cell>
          <table:table-cell table:formula="of:=COS([.B236])" office:value-type="float" office:value="-0.617277768898744">
            <text:p>-0,6172777689</text:p>
          </table:table-cell>
          <table:table-cell table:formula="of:=TAN([.B236])" office:value-type="float" office:value="1.27454013835913">
            <text:p>1,2745401384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style-name="ce4" table:formula="of:=(3.14*[.A237])/180" office:value-type="float" office:value="4.06455555555556">
            <text:p>4,0645555556</text:p>
          </table:table-cell>
          <table:table-cell table:formula="of:=SIN([.B237])" office:value-type="float" office:value="-0.797393110936639">
            <text:p>-0,7973931109</text:p>
          </table:table-cell>
          <table:table-cell table:formula="of:=COS([.B237])" office:value-type="float" office:value="-0.603460211307083">
            <text:p>-0,6034602113</text:p>
          </table:table-cell>
          <table:table-cell table:formula="of:=TAN([.B237])" office:value-type="float" office:value="1.3213681631296">
            <text:p>1,321368163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style-name="ce4" table:formula="of:=(3.14*[.A238])/180" office:value-type="float" office:value="4.082">
            <text:p>4,082</text:p>
          </table:table-cell>
          <table:table-cell table:formula="of:=SIN([.B238])" office:value-type="float" office:value="-0.807798281433749">
            <text:p>-0,8077982814</text:p>
          </table:table-cell>
          <table:table-cell table:formula="of:=COS([.B238])" office:value-type="float" office:value="-0.589459020214876">
            <text:p>-0,5894590202</text:p>
          </table:table-cell>
          <table:table-cell table:formula="of:=TAN([.B238])" office:value-type="float" office:value="1.37040617537633">
            <text:p>1,3704061754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style-name="ce4" table:formula="of:=(3.14*[.A239])/180" office:value-type="float" office:value="4.09944444444444">
            <text:p>4,0994444444</text:p>
          </table:table-cell>
          <table:table-cell table:formula="of:=SIN([.B239])" office:value-type="float" office:value="-0.817957638166546">
            <text:p>-0,8179576382</text:p>
          </table:table-cell>
          <table:table-cell table:formula="of:=COS([.B239])" office:value-type="float" office:value="-0.575278456197523">
            <text:p>-0,5752784562</text:p>
          </table:table-cell>
          <table:table-cell table:formula="of:=TAN([.B239])" office:value-type="float" office:value="1.42184646296871">
            <text:p>1,421846463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style-name="ce4" table:formula="of:=(3.14*[.A240])/180" office:value-type="float" office:value="4.11688888888889">
            <text:p>4,1168888889</text:p>
          </table:table-cell>
          <table:table-cell table:formula="of:=SIN([.B240])" office:value-type="float" office:value="-0.827868089633377">
            <text:p>-0,8278680896</text:p>
          </table:table-cell>
          <table:table-cell table:formula="of:=COS([.B240])" office:value-type="float" office:value="-0.560922834413774">
            <text:p>-0,5609228344</text:p>
          </table:table-cell>
          <table:table-cell table:formula="of:=TAN([.B240])" office:value-type="float" office:value="1.4759037051836">
            <text:p>1,475903705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style-name="ce4" table:formula="of:=(3.14*[.A241])/180" office:value-type="float" office:value="4.13433333333333">
            <text:p>4,1343333333</text:p>
          </table:table-cell>
          <table:table-cell table:formula="of:=SIN([.B241])" office:value-type="float" office:value="-0.837526620074694">
            <text:p>-0,8375266201</text:p>
          </table:table-cell>
          <table:table-cell table:formula="of:=COS([.B241])" office:value-type="float" office:value="-0.546396523292618">
            <text:p>-0,5463965233</text:p>
          </table:table-cell>
          <table:table-cell table:formula="of:=TAN([.B241])" office:value-type="float" office:value="1.53281835511637">
            <text:p>1,532818355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style-name="ce4" table:formula="of:=(3.14*[.A242])/180" office:value-type="float" office:value="4.15177777777778">
            <text:p>4,1517777778</text:p>
          </table:table-cell>
          <table:table-cell table:formula="of:=SIN([.B242])" office:value-type="float" office:value="-0.846930290390746">
            <text:p>-0,8469302904</text:p>
          </table:table-cell>
          <table:table-cell table:formula="of:=COS([.B242])" office:value-type="float" office:value="-0.531703943203966">
            <text:p>-0,5317039432</text:p>
          </table:table-cell>
          <table:table-cell table:formula="of:=TAN([.B242])" office:value-type="float" office:value="1.59286065340662">
            <text:p>1,592860653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style-name="ce4" table:formula="of:=(3.14*[.A243])/180" office:value-type="float" office:value="4.16922222222222">
            <text:p>4,1692222222</text:p>
          </table:table-cell>
          <table:table-cell table:formula="of:=SIN([.B243])" office:value-type="float" office:value="-0.856076239035959">
            <text:p>-0,856076239</text:p>
          </table:table-cell>
          <table:table-cell table:formula="of:=COS([.B243])" office:value-type="float" office:value="-0.516849565113532">
            <text:p>-0,5168495651</text:p>
          </table:table-cell>
          <table:table-cell table:formula="of:=TAN([.B243])" office:value-type="float" office:value="1.65633541521489">
            <text:p>1,656335415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style-name="ce4" table:formula="of:=(3.14*[.A244])/180" office:value-type="float" office:value="4.18666666666667">
            <text:p>4,1866666667</text:p>
          </table:table-cell>
          <table:table-cell table:formula="of:=SIN([.B244])" office:value-type="float" office:value="-0.864961682889699">
            <text:p>-0,8649616829</text:p>
          </table:table-cell>
          <table:table-cell table:formula="of:=COS([.B244])" office:value-type="float" office:value="-0.50183790922231">
            <text:p>-0,5018379092</text:p>
          </table:table-cell>
          <table:table-cell table:formula="of:=TAN([.B244])" office:value-type="float" office:value="1.72358777006328">
            <text:p>1,723587770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style-name="ce4" table:formula="of:=(3.14*[.A245])/180" office:value-type="float" office:value="4.20411111111111">
            <text:p>4,2041111111</text:p>
          </table:table-cell>
          <table:table-cell table:formula="of:=SIN([.B245])" office:value-type="float" office:value="-0.873583918103183">
            <text:p>-0,8735839181</text:p>
          </table:table-cell>
          <table:table-cell table:formula="of:=COS([.B245])" office:value-type="float" office:value="-0.486673543591072">
            <text:p>-0,4866735436</text:p>
          </table:table-cell>
          <table:table-cell table:formula="of:=TAN([.B245])" office:value-type="float" office:value="1.79501008346821">
            <text:p>1,7950100835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style-name="ce4" table:formula="of:=(3.14*[.A246])/180" office:value-type="float" office:value="4.22155555555556">
            <text:p>4,2215555556</text:p>
          </table:table-cell>
          <table:table-cell table:formula="of:=SIN([.B246])" office:value-type="float" office:value="-0.881940320922257">
            <text:p>-0,8819403209</text:p>
          </table:table-cell>
          <table:table-cell table:formula="of:=COS([.B246])" office:value-type="float" office:value="-0.471361082750312">
            <text:p>-0,4713610828</text:p>
          </table:table-cell>
          <table:table-cell table:formula="of:=TAN([.B246])" office:value-type="float" office:value="1.87105035438285">
            <text:p>1,871050354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style-name="ce4" table:formula="of:=(3.14*[.A247])/180" office:value-type="float" office:value="4.239">
            <text:p>4,239</text:p>
          </table:table-cell>
          <table:table-cell table:formula="of:=SIN([.B247])" office:value-type="float" office:value="-0.890028348485814">
            <text:p>-0,8900283485</text:p>
          </table:table-cell>
          <table:table-cell table:formula="of:=COS([.B247])" office:value-type="float" office:value="-0.455905186296027">
            <text:p>-0,4559051863</text:p>
          </table:table-cell>
          <table:table-cell table:formula="of:=TAN([.B247])" office:value-type="float" office:value="1.95222246914275">
            <text:p>1,952222469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style-name="ce4" table:formula="of:=(3.14*[.A248])/180" office:value-type="float" office:value="4.25644444444445">
            <text:p>4,2564444444</text:p>
          </table:table-cell>
          <table:table-cell table:formula="of:=SIN([.B248])" office:value-type="float" office:value="-0.897845539599584">
            <text:p>-0,8978455396</text:p>
          </table:table-cell>
          <table:table-cell table:formula="of:=COS([.B248])" office:value-type="float" office:value="-0.440310557471805">
            <text:p>-0,4403105575</text:p>
          </table:table-cell>
          <table:table-cell table:formula="of:=TAN([.B248])" office:value-type="float" office:value="2.03911880913071">
            <text:p>2,039118809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style-name="ce4" table:formula="of:=(3.14*[.A249])/180" office:value-type="float" office:value="4.27388888888889">
            <text:p>4,2738888889</text:p>
          </table:table-cell>
          <table:table-cell table:formula="of:=SIN([.B249])" office:value-type="float" office:value="-0.90538951548508">
            <text:p>-0,9053895155</text:p>
          </table:table-cell>
          <table:table-cell table:formula="of:=COS([.B249])" office:value-type="float" office:value="-0.424581941737625">
            <text:p>-0,4245819417</text:p>
          </table:table-cell>
          <table:table-cell table:formula="of:=TAN([.B249])" office:value-type="float" office:value="2.13242586761869">
            <text:p>2,132425867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style-name="ce4" table:formula="of:=(3.14*[.A250])/180" office:value-type="float" office:value="4.29133333333333">
            <text:p>4,2913333333</text:p>
          </table:table-cell>
          <table:table-cell table:formula="of:=SIN([.B250])" office:value-type="float" office:value="-0.912657980503461">
            <text:p>-0,9126579805</text:p>
          </table:table-cell>
          <table:table-cell table:formula="of:=COS([.B250])" office:value-type="float" office:value="-0.408724125325804">
            <text:p>-0,4087241253</text:p>
          </table:table-cell>
          <table:table-cell table:formula="of:=TAN([.B250])" office:value-type="float" office:value="2.2329437484904">
            <text:p>2,2329437485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style-name="ce4" table:formula="of:=(3.14*[.A251])/180" office:value-type="float" office:value="4.30877777777778">
            <text:p>4,3087777778</text:p>
          </table:table-cell>
          <table:table-cell table:formula="of:=SIN([.B251])" office:value-type="float" office:value="-0.919648722854099">
            <text:p>-0,9196487229</text:p>
          </table:table-cell>
          <table:table-cell table:formula="of:=COS([.B251])" office:value-type="float" office:value="-0.392741933784545">
            <text:p>-0,3927419338</text:p>
          </table:table-cell>
          <table:table-cell table:formula="of:=TAN([.B251])" office:value-type="float" office:value="2.34161072130029">
            <text:p>2,341610721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style-name="ce4" table:formula="of:=(3.14*[.A252])/180" office:value-type="float" office:value="4.32622222222222">
            <text:p>4,3262222222</text:p>
          </table:table-cell>
          <table:table-cell table:formula="of:=SIN([.B252])" office:value-type="float" office:value="-0.926359615247629">
            <text:p>-0,9263596152</text:p>
          </table:table-cell>
          <table:table-cell table:formula="of:=COS([.B252])" office:value-type="float" office:value="-0.376640230509521">
            <text:p>-0,3766402305</text:p>
          </table:table-cell>
          <table:table-cell table:formula="of:=TAN([.B252])" office:value-type="float" office:value="2.45953443155672">
            <text:p>2,459534431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style-name="ce4" table:formula="of:=(3.14*[.A253])/180" office:value-type="float" office:value="4.34366666666667">
            <text:p>4,3436666667</text:p>
          </table:table-cell>
          <table:table-cell table:formula="of:=SIN([.B253])" office:value-type="float" office:value="-0.932788615553286">
            <text:p>-0,9327886156</text:p>
          </table:table-cell>
          <table:table-cell table:formula="of:=COS([.B253])" office:value-type="float" office:value="-0.360423915263933">
            <text:p>-0,3604239153</text:p>
          </table:table-cell>
          <table:table-cell table:formula="of:=TAN([.B253])" office:value-type="float" office:value="2.58803197027095">
            <text:p>2,588031970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style-name="ce4" table:formula="of:=(3.14*[.A254])/180" office:value-type="float" office:value="4.36111111111111">
            <text:p>4,3611111111</text:p>
          </table:table-cell>
          <table:table-cell table:formula="of:=SIN([.B254])" office:value-type="float" office:value="-0.938933767420333">
            <text:p>-0,9389337674</text:p>
          </table:table-cell>
          <table:table-cell table:formula="of:=COS([.B254])" office:value-type="float" office:value="-0.344097922687511">
            <text:p>-0,3440979227</text:p>
          </table:table-cell>
          <table:table-cell table:formula="of:=TAN([.B254])" office:value-type="float" office:value="2.72868188243326">
            <text:p>2,7286818824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style-name="ce4" table:formula="of:=(3.14*[.A255])/180" office:value-type="float" office:value="4.37855555555556">
            <text:p>4,3785555556</text:p>
          </table:table-cell>
          <table:table-cell table:formula="of:=SIN([.B255])" office:value-type="float" office:value="-0.944793200873369">
            <text:p>-0,9447932009</text:p>
          </table:table-cell>
          <table:table-cell table:formula="of:=COS([.B255])" office:value-type="float" office:value="-0.327667220794899">
            <text:p>-0,3276672208</text:p>
          </table:table-cell>
          <table:table-cell table:formula="of:=TAN([.B255])" office:value-type="float" office:value="2.88339248149804">
            <text:p>2,883392481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style-name="ce4" table:formula="of:=(3.14*[.A256])/180" office:value-type="float" office:value="4.396">
            <text:p>4,396</text:p>
          </table:table-cell>
          <table:table-cell table:formula="of:=SIN([.B256])" office:value-type="float" office:value="-0.950365132881376">
            <text:p>-0,9503651329</text:p>
          </table:table-cell>
          <table:table-cell table:formula="of:=COS([.B256])" office:value-type="float" office:value="-0.311136809463881">
            <text:p>-0,3111368095</text:p>
          </table:table-cell>
          <table:table-cell table:formula="of:=TAN([.B256])" office:value-type="float" office:value="3.05449276322833">
            <text:p>3,0544927632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style-name="ce4" table:formula="of:=(3.14*[.A257])/180" office:value-type="float" office:value="4.41344444444445">
            <text:p>4,4134444444</text:p>
          </table:table-cell>
          <table:table-cell table:formula="of:=SIN([.B257])" office:value-type="float" office:value="-0.955647867900289">
            <text:p>-0,9556478679</text:p>
          </table:table-cell>
          <table:table-cell table:formula="of:=COS([.B257])" office:value-type="float" office:value="-0.29451171891392">
            <text:p>-0,2945117189</text:p>
          </table:table-cell>
          <table:table-cell table:formula="of:=TAN([.B257])" office:value-type="float" office:value="3.24485515015993">
            <text:p>3,244855150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style-name="ce4" table:formula="of:=(3.14*[.A258])/180" office:value-type="float" office:value="4.43088888888889">
            <text:p>4,4308888889</text:p>
          </table:table-cell>
          <table:table-cell table:formula="of:=SIN([.B258])" office:value-type="float" office:value="-0.960639798388954">
            <text:p>-0,9606397984</text:p>
          </table:table-cell>
          <table:table-cell table:formula="of:=COS([.B258])" office:value-type="float" office:value="-0.277797008175449">
            <text:p>-0,2777970082</text:p>
          </table:table-cell>
          <table:table-cell table:formula="of:=TAN([.B258])" office:value-type="float" office:value="3.45806387440372">
            <text:p>3,458063874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style-name="ce4" table:formula="of:=(3.14*[.A259])/180" office:value-type="float" office:value="4.44833333333333">
            <text:p>4,4483333333</text:p>
          </table:table-cell>
          <table:table-cell table:formula="of:=SIN([.B259])" office:value-type="float" office:value="-0.965339405298306">
            <text:p>-0,9653394053</text:p>
          </table:table-cell>
          <table:table-cell table:formula="of:=COS([.B259])" office:value-type="float" office:value="-0.260997763550406">
            <text:p>-0,2609977636</text:p>
          </table:table-cell>
          <table:table-cell table:formula="of:=TAN([.B259])" office:value-type="float" office:value="3.69865010399551">
            <text:p>3,69865010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style-name="ce4" table:formula="of:=(3.14*[.A260])/180" office:value-type="float" office:value="4.46577777777778">
            <text:p>4,4657777778</text:p>
          </table:table-cell>
          <table:table-cell table:formula="of:=SIN([.B260])" office:value-type="float" office:value="-0.969745258533614">
            <text:p>-0,9697452585</text:p>
          </table:table-cell>
          <table:table-cell table:formula="of:=COS([.B260])" office:value-type="float" office:value="-0.244119097064472">
            <text:p>-0,2441190971</text:p>
          </table:table-cell>
          <table:table-cell table:formula="of:=TAN([.B260])" office:value-type="float" office:value="3.97242686129346">
            <text:p>3,9724268613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style-name="ce4" table:formula="of:=(3.14*[.A261])/180" office:value-type="float" office:value="4.48322222222222">
            <text:p>4,4832222222</text:p>
          </table:table-cell>
          <table:table-cell table:formula="of:=SIN([.B261])" office:value-type="float" office:value="-0.973856017389665">
            <text:p>-0,9738560174</text:p>
          </table:table-cell>
          <table:table-cell table:formula="of:=COS([.B261])" office:value-type="float" office:value="-0.227166144911474">
            <text:p>-0,2271661449</text:p>
          </table:table-cell>
          <table:table-cell table:formula="of:=TAN([.B261])" office:value-type="float" office:value="4.28697690744884">
            <text:p>4,2869769074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style-name="ce4" table:formula="of:=(3.14*[.A262])/180" office:value-type="float" office:value="4.50066666666667">
            <text:p>4,5006666667</text:p>
          </table:table-cell>
          <table:table-cell table:formula="of:=SIN([.B262])" office:value-type="float" office:value="-0.977670430958734">
            <text:p>-0,977670431</text:p>
          </table:table-cell>
          <table:table-cell table:formula="of:=COS([.B262])" office:value-type="float" office:value="-0.210144065890434">
            <text:p>-0,2101440659</text:p>
          </table:table-cell>
          <table:table-cell table:formula="of:=TAN([.B262])" office:value-type="float" office:value="4.65238181633204">
            <text:p>4,6523818163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style-name="ce4" table:formula="of:=(3.14*[.A263])/180" office:value-type="float" office:value="4.51811111111111">
            <text:p>4,5181111111</text:p>
          </table:table-cell>
          <table:table-cell table:formula="of:=SIN([.B263])" office:value-type="float" office:value="-0.981187338511245">
            <text:p>-0,9811873385</text:p>
          </table:table-cell>
          <table:table-cell table:formula="of:=COS([.B263])" office:value-type="float" office:value="-0.193058039835744">
            <text:p>-0,1930580398</text:p>
          </table:table-cell>
          <table:table-cell table:formula="of:=TAN([.B263])" office:value-type="float" office:value="5.08234383476623">
            <text:p>5,082343834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style-name="ce4" table:formula="of:=(3.14*[.A264])/180" office:value-type="float" office:value="4.53555555555556">
            <text:p>4,5355555556</text:p>
          </table:table-cell>
          <table:table-cell table:formula="of:=SIN([.B264])" office:value-type="float" office:value="-0.984405669848976">
            <text:p>-0,9844056698</text:p>
          </table:table-cell>
          <table:table-cell table:formula="of:=COS([.B264])" office:value-type="float" office:value="-0.175913266040938">
            <text:p>-0,175913266</text:p>
          </table:table-cell>
          <table:table-cell table:formula="of:=TAN([.B264])" office:value-type="float" office:value="5.59597176497131">
            <text:p>5,595971765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style-name="ce4" table:formula="of:=(3.14*[.A265])/180" office:value-type="float" office:value="4.553">
            <text:p>4,553</text:p>
          </table:table-cell>
          <table:table-cell table:formula="of:=SIN([.B265])" office:value-type="float" office:value="-0.987324445630722">
            <text:p>-0,9873244456</text:p>
          </table:table-cell>
          <table:table-cell table:formula="of:=COS([.B265])" office:value-type="float" office:value="-0.158714961676543">
            <text:p>-0,1587149617</text:p>
          </table:table-cell>
          <table:table-cell table:formula="of:=TAN([.B265])" office:value-type="float" office:value="6.22073959002594">
            <text:p>6,22073959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style-name="ce4" table:formula="of:=(3.14*[.A266])/180" office:value-type="float" office:value="4.57044444444445">
            <text:p>4,5704444444</text:p>
          </table:table-cell>
          <table:table-cell table:formula="of:=SIN([.B266])" office:value-type="float" office:value="-0.989942777670315">
            <text:p>-0,9899427777</text:p>
          </table:table-cell>
          <table:table-cell table:formula="of:=COS([.B266])" office:value-type="float" office:value="-0.141468360202488">
            <text:p>-0,1414683602</text:p>
          </table:table-cell>
          <table:table-cell table:formula="of:=TAN([.B266])" office:value-type="float" office:value="6.99762672199904">
            <text:p>6,99762672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style-name="ce4" table:formula="of:=(3.14*[.A267])/180" office:value-type="float" office:value="4.58788888888889">
            <text:p>4,5878888889</text:p>
          </table:table-cell>
          <table:table-cell table:formula="of:=SIN([.B267])" office:value-type="float" office:value="-0.992259869206892">
            <text:p>-0,9922598692</text:p>
          </table:table-cell>
          <table:table-cell table:formula="of:=COS([.B267])" office:value-type="float" office:value="-0.124178709775554">
            <text:p>-0,1241787098</text:p>
          </table:table-cell>
          <table:table-cell table:formula="of:=TAN([.B267])" office:value-type="float" office:value="7.99057963317821">
            <text:p>7,990579633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style-name="ce4" table:formula="of:=(3.14*[.A268])/180" office:value-type="float" office:value="4.60533333333333">
            <text:p>4,6053333333</text:p>
          </table:table-cell>
          <table:table-cell table:formula="of:=SIN([.B268])" office:value-type="float" office:value="-0.994275015147355">
            <text:p>-0,9942750151</text:p>
          </table:table-cell>
          <table:table-cell table:formula="of:=COS([.B268])" office:value-type="float" office:value="-0.106851271652361">
            <text:p>-0,1068512717</text:p>
          </table:table-cell>
          <table:table-cell table:formula="of:=TAN([.B268])" office:value-type="float" office:value="9.30522397882368">
            <text:p>9,305223978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style-name="ce4" table:formula="of:=(3.14*[.A269])/180" office:value-type="float" office:value="4.62277777777778">
            <text:p>4,6227777778</text:p>
          </table:table-cell>
          <table:table-cell table:formula="of:=SIN([.B269])" office:value-type="float" office:value="-0.99598760228093">
            <text:p>-0,9959876023</text:p>
          </table:table-cell>
          <table:table-cell table:formula="of:=COS([.B269])" office:value-type="float" office:value="-0.0894913185883583">
            <text:p>-0,0894913186</text:p>
          </table:table-cell>
          <table:table-cell table:formula="of:=TAN([.B269])" office:value-type="float" office:value="11.1294326420898">
            <text:p>11,129432642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style-name="ce4" table:formula="of:=(3.14*[.A270])/180" office:value-type="float" office:value="4.64022222222222">
            <text:p>4,6402222222</text:p>
          </table:table-cell>
          <table:table-cell table:formula="of:=SIN([.B270])" office:value-type="float" office:value="-0.997397109465769">
            <text:p>-0,9973971095</text:p>
          </table:table-cell>
          <table:table-cell table:formula="of:=COS([.B270])" office:value-type="float" office:value="-0.0721041332333236">
            <text:p>-0,0721041332</text:p>
          </table:table-cell>
          <table:table-cell table:formula="of:=TAN([.B270])" office:value-type="float" office:value="13.832731422459">
            <text:p>13,832731422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style-name="ce4" table:formula="of:=(3.14*[.A271])/180" office:value-type="float" office:value="4.65766666666667">
            <text:p>4,6576666667</text:p>
          </table:table-cell>
          <table:table-cell table:formula="of:=SIN([.B271])" office:value-type="float" office:value="-0.99850310778753">
            <text:p>-0,9985031078</text:p>
          </table:table-cell>
          <table:table-cell table:formula="of:=COS([.B271])" office:value-type="float" office:value="-0.0546950065238443">
            <text:p>-0,0546950065</text:p>
          </table:table-cell>
          <table:table-cell table:formula="of:=TAN([.B271])" office:value-type="float" office:value="18.2558367069987">
            <text:p>18,25583670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style-name="ce4" table:formula="of:=(3.14*[.A272])/180" office:value-type="float" office:value="4.67511111111111">
            <text:p>4,6751111111</text:p>
          </table:table-cell>
          <table:table-cell table:formula="of:=SIN([.B272])" office:value-type="float" office:value="-0.999305260689902">
            <text:p>-0,9993052607</text:p>
          </table:table-cell>
          <table:table-cell table:formula="of:=COS([.B272])" office:value-type="float" office:value="-0.0372692360732829">
            <text:p>-0,0372692361</text:p>
          </table:table-cell>
          <table:table-cell table:formula="of:=TAN([.B272])" office:value-type="float" office:value="26.8131404337067">
            <text:p>26,813140433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style-name="ce4" table:formula="of:=(3.14*[.A273])/180" office:value-type="float" office:value="4.69255555555556">
            <text:p>4,6925555556</text:p>
          </table:table-cell>
          <table:table-cell table:formula="of:=SIN([.B273])" office:value-type="float" office:value="-0.999803324077015">
            <text:p>-0,9998033241</text:p>
          </table:table-cell>
          <table:table-cell table:formula="of:=COS([.B273])" office:value-type="float" office:value="-0.0198321245597066">
            <text:p>-0,0198321246</text:p>
          </table:table-cell>
          <table:table-cell table:formula="of:=TAN([.B273])" office:value-type="float" office:value="50.4133241532951">
            <text:p>50,413324153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style-name="ce4" table:formula="of:=(3.14*[.A274])/180" office:value-type="float" office:value="4.71">
            <text:p>4,71</text:p>
          </table:table-cell>
          <table:table-cell table:formula="of:=SIN([.B274])" office:value-type="float" office:value="-0.999997146387718">
            <text:p>-0,9999971464</text:p>
          </table:table-cell>
          <table:table-cell table:formula="of:=COS([.B274])" office:value-type="float" office:value="-0.00238897811228154">
            <text:p>-0,0023889781</text:p>
          </table:table-cell>
          <table:table-cell table:formula="of:=TAN([.B274])" office:value-type="float" office:value="418.587822653885">
            <text:p>418,5878226539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style-name="ce4" table:formula="of:=(3.14*[.A275])/180" office:value-type="float" office:value="4.72744444444445">
            <text:p>4,7274444444</text:p>
          </table:table-cell>
          <table:table-cell table:formula="of:=SIN([.B275])" office:value-type="float" office:value="-0.999886668641704">
            <text:p>-0,9998866686</text:p>
          </table:table-cell>
          <table:table-cell table:formula="of:=COS([.B275])" office:value-type="float" office:value="0.015054895303394">
            <text:p>0,0150548953</text:p>
          </table:table-cell>
          <table:table-cell table:formula="of:=TAN([.B275])" office:value-type="float" office:value="-66.4160492976852">
            <text:p>-66,416049297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style-name="ce4" table:formula="of:=(3.14*[.A276])/180" office:value-type="float" office:value="4.74488888888889">
            <text:p>4,7448888889</text:p>
          </table:table-cell>
          <table:table-cell table:formula="of:=SIN([.B276])" office:value-type="float" office:value="-0.999471924457452">
            <text:p>-0,9994719245</text:p>
          </table:table-cell>
          <table:table-cell table:formula="of:=COS([.B276])" office:value-type="float" office:value="0.0324941875005009">
            <text:p>0,0324941875</text:p>
          </table:table-cell>
          <table:table-cell table:formula="of:=TAN([.B276])" office:value-type="float" office:value="-30.7584833269656">
            <text:p>-30,758483327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style-name="ce4" table:formula="of:=(3.14*[.A277])/180" office:value-type="float" office:value="4.76233333333333">
            <text:p>4,7623333333</text:p>
          </table:table-cell>
          <table:table-cell table:formula="of:=SIN([.B277])" office:value-type="float" office:value="-0.998753040042002">
            <text:p>-0,99875304</text:p>
          </table:table-cell>
          <table:table-cell table:formula="of:=COS([.B277])" office:value-type="float" office:value="0.0499235916862918">
            <text:p>0,0499235917</text:p>
          </table:table-cell>
          <table:table-cell table:formula="of:=TAN([.B277])" office:value-type="float" office:value="-20.0056327340775">
            <text:p>-20,0056327341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style-name="ce4" table:formula="of:=(3.14*[.A278])/180" office:value-type="float" office:value="4.77977777777778">
            <text:p>4,7797777778</text:p>
          </table:table-cell>
          <table:table-cell table:formula="of:=SIN([.B278])" office:value-type="float" office:value="-0.997730234152546">
            <text:p>-0,9977302342</text:p>
          </table:table-cell>
          <table:table-cell table:formula="of:=COS([.B278])" office:value-type="float" office:value="0.0673378040769496">
            <text:p>0,0673378041</text:p>
          </table:table-cell>
          <table:table-cell table:formula="of:=TAN([.B278])" office:value-type="float" office:value="-14.816791961502">
            <text:p>-14,8167919615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style-name="ce4" table:formula="of:=(3.14*[.A279])/180" office:value-type="float" office:value="4.79722222222222">
            <text:p>4,7972222222</text:p>
          </table:table-cell>
          <table:table-cell table:formula="of:=SIN([.B279])" office:value-type="float" office:value="-0.996403818029863">
            <text:p>-0,996403818</text:p>
          </table:table-cell>
          <table:table-cell table:formula="of:=COS([.B279])" office:value-type="float" office:value="0.0847315255115352">
            <text:p>0,0847315255</text:p>
          </table:table-cell>
          <table:table-cell table:formula="of:=TAN([.B279])" office:value-type="float" office:value="-11.7595406433962">
            <text:p>-11,7595406434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style-name="ce4" table:formula="of:=(3.14*[.A280])/180" office:value-type="float" office:value="4.81466666666667">
            <text:p>4,8146666667</text:p>
          </table:table-cell>
          <table:table-cell table:formula="of:=SIN([.B280])" office:value-type="float" office:value="-0.994774195303605">
            <text:p>-0,9947741953</text:p>
          </table:table-cell>
          <table:table-cell table:formula="of:=COS([.B280])" office:value-type="float" office:value="0.102099463064524">
            <text:p>0,1020994631</text:p>
          </table:table-cell>
          <table:table-cell table:formula="of:=TAN([.B280])" office:value-type="float" office:value="-9.74318733365854">
            <text:p>-9,7431873337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style-name="ce4" table:formula="of:=(3.14*[.A281])/180" office:value-type="float" office:value="4.83211111111111">
            <text:p>4,8321111111</text:p>
          </table:table-cell>
          <table:table-cell table:formula="of:=SIN([.B281])" office:value-type="float" office:value="-0.992841861869477">
            <text:p>-0,9928418619</text:p>
          </table:table-cell>
          <table:table-cell table:formula="of:=COS([.B281])" office:value-type="float" office:value="0.119436331656453">
            <text:p>0,1194363317</text:p>
          </table:table-cell>
          <table:table-cell table:formula="of:=TAN([.B281])" office:value-type="float" office:value="-8.31272903395334">
            <text:p>-8,312729034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style-name="ce4" table:formula="of:=(3.14*[.A282])/180" office:value-type="float" office:value="4.84955555555556">
            <text:p>4,8495555556</text:p>
          </table:table-cell>
          <table:table-cell table:formula="of:=SIN([.B282])" office:value-type="float" office:value="-0.990607405738329">
            <text:p>-0,9906074057</text:p>
          </table:table-cell>
          <table:table-cell table:formula="of:=COS([.B282])" office:value-type="float" office:value="0.136736855662171">
            <text:p>0,1367368557</text:p>
          </table:table-cell>
          <table:table-cell table:formula="of:=TAN([.B282])" office:value-type="float" office:value="-7.24462619051132">
            <text:p>-7,2446261905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style-name="ce4" table:formula="of:=(3.14*[.A283])/180" office:value-type="float" office:value="4.867">
            <text:p>4,867</text:p>
          </table:table-cell>
          <table:table-cell table:formula="of:=SIN([.B283])" office:value-type="float" office:value="-0.988071506857229">
            <text:p>-0,9880715069</text:p>
          </table:table-cell>
          <table:table-cell table:formula="of:=COS([.B283])" office:value-type="float" office:value="0.153995770516219">
            <text:p>0,1539957705</text:p>
          </table:table-cell>
          <table:table-cell table:formula="of:=TAN([.B283])" office:value-type="float" office:value="-6.41622496218599">
            <text:p>-6,416224962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style-name="ce4" table:formula="of:=(3.14*[.A284])/180" office:value-type="float" office:value="4.88444444444445">
            <text:p>4,8844444444</text:p>
          </table:table-cell>
          <table:table-cell table:formula="of:=SIN([.B284])" office:value-type="float" office:value="-0.985234936902553">
            <text:p>-0,9852349369</text:p>
          </table:table-cell>
          <table:table-cell table:formula="of:=COS([.B284])" office:value-type="float" office:value="0.171207824314842">
            <text:p>0,1712078243</text:p>
          </table:table-cell>
          <table:table-cell table:formula="of:=TAN([.B284])" office:value-type="float" office:value="-5.75461396606943">
            <text:p>-5,754613966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style-name="ce4" table:formula="of:=(3.14*[.A285])/180" office:value-type="float" office:value="4.90188888888889">
            <text:p>4,9018888889</text:p>
          </table:table-cell>
          <table:table-cell table:formula="of:=SIN([.B285])" office:value-type="float" office:value="-0.982098559045162">
            <text:p>-0,982098559</text:p>
          </table:table-cell>
          <table:table-cell table:formula="of:=COS([.B285])" office:value-type="float" office:value="0.188367779414146">
            <text:p>0,1883677794</text:p>
          </table:table-cell>
          <table:table-cell table:formula="of:=TAN([.B285])" office:value-type="float" office:value="-5.21372902573703">
            <text:p>-5,213729025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style-name="ce4" table:formula="of:=(3.14*[.A286])/180" office:value-type="float" office:value="4.91933333333333">
            <text:p>4,9193333333</text:p>
          </table:table-cell>
          <table:table-cell table:formula="of:=SIN([.B286])" office:value-type="float" office:value="-0.978663327687739">
            <text:p>-0,9786633277</text:p>
          </table:table-cell>
          <table:table-cell table:formula="of:=COS([.B286])" office:value-type="float" office:value="0.205470414023919">
            <text:p>0,205470414</text:p>
          </table:table-cell>
          <table:table-cell table:formula="of:=TAN([.B286])" office:value-type="float" office:value="-4.76303769735827">
            <text:p>-4,763037697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style-name="ce4" table:formula="of:=(3.14*[.A287])/180" office:value-type="float" office:value="4.93677777777778">
            <text:p>4,9367777778</text:p>
          </table:table-cell>
          <table:table-cell table:formula="of:=SIN([.B287])" office:value-type="float" office:value="-0.974930288174364">
            <text:p>-0,9749302882</text:p>
          </table:table-cell>
          <table:table-cell table:formula="of:=COS([.B287])" office:value-type="float" office:value="0.22251052379663">
            <text:p>0,2225105238</text:p>
          </table:table-cell>
          <table:table-cell table:formula="of:=TAN([.B287])" office:value-type="float" office:value="-4.38150192422104">
            <text:p>-4,381501924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style-name="ce4" table:formula="of:=(3.14*[.A288])/180" office:value-type="float" office:value="4.95422222222222">
            <text:p>4,9542222222</text:p>
          </table:table-cell>
          <table:table-cell table:formula="of:=SIN([.B288])" office:value-type="float" office:value="-0.970900576472415">
            <text:p>-0,9709005765</text:p>
          </table:table-cell>
          <table:table-cell table:formula="of:=COS([.B288])" office:value-type="float" office:value="0.239482923411111">
            <text:p>0,2394829234</text:p>
          </table:table-cell>
          <table:table-cell table:formula="of:=TAN([.B288])" office:value-type="float" office:value="-4.05415368512813">
            <text:p>-4,054153685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style-name="ce4" table:formula="of:=(3.14*[.A289])/180" office:value-type="float" office:value="4.97166666666667">
            <text:p>4,9716666667</text:p>
          </table:table-cell>
          <table:table-cell table:formula="of:=SIN([.B289])" office:value-type="float" office:value="-0.96657541882689">
            <text:p>-0,9665754188</text:p>
          </table:table-cell>
          <table:table-cell table:formula="of:=COS([.B289])" office:value-type="float" office:value="0.256382448150459">
            <text:p>0,2563824482</text:p>
          </table:table-cell>
          <table:table-cell table:formula="of:=TAN([.B289])" office:value-type="float" office:value="-3.77005300401707">
            <text:p>-3,770053004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style-name="ce4" table:formula="of:=(3.14*[.A290])/180" office:value-type="float" office:value="4.98911111111111">
            <text:p>4,9891111111</text:p>
          </table:table-cell>
          <table:table-cell table:formula="of:=SIN([.B290])" office:value-type="float" office:value="-0.961956131387261">
            <text:p>-0,9619561314</text:p>
          </table:table-cell>
          <table:table-cell table:formula="of:=COS([.B290])" office:value-type="float" office:value="0.273203955473661">
            <text:p>0,2732039555</text:p>
          </table:table-cell>
          <table:table-cell table:formula="of:=TAN([.B290])" office:value-type="float" office:value="-3.52101831658876">
            <text:p>-3,521018316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style-name="ce4" table:formula="of:=(3.14*[.A291])/180" office:value-type="float" office:value="5.00655555555556">
            <text:p>5,0065555556</text:p>
          </table:table-cell>
          <table:table-cell table:formula="of:=SIN([.B291])" office:value-type="float" office:value="-0.957044119806971">
            <text:p>-0,9570441198</text:p>
          </table:table-cell>
          <table:table-cell table:formula="of:=COS([.B291])" office:value-type="float" office:value="0.289942326580478">
            <text:p>0,2899423266</text:p>
          </table:table-cell>
          <table:table-cell table:formula="of:=TAN([.B291])" office:value-type="float" office:value="-3.30080858181059">
            <text:p>-3,300808581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style-name="ce4" table:formula="of:=(3.14*[.A292])/180" office:value-type="float" office:value="5.024">
            <text:p>5,024</text:p>
          </table:table-cell>
          <table:table-cell table:formula="of:=SIN([.B292])" office:value-type="float" office:value="-0.951840878815686">
            <text:p>-0,9518408788</text:p>
          </table:table-cell>
          <table:table-cell table:formula="of:=COS([.B292])" office:value-type="float" office:value="0.306592467969099">
            <text:p>0,306592468</text:p>
          </table:table-cell>
          <table:table-cell table:formula="of:=TAN([.B292])" office:value-type="float" office:value="-3.10458011288007">
            <text:p>-3,1045801129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style-name="ce4" table:formula="of:=(3.14*[.A293])/180" office:value-type="float" office:value="5.04144444444445">
            <text:p>5,0414444444</text:p>
          </table:table-cell>
          <table:table-cell table:formula="of:=SIN([.B293])" office:value-type="float" office:value="-0.946347991764453">
            <text:p>-0,9463479918</text:p>
          </table:table-cell>
          <table:table-cell table:formula="of:=COS([.B293])" office:value-type="float" office:value="0.323149312986096">
            <text:p>0,323149313</text:p>
          </table:table-cell>
          <table:table-cell table:formula="of:=TAN([.B293])" office:value-type="float" office:value="-2.92851618039853">
            <text:p>-2,928516180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style-name="ce4" table:formula="of:=(3.14*[.A294])/180" office:value-type="float" office:value="5.05888888888889">
            <text:p>5,0588888889</text:p>
          </table:table-cell>
          <table:table-cell table:formula="of:=SIN([.B294])" office:value-type="float" office:value="-0.940567130143885">
            <text:p>-0,9405671301</text:p>
          </table:table-cell>
          <table:table-cell table:formula="of:=COS([.B294])" office:value-type="float" office:value="0.339607823368214">
            <text:p>0,3396078234</text:p>
          </table:table-cell>
          <table:table-cell table:formula="of:=TAN([.B294])" office:value-type="float" office:value="-2.76956850055863">
            <text:p>-2,7695685006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style-name="ce4" table:formula="of:=(3.14*[.A295])/180" office:value-type="float" office:value="5.07633333333333">
            <text:p>5,0763333333</text:p>
          </table:table-cell>
          <table:table-cell table:formula="of:=SIN([.B295])" office:value-type="float" office:value="-0.934500053075519">
            <text:p>-0,9345000531</text:p>
          </table:table-cell>
          <table:table-cell table:formula="of:=COS([.B295])" office:value-type="float" office:value="0.355962990775519">
            <text:p>0,3559629908</text:p>
          </table:table-cell>
          <table:table-cell table:formula="of:=TAN([.B295])" office:value-type="float" office:value="-2.62527306852763">
            <text:p>-2,625273068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style-name="ce4" table:formula="of:=(3.14*[.A296])/180" office:value-type="float" office:value="5.09377777777778">
            <text:p>5,0937777778</text:p>
          </table:table-cell>
          <table:table-cell table:formula="of:=SIN([.B296])" office:value-type="float" office:value="-0.92814860677652">
            <text:p>-0,9281486068</text:p>
          </table:table-cell>
          <table:table-cell table:formula="of:=COS([.B296])" office:value-type="float" office:value="0.372209838315438">
            <text:p>0,3722098383</text:p>
          </table:table-cell>
          <table:table-cell table:formula="of:=TAN([.B296])" office:value-type="float" office:value="-2.49361653355852">
            <text:p>-2,493616533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style-name="ce4" table:formula="of:=(3.14*[.A297])/180" office:value-type="float" office:value="5.11122222222222">
            <text:p>5,1112222222</text:p>
          </table:table-cell>
          <table:table-cell table:formula="of:=SIN([.B297])" office:value-type="float" office:value="-0.921514723997872">
            <text:p>-0,921514724</text:p>
          </table:table-cell>
          <table:table-cell table:formula="of:=COS([.B297])" office:value-type="float" office:value="0.388343422057237">
            <text:p>0,3883434221</text:p>
          </table:table-cell>
          <table:table-cell table:formula="of:=TAN([.B297])" office:value-type="float" office:value="-2.37293764142103">
            <text:p>-2,372937641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style-name="ce4" table:formula="of:=(3.14*[.A298])/180" office:value-type="float" office:value="5.12866666666667">
            <text:p>5,1286666667</text:p>
          </table:table-cell>
          <table:table-cell table:formula="of:=SIN([.B298])" office:value-type="float" office:value="-0.914600423436243">
            <text:p>-0,9146004234</text:p>
          </table:table-cell>
          <table:table-cell table:formula="of:=COS([.B298])" office:value-type="float" office:value="0.404358832536456">
            <text:p>0,4043588325</text:p>
          </table:table-cell>
          <table:table-cell table:formula="of:=TAN([.B298])" office:value-type="float" office:value="-2.26185345748268">
            <text:p>-2,2618534575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style-name="ce4" table:formula="of:=(3.14*[.A299])/180" office:value-type="float" office:value="5.14611111111111">
            <text:p>5,1461111111</text:p>
          </table:table-cell>
          <table:table-cell table:formula="of:=SIN([.B299])" office:value-type="float" office:value="-0.907407809119687">
            <text:p>-0,9074078091</text:p>
          </table:table-cell>
          <table:table-cell table:formula="of:=COS([.B299])" office:value-type="float" office:value="0.420251196248874">
            <text:p>0,4202511962</text:p>
          </table:table-cell>
          <table:table-cell table:formula="of:=TAN([.B299])" office:value-type="float" office:value="-2.15920339363488">
            <text:p>-2,159203393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style-name="ce4" table:formula="of:=(3.14*[.A300])/180" office:value-type="float" office:value="5.16355555555556">
            <text:p>5,1635555556</text:p>
          </table:table-cell>
          <table:table-cell table:formula="of:=SIN([.B300])" office:value-type="float" office:value="-0.899939069767397">
            <text:p>-0,8999390698</text:p>
          </table:table-cell>
          <table:table-cell table:formula="of:=COS([.B300])" office:value-type="float" office:value="0.436015677133508">
            <text:p>0,4360156771</text:p>
          </table:table-cell>
          <table:table-cell table:formula="of:=TAN([.B300])" office:value-type="float" office:value="-2.0640062203356">
            <text:p>-2,064006220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style-name="ce4" table:formula="of:=(3.14*[.A301])/180" office:value-type="float" office:value="5.181">
            <text:p>5,181</text:p>
          </table:table-cell>
          <table:table-cell table:formula="of:=SIN([.B301])" office:value-type="float" office:value="-0.892196478123667">
            <text:p>-0,8921964781</text:p>
          </table:table-cell>
          <table:table-cell table:formula="of:=COS([.B301])" office:value-type="float" office:value="0.451647478044244">
            <text:p>0,451647478</text:p>
          </table:table-cell>
          <table:table-cell table:formula="of:=TAN([.B301])" office:value-type="float" office:value="-1.97542668008935">
            <text:p>-1,9754266801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style-name="ce4" table:formula="of:=(3.14*[.A302])/180" office:value-type="float" office:value="5.19844444444444">
            <text:p>5,1984444444</text:p>
          </table:table-cell>
          <table:table-cell table:formula="of:=SIN([.B302])" office:value-type="float" office:value="-0.884182390266295">
            <text:p>-0,8841823903</text:p>
          </table:table-cell>
          <table:table-cell table:formula="of:=COS([.B302])" office:value-type="float" office:value="0.467141842209603">
            <text:p>0,4671418422</text:p>
          </table:table-cell>
          <table:table-cell table:formula="of:=TAN([.B302])" office:value-type="float" office:value="-1.89274929020289">
            <text:p>-1,892749290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style-name="ce4" table:formula="of:=(3.14*[.A303])/180" office:value-type="float" office:value="5.21588888888889">
            <text:p>5,2158888889</text:p>
          </table:table-cell>
          <table:table-cell table:formula="of:=SIN([.B303])" office:value-type="float" office:value="-0.87589924488963">
            <text:p>-0,8758992449</text:p>
          </table:table-cell>
          <table:table-cell table:formula="of:=COS([.B303])" office:value-type="float" office:value="0.482494054680238">
            <text:p>0,4824940547</text:p>
          </table:table-cell>
          <table:table-cell table:formula="of:=TAN([.B303])" office:value-type="float" office:value="-1.81535759123522">
            <text:p>-1,815357591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style-name="ce4" table:formula="of:=(3.14*[.A304])/180" office:value-type="float" office:value="5.23333333333333">
            <text:p>5,2333333333</text:p>
          </table:table-cell>
          <table:table-cell table:formula="of:=SIN([.B304])" office:value-type="float" office:value="-0.867349562562474">
            <text:p>-0,8673495626</text:p>
          </table:table-cell>
          <table:table-cell table:formula="of:=COS([.B304])" office:value-type="float" office:value="0.497699443763689">
            <text:p>0,4976994438</text:p>
          </table:table-cell>
          <table:table-cell table:formula="of:=TAN([.B304])" office:value-type="float" office:value="-1.74271756464791">
            <text:p>-1,7427175646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style-name="ce4" table:formula="of:=(3.14*[.A305])/180" office:value-type="float" office:value="5.25077777777778">
            <text:p>5,2507777778</text:p>
          </table:table-cell>
          <table:table-cell table:formula="of:=SIN([.B305])" office:value-type="float" office:value="-0.858535944961067">
            <text:p>-0,858535945</text:p>
          </table:table-cell>
          <table:table-cell table:formula="of:=COS([.B305])" office:value-type="float" office:value="0.512753382445995">
            <text:p>0,5127533824</text:p>
          </table:table-cell>
          <table:table-cell table:formula="of:=TAN([.B305])" office:value-type="float" office:value="-1.67436427404063">
            <text:p>-1,674364274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style-name="ce4" table:formula="of:=(3.14*[.A306])/180" office:value-type="float" office:value="5.26822222222222">
            <text:p>5,2682222222</text:p>
          </table:table-cell>
          <table:table-cell table:formula="of:=SIN([.B306])" office:value-type="float" office:value="-0.849461074077398">
            <text:p>-0,8494610741</text:p>
          </table:table-cell>
          <table:table-cell table:formula="of:=COS([.B306])" office:value-type="float" office:value="0.527651289799688">
            <text:p>0,5276512898</text:p>
          </table:table-cell>
          <table:table-cell table:formula="of:=TAN([.B306])" office:value-type="float" office:value="-1.60989102177667">
            <text:p>-1,6098910218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style-name="ce4" table:formula="of:=(3.14*[.A307])/180" office:value-type="float" office:value="5.28566666666667">
            <text:p>5,2856666667</text:p>
          </table:table-cell>
          <table:table-cell table:formula="of:=SIN([.B307])" office:value-type="float" office:value="-0.840127711403073">
            <text:p>-0,8401277114</text:p>
          </table:table-cell>
          <table:table-cell table:formula="of:=COS([.B307])" office:value-type="float" office:value="0.542388632377777">
            <text:p>0,5423886324</text:p>
          </table:table-cell>
          <table:table-cell table:formula="of:=TAN([.B307])" office:value-type="float" office:value="-1.54894048520161">
            <text:p>-1,548940485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style-name="ce4" table:formula="of:=(3.14*[.A308])/180" office:value-type="float" office:value="5.30311111111111">
            <text:p>5,3031111111</text:p>
          </table:table-cell>
          <table:table-cell table:formula="of:=SIN([.B308])" office:value-type="float" office:value="-0.830538697088987">
            <text:p>-0,8305386971</text:p>
          </table:table-cell>
          <table:table-cell table:formula="of:=COS([.B308])" office:value-type="float" office:value="0.556960925593284">
            <text:p>0,5569609256</text:p>
          </table:table-cell>
          <table:table-cell table:formula="of:=TAN([.B308])" office:value-type="float" office:value="-1.49119742323805">
            <text:p>-1,491197423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style-name="ce4" table:formula="of:=(3.14*[.A309])/180" office:value-type="float" office:value="5.32055555555556">
            <text:p>5,3205555556</text:p>
          </table:table-cell>
          <table:table-cell table:formula="of:=SIN([.B309])" office:value-type="float" office:value="-0.820696949081067">
            <text:p>-0,8206969491</text:p>
          </table:table-cell>
          <table:table-cell table:formula="of:=COS([.B309])" office:value-type="float" office:value="0.571363735083903">
            <text:p>0,5713637351</text:p>
          </table:table-cell>
          <table:table-cell table:formula="of:=TAN([.B309])" office:value-type="float" office:value="-1.43638263804151">
            <text:p>-1,436382638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style-name="ce4" table:formula="of:=(3.14*[.A310])/180" office:value-type="float" office:value="5.338">
            <text:p>5,338</text:p>
          </table:table-cell>
          <table:table-cell table:formula="of:=SIN([.B310])" office:value-type="float" office:value="-0.810605462232336">
            <text:p>-0,8106054622</text:p>
          </table:table-cell>
          <table:table-cell table:formula="of:=COS([.B310])" office:value-type="float" office:value="0.585592678061381">
            <text:p>0,5855926781</text:p>
          </table:table-cell>
          <table:table-cell table:formula="of:=TAN([.B310])" office:value-type="float" office:value="-1.38424794673981">
            <text:p>-1,384247946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style-name="ce4" table:formula="of:=(3.14*[.A311])/180" office:value-type="float" office:value="5.35544444444444">
            <text:p>5,3554444444</text:p>
          </table:table-cell>
          <table:table-cell table:formula="of:=SIN([.B311])" office:value-type="float" office:value="-0.800267307391577">
            <text:p>-0,8002673074</text:p>
          </table:table-cell>
          <table:table-cell table:formula="of:=COS([.B311])" office:value-type="float" office:value="0.599643424645209">
            <text:p>0,5996434246</text:p>
          </table:table-cell>
          <table:table-cell table:formula="of:=TAN([.B311])" office:value-type="float" office:value="-1.33457197144298">
            <text:p>-1,334571971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style-name="ce4" table:formula="of:=(3.14*[.A312])/180" office:value-type="float" office:value="5.37288888888889">
            <text:p>5,3728888889</text:p>
          </table:table-cell>
          <table:table-cell table:formula="of:=SIN([.B312])" office:value-type="float" office:value="-0.789685630468872">
            <text:p>-0,7896856305</text:p>
          </table:table-cell>
          <table:table-cell table:formula="of:=COS([.B312])" office:value-type="float" office:value="0.613511699180203">
            <text:p>0,6135116992</text:p>
          </table:table-cell>
          <table:table-cell table:formula="of:=TAN([.B312])" office:value-type="float" office:value="-1.28715659623782">
            <text:p>-1,2871565962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style-name="ce4" table:formula="of:=(3.14*[.A313])/180" office:value-type="float" office:value="5.39033333333333">
            <text:p>5,3903333333</text:p>
          </table:table-cell>
          <table:table-cell table:formula="of:=SIN([.B313])" office:value-type="float" office:value="-0.778863651478298">
            <text:p>-0,7788636515</text:p>
          </table:table-cell>
          <table:table-cell table:formula="of:=COS([.B313])" office:value-type="float" office:value="0.627193281537592">
            <text:p>0,6271932815</text:p>
          </table:table-cell>
          <table:table-cell table:formula="of:=TAN([.B313])" office:value-type="float" office:value="-1.24182397102354">
            <text:p>-1,24182397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style-name="ce4" table:formula="of:=(3.14*[.A314])/180" office:value-type="float" office:value="5.40777777777778">
            <text:p>5,4077777778</text:p>
          </table:table-cell>
          <table:table-cell table:formula="of:=SIN([.B314])" office:value-type="float" office:value="-0.767804663558071">
            <text:p>-0,7678046636</text:p>
          </table:table-cell>
          <table:table-cell table:formula="of:=COS([.B314])" office:value-type="float" office:value="0.640684008399209">
            <text:p>0,6406840084</text:p>
          </table:table-cell>
          <table:table-cell table:formula="of:=TAN([.B314])" office:value-type="float" office:value="-1.19841396615546">
            <text:p>-1,198413966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style-name="ce4" table:formula="of:=(3.14*[.A315])/180" office:value-type="float" office:value="5.42522222222222">
            <text:p>5,4252222222</text:p>
          </table:table-cell>
          <table:table-cell table:formula="of:=SIN([.B315])" office:value-type="float" office:value="-0.756512031968448">
            <text:p>-0,756512032</text:p>
          </table:table-cell>
          <table:table-cell table:formula="of:=COS([.B315])" office:value-type="float" office:value="0.653979774524389">
            <text:p>0,6539797745</text:p>
          </table:table-cell>
          <table:table-cell table:formula="of:=TAN([.B315])" office:value-type="float" office:value="-1.15678200066451">
            <text:p>-1,1567820007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style-name="ce4" table:formula="of:=(3.14*[.A316])/180" office:value-type="float" office:value="5.44266666666667">
            <text:p>5,4426666667</text:p>
          </table:table-cell>
          <table:table-cell table:formula="of:=SIN([.B316])" office:value-type="float" office:value="-0.744989193067666">
            <text:p>-0,7449891931</text:p>
          </table:table-cell>
          <table:table-cell table:formula="of:=COS([.B316])" office:value-type="float" office:value="0.667076533999201">
            <text:p>0,667076534</text:p>
          </table:table-cell>
          <table:table-cell table:formula="of:=TAN([.B316])" office:value-type="float" office:value="-1.11679718157881">
            <text:p>-1,1167971816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style-name="ce4" table:formula="of:=(3.14*[.A317])/180" office:value-type="float" office:value="5.46011111111111">
            <text:p>5,4601111111</text:p>
          </table:table-cell>
          <table:table-cell table:formula="of:=SIN([.B317])" office:value-type="float" office:value="-0.733239653266264">
            <text:p>-0,7332396533</text:p>
          </table:table-cell>
          <table:table-cell table:formula="of:=COS([.B317])" office:value-type="float" office:value="0.679970301467623">
            <text:p>0,6799703015</text:p>
          </table:table-cell>
          <table:table-cell table:formula="of:=TAN([.B317])" office:value-type="float" office:value="-1.07834070353318">
            <text:p>-1,0783407035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style-name="ce4" table:formula="of:=(3.14*[.A318])/180" office:value-type="float" office:value="5.47755555555556">
            <text:p>5,4775555556</text:p>
          </table:table-cell>
          <table:table-cell table:formula="of:=SIN([.B318])" office:value-type="float" office:value="-0.721266987960071">
            <text:p>-0,721266988</text:p>
          </table:table-cell>
          <table:table-cell table:formula="of:=COS([.B318])" office:value-type="float" office:value="0.692657153344284">
            <text:p>0,6926571533</text:p>
          </table:table-cell>
          <table:table-cell table:formula="of:=TAN([.B318])" office:value-type="float" office:value="-1.04130446712007">
            <text:p>-1,041304467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style-name="ce4" table:formula="of:=(3.14*[.A319])/180" office:value-type="float" office:value="5.495">
            <text:p>5,495</text:p>
          </table:table-cell>
          <table:table-cell table:formula="of:=SIN([.B319])" office:value-type="float" office:value="-0.709074840442217">
            <text:p>-0,7090748404</text:p>
          </table:table-cell>
          <table:table-cell table:formula="of:=COS([.B319])" office:value-type="float" office:value="0.705133229008423">
            <text:p>0,705133229</text:p>
          </table:table-cell>
          <table:table-cell table:formula="of:=TAN([.B319])" office:value-type="float" office:value="-1.00558988184309">
            <text:p>-1,0055898818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style-name="ce4" table:formula="of:=(3.14*[.A320])/180" office:value-type="float" office:value="5.51244444444444">
            <text:p>5,5124444444</text:p>
          </table:table-cell>
          <table:table-cell table:formula="of:=SIN([.B320])" office:value-type="float" office:value="-0.696666920794469">
            <text:p>-0,6966669208</text:p>
          </table:table-cell>
          <table:table-cell table:formula="of:=COS([.B320])" office:value-type="float" office:value="0.717394731978674">
            <text:p>0,717394732</text:p>
          </table:table-cell>
          <table:table-cell table:formula="of:=TAN([.B320])" office:value-type="float" office:value="-0.971106825489177">
            <text:p>-0,9711068255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style-name="ce4" table:formula="of:=(3.14*[.A321])/180" office:value-type="float" office:value="5.52988888888889">
            <text:p>5,5298888889</text:p>
          </table:table-cell>
          <table:table-cell table:formula="of:=SIN([.B321])" office:value-type="float" office:value="-0.684047004758254">
            <text:p>-0,6840470048</text:p>
          </table:table-cell>
          <table:table-cell table:formula="of:=COS([.B321])" office:value-type="float" office:value="0.729437931068341">
            <text:p>0,7294379311</text:p>
          </table:table-cell>
          <table:table-cell table:formula="of:=TAN([.B321])" office:value-type="float" office:value="-0.937772736545785">
            <text:p>-0,937772736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style-name="ce4" table:formula="of:=(3.14*[.A322])/180" office:value-type="float" office:value="5.54733333333333">
            <text:p>5,5473333333</text:p>
          </table:table-cell>
          <table:table-cell table:formula="of:=SIN([.B322])" office:value-type="float" office:value="-0.671218932585697">
            <text:p>-0,6712189326</text:p>
          </table:table-cell>
          <table:table-cell table:formula="of:=COS([.B322])" office:value-type="float" office:value="0.741259161520799">
            <text:p>0,7412591615</text:p>
          </table:table-cell>
          <table:table-cell table:formula="of:=TAN([.B322])" office:value-type="float" office:value="-0.905511820196051">
            <text:p>-0,9055118202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style-name="ce4" table:formula="of:=(3.14*[.A323])/180" office:value-type="float" office:value="5.56477777777778">
            <text:p>5,5647777778</text:p>
          </table:table-cell>
          <table:table-cell table:formula="of:=SIN([.B323])" office:value-type="float" office:value="-0.658186607871026">
            <text:p>-0,6581866079</text:p>
          </table:table-cell>
          <table:table-cell table:formula="of:=COS([.B323])" office:value-type="float" office:value="0.752854826124687">
            <text:p>0,7528548261</text:p>
          </table:table-cell>
          <table:table-cell table:formula="of:=TAN([.B323])" office:value-type="float" office:value="-0.874254351611234">
            <text:p>-0,874254351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style-name="ce4" table:formula="of:=(3.14*[.A324])/180" office:value-type="float" office:value="5.58222222222222">
            <text:p>5,5822222222</text:p>
          </table:table-cell>
          <table:table-cell table:formula="of:=SIN([.B324])" office:value-type="float" office:value="-0.644953996362709">
            <text:p>-0,6449539964</text:p>
          </table:table-cell>
          <table:table-cell table:formula="of:=COS([.B324])" office:value-type="float" office:value="0.764221396308537">
            <text:p>0,7642213963</text:p>
          </table:table-cell>
          <table:table-cell table:formula="of:=TAN([.B324])" office:value-type="float" office:value="-0.843936062871398">
            <text:p>-0,8439360629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style-name="ce4" table:formula="of:=(3.14*[.A325])/180" office:value-type="float" office:value="5.59966666666667">
            <text:p>5,5996666667</text:p>
          </table:table-cell>
          <table:table-cell table:formula="of:=SIN([.B325])" office:value-type="float" office:value="-0.631525124756669">
            <text:p>-0,6315251248</text:p>
          </table:table-cell>
          <table:table-cell table:formula="of:=COS([.B325])" office:value-type="float" office:value="0.77535541321453">
            <text:p>0,7753554132</text:p>
          </table:table-cell>
          <table:table-cell table:formula="of:=TAN([.B325])" office:value-type="float" office:value="-0.814497601994474">
            <text:p>-0,81449760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style-name="ce4" table:formula="of:=(3.14*[.A326])/180" office:value-type="float" office:value="5.61711111111111">
            <text:p>5,6171111111</text:p>
          </table:table-cell>
          <table:table-cell table:formula="of:=SIN([.B326])" office:value-type="float" office:value="-0.617904079470957">
            <text:p>-0,6179040795</text:p>
          </table:table-cell>
          <table:table-cell table:formula="of:=COS([.B326])" office:value-type="float" office:value="0.786253488751019">
            <text:p>0,7862534888</text:p>
          </table:table-cell>
          <table:table-cell table:formula="of:=TAN([.B326])" office:value-type="float" office:value="-0.785884054330253">
            <text:p>-0,7858840543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style-name="ce4" table:formula="of:=(3.14*[.A327])/180" office:value-type="float" office:value="5.63455555555556">
            <text:p>5,6345555556</text:p>
          </table:table-cell>
          <table:table-cell table:formula="of:=SIN([.B327])" office:value-type="float" office:value="-0.604095005402254">
            <text:p>-0,6040950054</text:p>
          </table:table-cell>
          <table:table-cell table:formula="of:=COS([.B327])" office:value-type="float" office:value="0.79691230662354">
            <text:p>0,7969123066</text:p>
          </table:table-cell>
          <table:table-cell table:formula="of:=TAN([.B327])" office:value-type="float" office:value="-0.758044518049623">
            <text:p>-0,758044518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style-name="ce4" table:formula="of:=(3.14*[.A328])/180" office:value-type="float" office:value="5.652">
            <text:p>5,652</text:p>
          </table:table-cell>
          <table:table-cell table:formula="of:=SIN([.B328])" office:value-type="float" office:value="-0.590102104664575">
            <text:p>-0,5901021047</text:p>
          </table:table-cell>
          <table:table-cell table:formula="of:=COS([.B328])" office:value-type="float" office:value="0.80732862334395">
            <text:p>0,8073286233</text:p>
          </table:table-cell>
          <table:table-cell table:formula="of:=TAN([.B328])" office:value-type="float" office:value="-0.73093172668693">
            <text:p>-0,7309317267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style-name="ce4" table:formula="of:=(3.14*[.A329])/180" office:value-type="float" office:value="5.66944444444444">
            <text:p>5,6694444444</text:p>
          </table:table-cell>
          <table:table-cell table:formula="of:=SIN([.B329])" office:value-type="float" office:value="-0.575929635310559">
            <text:p>-0,5759296353</text:p>
          </table:table-cell>
          <table:table-cell table:formula="of:=COS([.B329])" office:value-type="float" office:value="0.817499269217439">
            <text:p>0,8174992692</text:p>
          </table:table-cell>
          <table:table-cell table:formula="of:=TAN([.B329])" office:value-type="float" office:value="-0.704501712719419">
            <text:p>-0,704501712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style-name="ce4" table:formula="of:=(3.14*[.A330])/180" office:value-type="float" office:value="5.68688888888889">
            <text:p>5,6868888889</text:p>
          </table:table-cell>
          <table:table-cell table:formula="of:=SIN([.B330])" office:value-type="float" office:value="-0.56158191003574">
            <text:p>-0,56158191</text:p>
          </table:table-cell>
          <table:table-cell table:formula="of:=COS([.B330])" office:value-type="float" office:value="0.827421149307057">
            <text:p>0,8274211493</text:p>
          </table:table-cell>
          <table:table-cell table:formula="of:=TAN([.B330])" office:value-type="float" office:value="-0.678713507028494">
            <text:p>-0,678713507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style-name="ce4" table:formula="of:=(3.14*[.A331])/180" office:value-type="float" office:value="5.70433333333333">
            <text:p>5,7043333333</text:p>
          </table:table-cell>
          <table:table-cell table:formula="of:=SIN([.B331])" office:value-type="float" office:value="-0.547063294866191">
            <text:p>-0,5470632949</text:p>
          </table:table-cell>
          <table:table-cell table:formula="of:=COS([.B331])" office:value-type="float" office:value="0.837091244375515">
            <text:p>0,8370912444</text:p>
          </table:table-cell>
          <table:table-cell table:formula="of:=TAN([.B331])" office:value-type="float" office:value="-0.653528869811928">
            <text:p>-0,6535288698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style-name="ce4" table:formula="of:=(3.14*[.A332])/180" office:value-type="float" office:value="5.72177777777778">
            <text:p>5,7217777778</text:p>
          </table:table-cell>
          <table:table-cell table:formula="of:=SIN([.B332])" office:value-type="float" office:value="-0.532378207829939">
            <text:p>-0,5323782078</text:p>
          </table:table-cell>
          <table:table-cell table:formula="of:=COS([.B332])" office:value-type="float" office:value="0.846506611803937">
            <text:p>0,8465066118</text:p>
          </table:table-cell>
          <table:table-cell table:formula="of:=TAN([.B332])" office:value-type="float" office:value="-0.628912049127911">
            <text:p>-0,628912049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style-name="ce4" table:formula="of:=(3.14*[.A333])/180" office:value-type="float" office:value="5.73922222222222">
            <text:p>5,7392222222</text:p>
          </table:table-cell>
          <table:table-cell table:formula="of:=SIN([.B333])" office:value-type="float" office:value="-0.517531117612558">
            <text:p>-0,5175311176</text:p>
          </table:table-cell>
          <table:table-cell table:formula="of:=COS([.B333])" office:value-type="float" office:value="0.855664386487306">
            <text:p>0,8556643865</text:p>
          </table:table-cell>
          <table:table-cell table:formula="of:=TAN([.B333])" office:value-type="float" office:value="-0.604829563769902">
            <text:p>-0,6048295638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style-name="ce4" table:formula="of:=(3.14*[.A334])/180" office:value-type="float" office:value="5.75666666666667">
            <text:p>5,7566666667</text:p>
          </table:table-cell>
          <table:table-cell table:formula="of:=SIN([.B334])" office:value-type="float" office:value="-0.50252654219733">
            <text:p>-0,5025265422</text:p>
          </table:table-cell>
          <table:table-cell table:formula="of:=COS([.B334])" office:value-type="float" office:value="0.864561781706313">
            <text:p>0,8645617817</text:p>
          </table:table-cell>
          <table:table-cell table:formula="of:=TAN([.B334])" office:value-type="float" office:value="-0.581250007611411">
            <text:p>-0,5812500076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style-name="ce4" table:formula="of:=(3.14*[.A335])/180" office:value-type="float" office:value="5.77411111111111">
            <text:p>5,7741111111</text:p>
          </table:table-cell>
          <table:table-cell table:formula="of:=SIN([.B335])" office:value-type="float" office:value="-0.487369047490437">
            <text:p>-0,4873690475</text:p>
          </table:table-cell>
          <table:table-cell table:formula="of:=COS([.B335])" office:value-type="float" office:value="0.873196089975364">
            <text:p>0,87319609</text:p>
          </table:table-cell>
          <table:table-cell table:formula="of:=TAN([.B335])" office:value-type="float" office:value="-0.558143872934873">
            <text:p>-0,5581438729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style-name="ce4" table:formula="of:=(3.14*[.A336])/180" office:value-type="float" office:value="5.79155555555556">
            <text:p>5,7915555556</text:p>
          </table:table-cell>
          <table:table-cell table:formula="of:=SIN([.B336])" office:value-type="float" office:value="-0.472063245931541">
            <text:p>-0,4720632459</text:p>
          </table:table-cell>
          <table:table-cell table:formula="of:=COS([.B336])" office:value-type="float" office:value="0.881564683866463">
            <text:p>0,8815646839</text:p>
          </table:table-cell>
          <table:table-cell table:formula="of:=TAN([.B336])" office:value-type="float" office:value="-0.535483390579026">
            <text:p>-0,5354833906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style-name="ce4" table:formula="of:=(3.14*[.A337])/180" office:value-type="float" office:value="5.809">
            <text:p>5,809</text:p>
          </table:table-cell>
          <table:table-cell table:formula="of:=SIN([.B337])" office:value-type="float" office:value="-0.456613795090214">
            <text:p>-0,4566137951</text:p>
          </table:table-cell>
          <table:table-cell table:formula="of:=COS([.B337])" office:value-type="float" office:value="0.889665016808749">
            <text:p>0,8896650168</text:p>
          </table:table-cell>
          <table:table-cell table:formula="of:=TAN([.B337])" office:value-type="float" office:value="-0.513242385013743">
            <text:p>-0,513242385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style-name="ce4" table:formula="of:=(3.14*[.A338])/180" office:value-type="float" office:value="5.82644444444444">
            <text:p>5,8264444444</text:p>
          </table:table-cell>
          <table:table-cell table:formula="of:=SIN([.B338])" office:value-type="float" office:value="-0.441025396248641">
            <text:p>-0,4410253962</text:p>
          </table:table-cell>
          <table:table-cell table:formula="of:=COS([.B338])" office:value-type="float" office:value="0.897494623863413">
            <text:p>0,8974946239</text:p>
          </table:table-cell>
          <table:table-cell table:formula="of:=TAN([.B338])" office:value-type="float" office:value="-0.491396142686821">
            <text:p>-0,491396142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style-name="ce4" table:formula="of:=(3.14*[.A339])/180" office:value-type="float" office:value="5.84388888888889">
            <text:p>5,8438888889</text:p>
          </table:table-cell>
          <table:table-cell table:formula="of:=SIN([.B339])" office:value-type="float" office:value="-0.425302792971006">
            <text:p>-0,425302793</text:p>
          </table:table-cell>
          <table:table-cell table:formula="of:=COS([.B339])" office:value-type="float" office:value="0.905051122473787">
            <text:p>0,9050511225</text:p>
          </table:table-cell>
          <table:table-cell table:formula="of:=TAN([.B339])" office:value-type="float" office:value="-0.469921292190126">
            <text:p>-0,4699212922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style-name="ce4" table:formula="of:=(3.14*[.A340])/180" office:value-type="float" office:value="5.86133333333333">
            <text:p>5,8613333333</text:p>
          </table:table-cell>
          <table:table-cell table:formula="of:=SIN([.B340])" office:value-type="float" office:value="-0.409450769660034">
            <text:p>-0,4094507697</text:p>
          </table:table-cell>
          <table:table-cell table:formula="of:=COS([.B340])" office:value-type="float" office:value="0.912332213190352">
            <text:p>0,9123322132</text:p>
          </table:table-cell>
          <table:table-cell table:formula="of:=TAN([.B340])" office:value-type="float" office:value="-0.448795694967536">
            <text:p>-0,448795695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style-name="ce4" table:formula="of:=(3.14*[.A341])/180" office:value-type="float" office:value="5.87877777777778">
            <text:p>5,8787777778</text:p>
          </table:table-cell>
          <table:table-cell table:formula="of:=SIN([.B341])" office:value-type="float" office:value="-0.393474150101081">
            <text:p>-0,3934741501</text:p>
          </table:table-cell>
          <table:table-cell table:formula="of:=COS([.B341])" office:value-type="float" office:value="0.919335680370468">
            <text:p>0,9193356804</text:p>
          </table:table-cell>
          <table:table-cell table:formula="of:=TAN([.B341])" office:value-type="float" office:value="-0.427998345438438">
            <text:p>-0,4279983454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style-name="ce4" table:formula="of:=(3.14*[.A342])/180" office:value-type="float" office:value="5.89622222222222">
            <text:p>5,8962222222</text:p>
          </table:table-cell>
          <table:table-cell table:formula="of:=SIN([.B342])" office:value-type="float" office:value="-0.377377795994261">
            <text:p>-0,377377796</text:p>
          </table:table-cell>
          <table:table-cell table:formula="of:=COS([.B342])" office:value-type="float" office:value="0.926059392852593">
            <text:p>0,9260593929</text:p>
          </table:table-cell>
          <table:table-cell table:formula="of:=TAN([.B342])" office:value-type="float" office:value="-0.407509279541783">
            <text:p>-0,4075092795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style-name="ce4" table:formula="of:=(3.14*[.A343])/180" office:value-type="float" office:value="5.91366666666667">
            <text:p>5,9136666667</text:p>
          </table:table-cell>
          <table:table-cell table:formula="of:=SIN([.B343])" office:value-type="float" office:value="-0.361166605475016">
            <text:p>-0,3611666055</text:p>
          </table:table-cell>
          <table:table-cell table:formula="of:=COS([.B343])" office:value-type="float" office:value="0.9325013046048">
            <text:p>0,9325013046</text:p>
          </table:table-cell>
          <table:table-cell table:formula="of:=TAN([.B343])" office:value-type="float" office:value="-0.387309490819513">
            <text:p>-0,3873094908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style-name="ce4" table:formula="of:=(3.14*[.A344])/180" office:value-type="float" office:value="5.93111111111111">
            <text:p>5,9311111111</text:p>
          </table:table-cell>
          <table:table-cell table:formula="of:=SIN([.B344])" office:value-type="float" office:value="-0.344845511623619">
            <text:p>-0,3448455116</text:p>
          </table:table-cell>
          <table:table-cell table:formula="of:=COS([.B344])" office:value-type="float" office:value="0.938659455347382">
            <text:p>0,9386594553</text:p>
          </table:table-cell>
          <table:table-cell table:formula="of:=TAN([.B344])" office:value-type="float" office:value="-0.36738085325737">
            <text:p>-0,3673808533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style-name="ce4" table:formula="of:=(3.14*[.A345])/180" office:value-type="float" office:value="5.94855555555556">
            <text:p>5,9485555556</text:p>
          </table:table-cell>
          <table:table-cell table:formula="of:=SIN([.B345])" office:value-type="float" office:value="-0.328419480964028">
            <text:p>-0,328419481</text:p>
          </table:table-cell>
          <table:table-cell table:formula="of:=COS([.B345])" office:value-type="float" office:value="0.944531971149372">
            <text:p>0,9445319711</text:p>
          </table:table-cell>
          <table:table-cell table:formula="of:=TAN([.B345])" office:value-type="float" office:value="-0.347706050187359">
            <text:p>-0,3477060502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style-name="ce4" table:formula="of:=(3.14*[.A346])/180" office:value-type="float" office:value="5.966">
            <text:p>5,966</text:p>
          </table:table-cell>
          <table:table-cell table:formula="of:=SIN([.B346])" office:value-type="float" office:value="-0.311893511952568">
            <text:p>-0,311893512</text:p>
          </table:table-cell>
          <table:table-cell table:formula="of:=COS([.B346])" office:value-type="float" office:value="0.950117064998779">
            <text:p>0,950117065</text:p>
          </table:table-cell>
          <table:table-cell table:formula="of:=TAN([.B346])" office:value-type="float" office:value="-0.328268508631585">
            <text:p>-0,3282685086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style-name="ce4" table:formula="of:=(3.14*[.A347])/180" office:value-type="float" office:value="5.98344444444444">
            <text:p>5,9834444444</text:p>
          </table:table-cell>
          <table:table-cell table:formula="of:=SIN([.B347])" office:value-type="float" office:value="-0.295272633456895">
            <text:p>-0,2952726335</text:p>
          </table:table-cell>
          <table:table-cell table:formula="of:=COS([.B347])" office:value-type="float" office:value="0.955413037346377">
            <text:p>0,9554130373</text:p>
          </table:table-cell>
          <table:table-cell table:formula="of:=TAN([.B347])" office:value-type="float" office:value="-0.309052338533084">
            <text:p>-0,3090523385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style-name="ce4" table:formula="of:=(3.14*[.A348])/180" office:value-type="float" office:value="6.00088888888889">
            <text:p>6,0008888889</text:p>
          </table:table-cell>
          <table:table-cell table:formula="of:=SIN([.B348])" office:value-type="float" office:value="-0.278561903225711">
            <text:p>-0,2785619032</text:p>
          </table:table-cell>
          <table:table-cell table:formula="of:=COS([.B348])" office:value-type="float" office:value="0.960418276622884">
            <text:p>0,9604182766</text:p>
          </table:table-cell>
          <table:table-cell table:formula="of:=TAN([.B348])" office:value-type="float" office:value="-0.290042276376932">
            <text:p>-0,2900422764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style-name="ce4" table:formula="of:=(3.14*[.A349])/180" office:value-type="float" office:value="6.01833333333333">
            <text:p>6,0183333333</text:p>
          </table:table-cell>
          <table:table-cell table:formula="of:=SIN([.B349])" office:value-type="float" office:value="-0.261766406349687">
            <text:p>-0,2617664063</text:p>
          </table:table-cell>
          <table:table-cell table:formula="of:=COS([.B349])" office:value-type="float" office:value="0.965131259729354">
            <text:p>0,9651312597</text:p>
          </table:table-cell>
          <table:table-cell table:formula="of:=TAN([.B349])" office:value-type="float" office:value="-0.2712236327555">
            <text:p>-0,2712236328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style-name="ce4" table:formula="of:=(3.14*[.A350])/180" office:value-type="float" office:value="6.03577777777778">
            <text:p>6,0357777778</text:p>
          </table:table-cell>
          <table:table-cell table:formula="of:=SIN([.B350])" office:value-type="float" office:value="-0.244891253714056">
            <text:p>-0,2448912537</text:p>
          </table:table-cell>
          <table:table-cell table:formula="of:=COS([.B350])" office:value-type="float" office:value="0.969550552500672">
            <text:p>0,9695505525</text:p>
          </table:table-cell>
          <table:table-cell table:formula="of:=TAN([.B350])" office:value-type="float" office:value="-0.252582243476042">
            <text:p>-0,2525822435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style-name="ce4" table:formula="of:=(3.14*[.A351])/180" office:value-type="float" office:value="6.05322222222222">
            <text:p>6,0532222222</text:p>
          </table:table-cell>
          <table:table-cell table:formula="of:=SIN([.B351])" office:value-type="float" office:value="-0.227941580443377">
            <text:p>-0,2279415804</text:p>
          </table:table-cell>
          <table:table-cell table:formula="of:=COS([.B351])" office:value-type="float" office:value="0.973674810141957">
            <text:p>0,9736748101</text:p>
          </table:table-cell>
          <table:table-cell table:formula="of:=TAN([.B351])" office:value-type="float" office:value="-0.234104423847777">
            <text:p>-0,2341044238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style-name="ce4" table:formula="of:=(3.14*[.A352])/180" office:value-type="float" office:value="6.07066666666667">
            <text:p>6,0706666667</text:p>
          </table:table-cell>
          <table:table-cell table:formula="of:=SIN([.B352])" office:value-type="float" office:value="-0.210922544338906">
            <text:p>-0,2109225443</text:p>
          </table:table-cell>
          <table:table-cell table:formula="of:=COS([.B352])" office:value-type="float" office:value="0.977502777637794">
            <text:p>0,9775027776</text:p>
          </table:table-cell>
          <table:table-cell table:formula="of:=TAN([.B352])" office:value-type="float" office:value="-0.215776925819706">
            <text:p>-0,2157769258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style-name="ce4" table:formula="of:=(3.14*[.A353])/180" office:value-type="float" office:value="6.08811111111111">
            <text:p>6,0881111111</text:p>
          </table:table-cell>
          <table:table-cell table:formula="of:=SIN([.B353])" office:value-type="float" office:value="-0.193839324309074">
            <text:p>-0,1938393243</text:p>
          </table:table-cell>
          <table:table-cell table:formula="of:=COS([.B353])" office:value-type="float" office:value="0.981033290134133">
            <text:p>0,9810332901</text:p>
          </table:table-cell>
          <table:table-cell table:formula="of:=TAN([.B353])" office:value-type="float" office:value="-0.197586897670487">
            <text:p>-0,1975868977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style-name="ce4" table:formula="of:=(3.14*[.A354])/180" office:value-type="float" office:value="6.10555555555556">
            <text:p>6,1055555556</text:p>
          </table:table-cell>
          <table:table-cell table:formula="of:=SIN([.B354])" office:value-type="float" office:value="-0.17669711879354">
            <text:p>-0,1766971188</text:p>
          </table:table-cell>
          <table:table-cell table:formula="of:=COS([.B354])" office:value-type="float" office:value="0.984265273292755">
            <text:p>0,9842652733</text:p>
          </table:table-cell>
          <table:table-cell table:formula="of:=TAN([.B354])" office:value-type="float" office:value="-0.179521845977984">
            <text:p>-0,179521846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style-name="ce4" table:formula="of:=(3.14*[.A355])/180" office:value-type="float" office:value="6.123">
            <text:p>6,123</text:p>
          </table:table-cell>
          <table:table-cell table:formula="of:=SIN([.B355])" office:value-type="float" office:value="-0.159501144181298">
            <text:p>-0,1595011442</text:p>
          </table:table-cell>
          <table:table-cell table:formula="of:=COS([.B355])" office:value-type="float" office:value="0.987197743618196">
            <text:p>0,9871977436</text:p>
          </table:table-cell>
          <table:table-cell table:formula="of:=TAN([.B355])" office:value-type="float" office:value="-0.161569599619127">
            <text:p>-0,1615695996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style-name="ce4" table:formula="of:=(3.14*[.A356])/180" office:value-type="float" office:value="6.14044444444444">
            <text:p>6,1404444444</text:p>
          </table:table-cell>
          <table:table-cell table:formula="of:=SIN([.B356])" office:value-type="float" office:value="-0.142256633223332">
            <text:p>-0,1422566332</text:p>
          </table:table-cell>
          <table:table-cell table:formula="of:=COS([.B356])" office:value-type="float" office:value="0.989829808757022">
            <text:p>0,9898298088</text:p>
          </table:table-cell>
          <table:table-cell table:formula="of:=TAN([.B356])" office:value-type="float" office:value="-0.143718275571">
            <text:p>-0,1437182756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style-name="ce4" table:formula="of:=(3.14*[.A357])/180" office:value-type="float" office:value="6.15788888888889">
            <text:p>6,1578888889</text:p>
          </table:table-cell>
          <table:table-cell table:formula="of:=SIN([.B357])" office:value-type="float" office:value="-0.124968833440276">
            <text:p>-0,1249688334</text:p>
          </table:table-cell>
          <table:table-cell table:formula="of:=COS([.B357])" office:value-type="float" office:value="0.992160667769377">
            <text:p>0,9921606678</text:p>
          </table:table-cell>
          <table:table-cell table:formula="of:=TAN([.B357])" office:value-type="float" office:value="-0.125956246301557">
            <text:p>-0,125956246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style-name="ce4" table:formula="of:=(3.14*[.A358])/180" office:value-type="float" office:value="6.17533333333333">
            <text:p>6,1753333333</text:p>
          </table:table-cell>
          <table:table-cell table:formula="of:=SIN([.B358])" office:value-type="float" office:value="-0.107643005525602">
            <text:p>-0,1076430055</text:p>
          </table:table-cell>
          <table:table-cell table:formula="of:=COS([.B358])" office:value-type="float" office:value="0.994189611372708">
            <text:p>0,9941896114</text:p>
          </table:table-cell>
          <table:table-cell table:formula="of:=TAN([.B358])" office:value-type="float" office:value="-0.108272108553796">
            <text:p>-0,108272108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style-name="ce4" table:formula="of:=(3.14*[.A359])/180" office:value-type="float" office:value="6.19277777777778">
            <text:p>6,1927777778</text:p>
          </table:table-cell>
          <table:table-cell table:formula="of:=SIN([.B359])" office:value-type="float" office:value="-0.0902844217447663">
            <text:p>-0,0902844217</text:p>
          </table:table-cell>
          <table:table-cell table:formula="of:=COS([.B359])" office:value-type="float" office:value="0.995916022157598">
            <text:p>0,9959160222</text:p>
          </table:table-cell>
          <table:table-cell table:formula="of:=TAN([.B359])" office:value-type="float" office:value="-0.0906546533403187">
            <text:p>-0,0906546533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style-name="ce4" table:formula="of:=(3.14*[.A360])/180" office:value-type="float" office:value="6.21022222222222">
            <text:p>6,2102222222</text:p>
          </table:table-cell>
          <table:table-cell table:formula="of:=SIN([.B360])" office:value-type="float" office:value="-0.0728983643308739">
            <text:p>-0,0728983643</text:p>
          </table:table-cell>
          <table:table-cell table:formula="of:=COS([.B360])" office:value-type="float" office:value="0.997339374775649">
            <text:p>0,9973393748</text:p>
          </table:table-cell>
          <table:table-cell table:formula="of:=TAN([.B360])" office:value-type="float" office:value="-0.0730928369766533">
            <text:p>-0,073092837</text:p>
          </table:table-cell>
        </table:table-row>
        <table:table-row table:style-name="ro1" table:number-rows-repeated="104821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MEDIA DI ANGOLI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 style:data-style-name="N2" text:time-value="0000-00-00T08:05:0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ncarlo Martini</meta:initial-creator>
    <meta:creation-date>2013-03-06T09:30:08</meta:creation-date>
    <dc:date>2013-03-08T08:40:18</dc:date>
    <dc:creator>Giancarlo Martini</dc:creator>
    <meta:editing-duration>PT45M20S</meta:editing-duration>
    <meta:editing-cycles>6</meta:editing-cycles>
    <meta:generator>LibreOffice/4.0.0.3$Linux_x86 LibreOffice_project/7545bee9c2a0782548772a21bc84a9dcc583b89</meta:generator>
    <meta:document-statistic meta:table-count="2" meta:cell-count="1839" meta:object-count="0"/>
  </office:meta>
</office:document-meta>
</file>